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626in"/>
    </style:style>
    <style:style style:name="co2" style:family="table-column">
      <style:table-column-properties fo:break-before="auto" style:column-width="1.2402in"/>
    </style:style>
    <style:style style:name="co3" style:family="table-column">
      <style:table-column-properties fo:break-before="auto" style:column-width="1.3161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1.5528in"/>
    </style:style>
    <style:style style:name="co7" style:family="table-column">
      <style:table-column-properties fo:break-before="auto" style:column-width="1.628in"/>
    </style:style>
    <style:style style:name="co8" style:family="table-column">
      <style:table-column-properties fo:break-before="auto" style:column-width="1.8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7957in"/>
    </style:style>
    <style:style style:name="co11" style:family="table-column">
      <style:table-column-properties fo:break-before="auto" style:column-width="2.505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1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style:font-name="Liberation Sans" fo:font-size="10pt" style:font-name-asian="DejaVu Sans" style:font-size-asian="10pt" style:font-name-complex="DejaVu Sans" style:font-size-complex="10pt"/>
    </style:style>
    <style:style style:name="ce6" style:family="table-cell" style:parent-style-name="Default" style:data-style-name="N1">
      <style:table-cell-properties style:diagonal-bl-tr="none" style:diagonal-tl-br="none" fo:border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Jet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number-columns-repeated="5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26" table:default-cell-style-name="ce1"/>
        <table:table-row table:style-name="ro1">
          <table:table-cell office:value-type="string">
            <text:p>aircraft</text:p>
          </table:table-cell>
          <table:table-cell office:value-type="string">
            <text:p>seatingCapacity</text:p>
          </table:table-cell>
          <table:table-cell table:style-name="ce3" office:value-type="string">
            <text:p>massFuelTakeOff</text:p>
          </table:table-cell>
          <table:table-cell table:style-name="ce3" office:value-type="string">
            <text:p>massFuelClimbOut</text:p>
          </table:table-cell>
          <table:table-cell table:style-name="ce3" office:value-type="string">
            <text:p>massFuelApproach</text:p>
          </table:table-cell>
          <table:table-cell table:style-name="ce3" office:value-type="string">
            <text:p>massFuelTaxi</text:p>
          </table:table-cell>
          <table:table-cell table:style-name="ce3" office:value-type="string">
            <text:p>massFuelCruise232km</text:p>
          </table:table-cell>
          <table:table-cell table:style-name="ce3" office:value-type="string">
            <text:p>massFuelCruise463km</text:p>
          </table:table-cell>
          <table:table-cell table:style-name="ce3" office:value-type="string">
            <text:p>massFuelCruise926km</text:p>
          </table:table-cell>
          <table:table-cell table:style-name="ce3" office:value-type="string">
            <text:p>massFuelCruise1389km</text:p>
          </table:table-cell>
          <table:table-cell table:style-name="ce3" office:value-type="string">
            <text:p>massFuelCruise1852km</text:p>
          </table:table-cell>
          <table:table-cell table:style-name="ce3" office:value-type="string">
            <text:p>massFuelCruise2778km</text:p>
          </table:table-cell>
          <table:table-cell table:style-name="ce3" office:value-type="string">
            <text:p>massFuelCruise3704km</text:p>
          </table:table-cell>
          <table:table-cell table:style-name="ce3" office:value-type="string">
            <text:p>massFuelCruise4630km</text:p>
          </table:table-cell>
          <table:table-cell table:style-name="ce3" office:value-type="string">
            <text:p>massFuelCruise5556km</text:p>
          </table:table-cell>
          <table:table-cell table:style-name="ce3" office:value-type="string">
            <text:p>massFuelCruise6482km</text:p>
          </table:table-cell>
          <table:table-cell table:style-name="ce3" office:value-type="string">
            <text:p>massFuelCruise7408km</text:p>
          </table:table-cell>
          <table:table-cell table:style-name="ce3" office:value-type="string">
            <text:p>massFuelCruise8334km</text:p>
          </table:table-cell>
          <table:table-cell table:style-name="ce3" office:value-type="string">
            <text:p>massFuelCruise9260km</text:p>
          </table:table-cell>
          <table:table-cell table:style-name="ce3" office:value-type="string">
            <text:p>massFuelCruise10186km</text:p>
          </table:table-cell>
          <table:table-cell table:style-name="ce3" office:value-type="string">
            <text:p>massFuelCruise11112km</text:p>
          </table:table-cell>
          <table:table-cell table:style-name="ce3" office:value-type="string">
            <text:p>massFuelCruise12038km</text:p>
          </table:table-cell>
          <table:table-cell office:value-type="string">
            <text:p>IATACode</text:p>
          </table:table-cell>
          <table:table-cell office:value-type="string">
            <text:p>ICAOCode</text:p>
          </table:table-cell>
          <table:table-cell table:style-name="ce6" office:value-type="string">
            <text:p>representativeAircraft</text:p>
          </table:table-cell>
          <table:table-cell table:style-name="ce3" office:value-type="string">
            <text:p>units</text:p>
          </table:table-cell>
          <table:table-cell table:style-name="ce3" office:value-type="string">
            <text:p>source</text:p>
          </table:table-cell>
          <table:table-cell table:style-name="ce3" table:number-columns-repeated="224"/>
        </table:table-row>
        <table:table-row table:style-name="ro1">
          <table:table-cell office:value-type="string">
            <text:p>Fokker 100 (F28 Mk0100) [100]</text:p>
          </table:table-cell>
          <table:table-cell office:value-type="float" office:value="95">
            <text:p>95</text:p>
          </table:table-cell>
          <table:table-cell office:value-type="float" office:value="71.9">
            <text:p>71.9</text:p>
          </table:table-cell>
          <table:table-cell office:value-type="float" office:value="185.3">
            <text:p>185.3</text:p>
          </table:table-cell>
          <table:table-cell office:value-type="float" office:value="120.2">
            <text:p>120.2</text:p>
          </table:table-cell>
          <table:table-cell office:value-type="float" office:value="367">
            <text:p>367</text:p>
          </table:table-cell>
          <table:table-cell office:value-type="float" office:value="723.212482319845">
            <text:p>723.21</text:p>
          </table:table-cell>
          <table:table-cell office:value-type="float" office:value="1334.3699518211">
            <text:p>1334.37</text:p>
          </table:table-cell>
          <table:table-cell office:value-type="float" office:value="2468.00825984746">
            <text:p>2468.01</text:p>
          </table:table-cell>
          <table:table-cell office:value-type="float" office:value="3541.36754764146">
            <text:p>3541.37</text:p>
          </table:table-cell>
          <table:table-cell office:value-type="float" office:value="4735.28487590018">
            <text:p>4735.28</text:p>
          </table:table-cell>
          <table:table-cell office:value-type="float" office:value="7051.88604903921">
            <text:p>7051.89</text:p>
          </table:table-cell>
          <table:table-cell table:number-columns-repeated="10"/>
          <table:table-cell office:value-type="float" office:value="100">
            <text:p>100</text:p>
          </table:table-cell>
          <table:table-cell office:value-type="string">
            <text:p>F100</text:p>
          </table:table-cell>
          <table:table-cell office:value-type="string">
            <text:p>Fokker 100 (F28 Mk0100)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table:style-name="ce2" office:value-type="string">
            <text:p>British Aerospace 146-100 [141]</text:p>
          </table:table-cell>
          <table:table-cell table:style-name="ce2"/>
          <table:table-cell office:value-type="float" office:value="59.8">
            <text:p>59.8</text:p>
          </table:table-cell>
          <table:table-cell office:value-type="float" office:value="155.2">
            <text:p>155.2</text:p>
          </table:table-cell>
          <table:table-cell office:value-type="float" office:value="99.1">
            <text:p>99.1</text:p>
          </table:table-cell>
          <table:table-cell office:value-type="float" office:value="255.4">
            <text:p>255.4</text:p>
          </table:table-cell>
          <table:table-cell office:value-type="float" office:value="675.586237840045">
            <text:p>675.59</text:p>
          </table:table-cell>
          <table:table-cell office:value-type="float" office:value="1291.02466451974">
            <text:p>1291.02</text:p>
          </table:table-cell>
          <table:table-cell office:value-type="float" office:value="2555.03805041832">
            <text:p>2555.04</text:p>
          </table:table-cell>
          <table:table-cell office:value-type="float" office:value="3805.03259681137">
            <text:p>3805.03</text:p>
          </table:table-cell>
          <table:table-cell office:value-type="float" office:value="5083.06482221546">
            <text:p>5083.06</text:p>
          </table:table-cell>
          <table:table-cell office:value-type="float" office:value="7700.60265685702">
            <text:p>7700.6</text:p>
          </table:table-cell>
          <table:table-cell table:number-columns-repeated="10"/>
          <table:table-cell office:value-type="float" office:value="141">
            <text:p>141</text:p>
          </table:table-cell>
          <table:table-cell table:style-name="ce2" office:value-type="string">
            <text:p>BA46</text:p>
          </table:table-cell>
          <table:table-cell table:style-name="ce2" office:value-type="string">
            <text:p>British Aerospace 146-1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table:style-name="ce2" office:value-type="string">
            <text:p>British Aerospace 146-200 [143]</text:p>
          </table:table-cell>
          <table:table-cell table:style-name="ce2"/>
          <table:table-cell office:value-type="float" office:value="59.8">
            <text:p>59.8</text:p>
          </table:table-cell>
          <table:table-cell office:value-type="float" office:value="155.2">
            <text:p>155.2</text:p>
          </table:table-cell>
          <table:table-cell office:value-type="float" office:value="99.1">
            <text:p>99.1</text:p>
          </table:table-cell>
          <table:table-cell office:value-type="float" office:value="255.4">
            <text:p>255.4</text:p>
          </table:table-cell>
          <table:table-cell office:value-type="float" office:value="675.586237840045">
            <text:p>675.59</text:p>
          </table:table-cell>
          <table:table-cell office:value-type="float" office:value="1291.02466451974">
            <text:p>1291.02</text:p>
          </table:table-cell>
          <table:table-cell office:value-type="float" office:value="2555.03805041832">
            <text:p>2555.04</text:p>
          </table:table-cell>
          <table:table-cell office:value-type="float" office:value="3805.03259681137">
            <text:p>3805.03</text:p>
          </table:table-cell>
          <table:table-cell office:value-type="float" office:value="5083.06482221546">
            <text:p>5083.06</text:p>
          </table:table-cell>
          <table:table-cell office:value-type="float" office:value="7700.60265685702">
            <text:p>7700.6</text:p>
          </table:table-cell>
          <table:table-cell table:number-columns-repeated="10"/>
          <table:table-cell office:value-type="float" office:value="143">
            <text:p>143</text:p>
          </table:table-cell>
          <table:table-cell table:style-name="ce2" office:value-type="string">
            <text:p>BA46</text:p>
          </table:table-cell>
          <table:table-cell table:style-name="ce2" office:value-type="string">
            <text:p>British Aerospace 146-1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3">
          <table:table-cell table:style-name="ce2" office:value-type="string">
            <text:p>British Aerospace 146 [146]</text:p>
          </table:table-cell>
          <table:table-cell table:style-name="ce2" office:value-type="float" office:value="82">
            <text:p>82</text:p>
          </table:table-cell>
          <table:table-cell office:value-type="float" office:value="59.8">
            <text:p>59.8</text:p>
          </table:table-cell>
          <table:table-cell office:value-type="float" office:value="155.2">
            <text:p>155.2</text:p>
          </table:table-cell>
          <table:table-cell office:value-type="float" office:value="99.1">
            <text:p>99.1</text:p>
          </table:table-cell>
          <table:table-cell office:value-type="float" office:value="255.4">
            <text:p>255.4</text:p>
          </table:table-cell>
          <table:table-cell office:value-type="float" office:value="675.586237840045">
            <text:p>675.59</text:p>
          </table:table-cell>
          <table:table-cell office:value-type="float" office:value="1291.02466451974">
            <text:p>1291.02</text:p>
          </table:table-cell>
          <table:table-cell office:value-type="float" office:value="2555.03805041832">
            <text:p>2555.04</text:p>
          </table:table-cell>
          <table:table-cell office:value-type="float" office:value="3805.03259681137">
            <text:p>3805.03</text:p>
          </table:table-cell>
          <table:table-cell office:value-type="float" office:value="5083.06482221546">
            <text:p>5083.06</text:p>
          </table:table-cell>
          <table:table-cell office:value-type="float" office:value="7700.60265685702">
            <text:p>7700.6</text:p>
          </table:table-cell>
          <table:table-cell table:number-columns-repeated="10"/>
          <table:table-cell office:value-type="float" office:value="146">
            <text:p>146</text:p>
          </table:table-cell>
          <table:table-cell table:style-name="ce2" office:value-type="string">
            <text:p>BA46</text:p>
          </table:table-cell>
          <table:table-cell table:style-name="ce2" office:value-type="string">
            <text:p>British Aerospace 146-1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table:style-name="ce2" office:value-type="string">
            <text:p>Airbus A310 [310]</text:p>
          </table:table-cell>
          <table:table-cell table:style-name="ce2" office:value-type="float" office:value="198">
            <text:p>198</text:p>
          </table:table-cell>
          <table:table-cell office:value-type="float" office:value="182.2">
            <text:p>182.2</text:p>
          </table:table-cell>
          <table:table-cell office:value-type="float" office:value="472.5">
            <text:p>472.5</text:p>
          </table:table-cell>
          <table:table-cell office:value-type="float" office:value="297.3">
            <text:p>297.3</text:p>
          </table:table-cell>
          <table:table-cell office:value-type="float" office:value="588.6">
            <text:p>588.6</text:p>
          </table:table-cell>
          <table:table-cell office:value-type="float" office:value="1270.01198556305">
            <text:p>1270.01</text:p>
          </table:table-cell>
          <table:table-cell office:value-type="float" office:value="2358.92531474466">
            <text:p>2358.93</text:p>
          </table:table-cell>
          <table:table-cell office:value-type="float" office:value="4449.82123404339">
            <text:p>4449.82</text:p>
          </table:table-cell>
          <table:table-cell office:value-type="float" office:value="6540.71715334212">
            <text:p>6540.72</text:p>
          </table:table-cell>
          <table:table-cell office:value-type="float" office:value="8631.61307264084">
            <text:p>8631.61</text:p>
          </table:table-cell>
          <table:table-cell office:value-type="float" office:value="12992.03064342">
            <text:p>12992.03</text:p>
          </table:table-cell>
          <table:table-cell office:value-type="float" office:value="17441.094511777">
            <text:p>17441.09</text:p>
          </table:table-cell>
          <table:table-cell office:value-type="float" office:value="22158.8011026772">
            <text:p>22158.8</text:p>
          </table:table-cell>
          <table:table-cell office:value-type="float" office:value="27134.729773638">
            <text:p>27134.73</text:p>
          </table:table-cell>
          <table:table-cell office:value-type="float" office:value="32223.2719766746">
            <text:p>32223.27</text:p>
          </table:table-cell>
          <table:table-cell table:number-columns-repeated="6"/>
          <table:table-cell office:value-type="float" office:value="310">
            <text:p>310</text:p>
          </table:table-cell>
          <table:table-cell office:value-type="string">
            <text:p>A310</text:p>
          </table:table-cell>
          <table:table-cell table:style-name="ce6" office:value-type="string">
            <text:p>Airbus A3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table:style-name="ce2" office:value-type="string">
            <text:p>Airbus A310-200 [312]</text:p>
          </table:table-cell>
          <table:table-cell table:style-name="ce2"/>
          <table:table-cell office:value-type="float" office:value="182.2">
            <text:p>182.2</text:p>
          </table:table-cell>
          <table:table-cell office:value-type="float" office:value="472.5">
            <text:p>472.5</text:p>
          </table:table-cell>
          <table:table-cell office:value-type="float" office:value="297.3">
            <text:p>297.3</text:p>
          </table:table-cell>
          <table:table-cell office:value-type="float" office:value="588.6">
            <text:p>588.6</text:p>
          </table:table-cell>
          <table:table-cell office:value-type="float" office:value="1270.01198556305">
            <text:p>1270.01</text:p>
          </table:table-cell>
          <table:table-cell office:value-type="float" office:value="2358.92531474466">
            <text:p>2358.93</text:p>
          </table:table-cell>
          <table:table-cell office:value-type="float" office:value="4449.82123404339">
            <text:p>4449.82</text:p>
          </table:table-cell>
          <table:table-cell office:value-type="float" office:value="6540.71715334212">
            <text:p>6540.72</text:p>
          </table:table-cell>
          <table:table-cell office:value-type="float" office:value="8631.61307264084">
            <text:p>8631.61</text:p>
          </table:table-cell>
          <table:table-cell office:value-type="float" office:value="12992.03064342">
            <text:p>12992.03</text:p>
          </table:table-cell>
          <table:table-cell office:value-type="float" office:value="17441.094511777">
            <text:p>17441.09</text:p>
          </table:table-cell>
          <table:table-cell office:value-type="float" office:value="22158.8011026772">
            <text:p>22158.8</text:p>
          </table:table-cell>
          <table:table-cell office:value-type="float" office:value="27134.729773638">
            <text:p>27134.73</text:p>
          </table:table-cell>
          <table:table-cell office:value-type="float" office:value="32223.2719766746">
            <text:p>32223.27</text:p>
          </table:table-cell>
          <table:table-cell table:number-columns-repeated="6"/>
          <table:table-cell office:value-type="float" office:value="312">
            <text:p>312</text:p>
          </table:table-cell>
          <table:table-cell office:value-type="string">
            <text:p>A310</text:p>
          </table:table-cell>
          <table:table-cell table:style-name="ce6" office:value-type="string">
            <text:p>Airbus A3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table:style-name="ce2" office:value-type="string">
            <text:p>Airbus A310-300 [313]</text:p>
          </table:table-cell>
          <table:table-cell table:style-name="ce2" office:value-type="float" office:value="218">
            <text:p>218</text:p>
          </table:table-cell>
          <table:table-cell office:value-type="float" office:value="182.2">
            <text:p>182.2</text:p>
          </table:table-cell>
          <table:table-cell office:value-type="float" office:value="472.5">
            <text:p>472.5</text:p>
          </table:table-cell>
          <table:table-cell office:value-type="float" office:value="297.3">
            <text:p>297.3</text:p>
          </table:table-cell>
          <table:table-cell office:value-type="float" office:value="588.6">
            <text:p>588.6</text:p>
          </table:table-cell>
          <table:table-cell office:value-type="float" office:value="1270.01198556305">
            <text:p>1270.01</text:p>
          </table:table-cell>
          <table:table-cell office:value-type="float" office:value="2358.92531474466">
            <text:p>2358.93</text:p>
          </table:table-cell>
          <table:table-cell office:value-type="float" office:value="4449.82123404339">
            <text:p>4449.82</text:p>
          </table:table-cell>
          <table:table-cell office:value-type="float" office:value="6540.71715334212">
            <text:p>6540.72</text:p>
          </table:table-cell>
          <table:table-cell office:value-type="float" office:value="8631.61307264084">
            <text:p>8631.61</text:p>
          </table:table-cell>
          <table:table-cell office:value-type="float" office:value="12992.03064342">
            <text:p>12992.03</text:p>
          </table:table-cell>
          <table:table-cell office:value-type="float" office:value="17441.094511777">
            <text:p>17441.09</text:p>
          </table:table-cell>
          <table:table-cell office:value-type="float" office:value="22158.8011026772">
            <text:p>22158.8</text:p>
          </table:table-cell>
          <table:table-cell office:value-type="float" office:value="27134.729773638">
            <text:p>27134.73</text:p>
          </table:table-cell>
          <table:table-cell office:value-type="float" office:value="32223.2719766746">
            <text:p>32223.27</text:p>
          </table:table-cell>
          <table:table-cell table:number-columns-repeated="6"/>
          <table:table-cell office:value-type="float" office:value="313">
            <text:p>313</text:p>
          </table:table-cell>
          <table:table-cell office:value-type="string">
            <text:p>A310</text:p>
          </table:table-cell>
          <table:table-cell table:style-name="ce6" office:value-type="string">
            <text:p>Airbus A3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Airbus A318 [318]</text:p>
          </table:table-cell>
          <table:table-cell/>
          <table:table-cell office:value-type="float" office:value="89.9">
            <text:p>89.9</text:p>
          </table:table-cell>
          <table:table-cell office:value-type="float" office:value="232.5">
            <text:p>232.5</text:p>
          </table:table-cell>
          <table:table-cell office:value-type="float" office:value="145.4">
            <text:p>145.4</text:p>
          </table:table-cell>
          <table:table-cell office:value-type="float" office:value="334.6">
            <text:p>334.6</text:p>
          </table:table-cell>
          <table:table-cell office:value-type="float" office:value="842.060158871298">
            <text:p>842.06</text:p>
          </table:table-cell>
          <table:table-cell office:value-type="float" office:value="1694.96175903444">
            <text:p>1694.96</text:p>
          </table:table-cell>
          <table:table-cell office:value-type="float" office:value="2858.27297305685">
            <text:p>2858.27</text:p>
          </table:table-cell>
          <table:table-cell office:value-type="float" office:value="3902.6748037039">
            <text:p>3902.67</text:p>
          </table:table-cell>
          <table:table-cell office:value-type="float" office:value="5224.89540110167">
            <text:p>5224.9</text:p>
          </table:table-cell>
          <table:table-cell office:value-type="float" office:value="7529.68021777256">
            <text:p>7529.68</text:p>
          </table:table-cell>
          <table:table-cell office:value-type="float" office:value="10063.5641838567">
            <text:p>10063.56</text:p>
          </table:table-cell>
          <table:table-cell office:value-type="float" office:value="12638.9310159236">
            <text:p>12638.93</text:p>
          </table:table-cell>
          <table:table-cell table:number-columns-repeated="8"/>
          <table:table-cell office:value-type="float" office:value="318">
            <text:p>318</text:p>
          </table:table-cell>
          <table:table-cell office:value-type="string">
            <text:p>A318</text:p>
          </table:table-cell>
          <table:table-cell table:style-name="ce2" office:value-type="string">
            <text:p>Airbus A320-100/2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Airbus A319 [319]</text:p>
          </table:table-cell>
          <table:table-cell/>
          <table:table-cell office:value-type="float" office:value="89.9">
            <text:p>89.9</text:p>
          </table:table-cell>
          <table:table-cell office:value-type="float" office:value="232.5">
            <text:p>232.5</text:p>
          </table:table-cell>
          <table:table-cell office:value-type="float" office:value="145.4">
            <text:p>145.4</text:p>
          </table:table-cell>
          <table:table-cell office:value-type="float" office:value="334.6">
            <text:p>334.6</text:p>
          </table:table-cell>
          <table:table-cell office:value-type="float" office:value="842.060158871298">
            <text:p>842.06</text:p>
          </table:table-cell>
          <table:table-cell office:value-type="float" office:value="1694.96175903444">
            <text:p>1694.96</text:p>
          </table:table-cell>
          <table:table-cell office:value-type="float" office:value="2858.27297305685">
            <text:p>2858.27</text:p>
          </table:table-cell>
          <table:table-cell office:value-type="float" office:value="3902.6748037039">
            <text:p>3902.67</text:p>
          </table:table-cell>
          <table:table-cell office:value-type="float" office:value="5224.89540110167">
            <text:p>5224.9</text:p>
          </table:table-cell>
          <table:table-cell office:value-type="float" office:value="7529.68021777256">
            <text:p>7529.68</text:p>
          </table:table-cell>
          <table:table-cell office:value-type="float" office:value="10063.5641838567">
            <text:p>10063.56</text:p>
          </table:table-cell>
          <table:table-cell office:value-type="float" office:value="12638.9310159236">
            <text:p>12638.93</text:p>
          </table:table-cell>
          <table:table-cell table:number-columns-repeated="8"/>
          <table:table-cell office:value-type="float" office:value="319">
            <text:p>319</text:p>
          </table:table-cell>
          <table:table-cell office:value-type="string">
            <text:p>A319</text:p>
          </table:table-cell>
          <table:table-cell table:style-name="ce2" office:value-type="string">
            <text:p>Airbus A320-100/2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table:style-name="ce2" office:value-type="string">
            <text:p>Airbus A320-100/200 [320]</text:p>
          </table:table-cell>
          <table:table-cell table:style-name="ce2"/>
          <table:table-cell office:value-type="float" office:value="89.9">
            <text:p>89.9</text:p>
          </table:table-cell>
          <table:table-cell office:value-type="float" office:value="232.5">
            <text:p>232.5</text:p>
          </table:table-cell>
          <table:table-cell office:value-type="float" office:value="145.4">
            <text:p>145.4</text:p>
          </table:table-cell>
          <table:table-cell office:value-type="float" office:value="334.6">
            <text:p>334.6</text:p>
          </table:table-cell>
          <table:table-cell office:value-type="float" office:value="842.060158871298">
            <text:p>842.06</text:p>
          </table:table-cell>
          <table:table-cell office:value-type="float" office:value="1694.96175903444">
            <text:p>1694.96</text:p>
          </table:table-cell>
          <table:table-cell office:value-type="float" office:value="2858.27297305685">
            <text:p>2858.27</text:p>
          </table:table-cell>
          <table:table-cell office:value-type="float" office:value="3902.6748037039">
            <text:p>3902.67</text:p>
          </table:table-cell>
          <table:table-cell office:value-type="float" office:value="5224.89540110167">
            <text:p>5224.9</text:p>
          </table:table-cell>
          <table:table-cell office:value-type="float" office:value="7529.68021777256">
            <text:p>7529.68</text:p>
          </table:table-cell>
          <table:table-cell office:value-type="float" office:value="10063.5641838567">
            <text:p>10063.56</text:p>
          </table:table-cell>
          <table:table-cell office:value-type="float" office:value="12638.9310159236">
            <text:p>12638.93</text:p>
          </table:table-cell>
          <table:table-cell table:number-columns-repeated="8"/>
          <table:table-cell office:value-type="float" office:value="320">
            <text:p>320</text:p>
          </table:table-cell>
          <table:table-cell office:value-type="string">
            <text:p>A320</text:p>
          </table:table-cell>
          <table:table-cell table:style-name="ce2" office:value-type="string">
            <text:p>Airbus A320-100/2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Airbus A321-100/200 [321]</text:p>
          </table:table-cell>
          <table:table-cell/>
          <table:table-cell office:value-type="float" office:value="89.9">
            <text:p>89.9</text:p>
          </table:table-cell>
          <table:table-cell office:value-type="float" office:value="232.5">
            <text:p>232.5</text:p>
          </table:table-cell>
          <table:table-cell office:value-type="float" office:value="145.4">
            <text:p>145.4</text:p>
          </table:table-cell>
          <table:table-cell office:value-type="float" office:value="334.6">
            <text:p>334.6</text:p>
          </table:table-cell>
          <table:table-cell office:value-type="float" office:value="842.060158871298">
            <text:p>842.06</text:p>
          </table:table-cell>
          <table:table-cell office:value-type="float" office:value="1694.96175903444">
            <text:p>1694.96</text:p>
          </table:table-cell>
          <table:table-cell office:value-type="float" office:value="2858.27297305685">
            <text:p>2858.27</text:p>
          </table:table-cell>
          <table:table-cell office:value-type="float" office:value="3902.6748037039">
            <text:p>3902.67</text:p>
          </table:table-cell>
          <table:table-cell office:value-type="float" office:value="5224.89540110167">
            <text:p>5224.9</text:p>
          </table:table-cell>
          <table:table-cell office:value-type="float" office:value="7529.68021777256">
            <text:p>7529.68</text:p>
          </table:table-cell>
          <table:table-cell office:value-type="float" office:value="10063.5641838567">
            <text:p>10063.56</text:p>
          </table:table-cell>
          <table:table-cell office:value-type="float" office:value="12638.9310159236">
            <text:p>12638.93</text:p>
          </table:table-cell>
          <table:table-cell table:number-columns-repeated="8"/>
          <table:table-cell office:value-type="float" office:value="321">
            <text:p>321</text:p>
          </table:table-cell>
          <table:table-cell office:value-type="string">
            <text:p>A321</text:p>
          </table:table-cell>
          <table:table-cell table:style-name="ce2" office:value-type="string">
            <text:p>Airbus A320-100/2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table:style-name="ce2" office:value-type="string">
            <text:p>Airbus A330 [330]</text:p>
          </table:table-cell>
          <table:table-cell table:style-name="ce2" office:value-type="float" office:value="335">
            <text:p>335</text:p>
          </table:table-cell>
          <table:table-cell office:value-type="float" office:value="268.8">
            <text:p>268.8</text:p>
          </table:table-cell>
          <table:table-cell office:value-type="float" office:value="681.1">
            <text:p>681.1</text:p>
          </table:table-cell>
          <table:table-cell office:value-type="float" office:value="408">
            <text:p>408</text:p>
          </table:table-cell>
          <table:table-cell office:value-type="float" office:value="873.6">
            <text:p>873.6</text:p>
          </table:table-cell>
          <table:table-cell office:value-type="float" office:value="1862.13779843622">
            <text:p>1862.14</text:p>
          </table:table-cell>
          <table:table-cell office:value-type="float" office:value="3630.9094146322">
            <text:p>3630.91</text:p>
          </table:table-cell>
          <table:table-cell office:value-type="float" office:value="6383.93232712566">
            <text:p>6383.93</text:p>
          </table:table-cell>
          <table:table-cell office:value-type="float" office:value="9128.44734631143">
            <text:p>9128.45</text:p>
          </table:table-cell>
          <table:table-cell office:value-type="float" office:value="11889.9781521126">
            <text:p>11889.98</text:p>
          </table:table-cell>
          <table:table-cell office:value-type="float" office:value="17558.9300671332">
            <text:p>17558.93</text:p>
          </table:table-cell>
          <table:table-cell office:value-type="float" office:value="23402.6948932998">
            <text:p>23402.69</text:p>
          </table:table-cell>
          <table:table-cell office:value-type="float" office:value="29483.2686509504">
            <text:p>29483.27</text:p>
          </table:table-cell>
          <table:table-cell office:value-type="float" office:value="35812.004374837">
            <text:p>35812</text:p>
          </table:table-cell>
          <table:table-cell office:value-type="float" office:value="42080.4198779628">
            <text:p>42080.42</text:p>
          </table:table-cell>
          <table:table-cell office:value-type="float" office:value="48774.1746785637">
            <text:p>48774.17</text:p>
          </table:table-cell>
          <table:table-cell table:number-columns-repeated="5"/>
          <table:table-cell office:value-type="float" office:value="330">
            <text:p>330</text:p>
          </table:table-cell>
          <table:table-cell table:style-name="ce4" office:value-type="string">
            <text:p>A330</text:p>
          </table:table-cell>
          <table:table-cell table:style-name="ce6" office:value-type="string">
            <text:p>Airbus A33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Airbus A330-200 [332]</text:p>
          </table:table-cell>
          <table:table-cell/>
          <table:table-cell office:value-type="float" office:value="268.8">
            <text:p>268.8</text:p>
          </table:table-cell>
          <table:table-cell office:value-type="float" office:value="681.1">
            <text:p>681.1</text:p>
          </table:table-cell>
          <table:table-cell office:value-type="float" office:value="408">
            <text:p>408</text:p>
          </table:table-cell>
          <table:table-cell office:value-type="float" office:value="873.6">
            <text:p>873.6</text:p>
          </table:table-cell>
          <table:table-cell office:value-type="float" office:value="1862.13779843622">
            <text:p>1862.14</text:p>
          </table:table-cell>
          <table:table-cell office:value-type="float" office:value="3630.9094146322">
            <text:p>3630.91</text:p>
          </table:table-cell>
          <table:table-cell office:value-type="float" office:value="6383.93232712566">
            <text:p>6383.93</text:p>
          </table:table-cell>
          <table:table-cell office:value-type="float" office:value="9128.44734631143">
            <text:p>9128.45</text:p>
          </table:table-cell>
          <table:table-cell office:value-type="float" office:value="11889.9781521126">
            <text:p>11889.98</text:p>
          </table:table-cell>
          <table:table-cell office:value-type="float" office:value="17558.9300671332">
            <text:p>17558.93</text:p>
          </table:table-cell>
          <table:table-cell office:value-type="float" office:value="23402.6948932998">
            <text:p>23402.69</text:p>
          </table:table-cell>
          <table:table-cell office:value-type="float" office:value="29483.2686509504">
            <text:p>29483.27</text:p>
          </table:table-cell>
          <table:table-cell office:value-type="float" office:value="35812.004374837">
            <text:p>35812</text:p>
          </table:table-cell>
          <table:table-cell office:value-type="float" office:value="42080.4198779628">
            <text:p>42080.42</text:p>
          </table:table-cell>
          <table:table-cell office:value-type="float" office:value="48774.1746785637">
            <text:p>48774.17</text:p>
          </table:table-cell>
          <table:table-cell table:number-columns-repeated="5"/>
          <table:table-cell office:value-type="float" office:value="332">
            <text:p>332</text:p>
          </table:table-cell>
          <table:table-cell office:value-type="string">
            <text:p>A330</text:p>
          </table:table-cell>
          <table:table-cell table:style-name="ce6" office:value-type="string">
            <text:p>Airbus A33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table:style-name="ce2" office:value-type="string">
            <text:p>Airbus A330-300 [333]</text:p>
          </table:table-cell>
          <table:table-cell table:style-name="ce2"/>
          <table:table-cell office:value-type="float" office:value="268.8">
            <text:p>268.8</text:p>
          </table:table-cell>
          <table:table-cell office:value-type="float" office:value="681.1">
            <text:p>681.1</text:p>
          </table:table-cell>
          <table:table-cell office:value-type="float" office:value="408">
            <text:p>408</text:p>
          </table:table-cell>
          <table:table-cell office:value-type="float" office:value="873.6">
            <text:p>873.6</text:p>
          </table:table-cell>
          <table:table-cell office:value-type="float" office:value="1862.13779843622">
            <text:p>1862.14</text:p>
          </table:table-cell>
          <table:table-cell office:value-type="float" office:value="3630.9094146322">
            <text:p>3630.91</text:p>
          </table:table-cell>
          <table:table-cell office:value-type="float" office:value="6383.93232712566">
            <text:p>6383.93</text:p>
          </table:table-cell>
          <table:table-cell office:value-type="float" office:value="9128.44734631143">
            <text:p>9128.45</text:p>
          </table:table-cell>
          <table:table-cell office:value-type="float" office:value="11889.9781521126">
            <text:p>11889.98</text:p>
          </table:table-cell>
          <table:table-cell office:value-type="float" office:value="17558.9300671332">
            <text:p>17558.93</text:p>
          </table:table-cell>
          <table:table-cell office:value-type="float" office:value="23402.6948932998">
            <text:p>23402.69</text:p>
          </table:table-cell>
          <table:table-cell office:value-type="float" office:value="29483.2686509504">
            <text:p>29483.27</text:p>
          </table:table-cell>
          <table:table-cell office:value-type="float" office:value="35812.004374837">
            <text:p>35812</text:p>
          </table:table-cell>
          <table:table-cell office:value-type="float" office:value="42080.4198779628">
            <text:p>42080.42</text:p>
          </table:table-cell>
          <table:table-cell office:value-type="float" office:value="48774.1746785637">
            <text:p>48774.17</text:p>
          </table:table-cell>
          <table:table-cell table:number-columns-repeated="5"/>
          <table:table-cell office:value-type="float" office:value="333">
            <text:p>333</text:p>
          </table:table-cell>
          <table:table-cell office:value-type="string">
            <text:p>A330</text:p>
          </table:table-cell>
          <table:table-cell table:style-name="ce6" office:value-type="string">
            <text:p>Airbus A33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table:style-name="ce2" office:value-type="string">
            <text:p>Airbus A340 [340]</text:p>
          </table:table-cell>
          <table:table-cell table:style-name="ce2"/>
          <table:table-cell office:value-type="float" office:value="244.6">
            <text:p>244.6</text:p>
          </table:table-cell>
          <table:table-cell office:value-type="float" office:value="631">
            <text:p>631</text:p>
          </table:table-cell>
          <table:table-cell office:value-type="float" office:value="370.6">
            <text:p>370.6</text:p>
          </table:table-cell>
          <table:table-cell office:value-type="float" office:value="773.8">
            <text:p>773.8</text:p>
          </table:table-cell>
          <table:table-cell office:value-type="float" office:value="1813.01918000271">
            <text:p>1813.02</text:p>
          </table:table-cell>
          <table:table-cell office:value-type="float" office:value="3649.1996403474">
            <text:p>3649.2</text:p>
          </table:table-cell>
          <table:table-cell office:value-type="float" office:value="6462.49358842028">
            <text:p>6462.49</text:p>
          </table:table-cell>
          <table:table-cell office:value-type="float" office:value="9290.96860883112">
            <text:p>9290.97</text:p>
          </table:table-cell>
          <table:table-cell office:value-type="float" office:value="12181.3182031822">
            <text:p>12181.32</text:p>
          </table:table-cell>
          <table:table-cell office:value-type="float" office:value="18113.2873444193">
            <text:p>18113.29</text:p>
          </table:table-cell>
          <table:table-cell office:value-type="float" office:value="24259.9113659554">
            <text:p>24259.91</text:p>
          </table:table-cell>
          <table:table-cell office:value-type="float" office:value="30675.6511228123">
            <text:p>30675.65</text:p>
          </table:table-cell>
          <table:table-cell office:value-type="float" office:value="37094.9361498905">
            <text:p>37094.94</text:p>
          </table:table-cell>
          <table:table-cell office:value-type="float" office:value="43853.965460173">
            <text:p>43853.97</text:p>
          </table:table-cell>
          <table:table-cell office:value-type="float" office:value="50875.2923547619">
            <text:p>50875.29</text:p>
          </table:table-cell>
          <table:table-cell office:value-type="float" office:value="58059.4748347184">
            <text:p>58059.47</text:p>
          </table:table-cell>
          <table:table-cell office:value-type="float" office:value="65649.7972577205">
            <text:p>65649.8</text:p>
          </table:table-cell>
          <table:table-cell office:value-type="float" office:value="73548.402475716">
            <text:p>73548.4</text:p>
          </table:table-cell>
          <table:table-cell office:value-type="float" office:value="81672.0989327526">
            <text:p>81672.1</text:p>
          </table:table-cell>
          <table:table-cell/>
          <table:table-cell office:value-type="float" office:value="340">
            <text:p>340</text:p>
          </table:table-cell>
          <table:table-cell office:value-type="string">
            <text:p>A340</text:p>
          </table:table-cell>
          <table:table-cell table:style-name="ce6" office:value-type="string">
            <text:p>Airbus A34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Airbus A340-200 [342]</text:p>
          </table:table-cell>
          <table:table-cell/>
          <table:table-cell office:value-type="float" office:value="244.6">
            <text:p>244.6</text:p>
          </table:table-cell>
          <table:table-cell office:value-type="float" office:value="631">
            <text:p>631</text:p>
          </table:table-cell>
          <table:table-cell office:value-type="float" office:value="370.6">
            <text:p>370.6</text:p>
          </table:table-cell>
          <table:table-cell office:value-type="float" office:value="773.8">
            <text:p>773.8</text:p>
          </table:table-cell>
          <table:table-cell office:value-type="float" office:value="1813.01918000271">
            <text:p>1813.02</text:p>
          </table:table-cell>
          <table:table-cell office:value-type="float" office:value="3649.1996403474">
            <text:p>3649.2</text:p>
          </table:table-cell>
          <table:table-cell office:value-type="float" office:value="6462.49358842028">
            <text:p>6462.49</text:p>
          </table:table-cell>
          <table:table-cell office:value-type="float" office:value="9290.96860883112">
            <text:p>9290.97</text:p>
          </table:table-cell>
          <table:table-cell office:value-type="float" office:value="12181.3182031822">
            <text:p>12181.32</text:p>
          </table:table-cell>
          <table:table-cell office:value-type="float" office:value="18113.2873444193">
            <text:p>18113.29</text:p>
          </table:table-cell>
          <table:table-cell office:value-type="float" office:value="24259.9113659554">
            <text:p>24259.91</text:p>
          </table:table-cell>
          <table:table-cell office:value-type="float" office:value="30675.6511228123">
            <text:p>30675.65</text:p>
          </table:table-cell>
          <table:table-cell office:value-type="float" office:value="37094.9361498905">
            <text:p>37094.94</text:p>
          </table:table-cell>
          <table:table-cell office:value-type="float" office:value="43853.965460173">
            <text:p>43853.97</text:p>
          </table:table-cell>
          <table:table-cell office:value-type="float" office:value="50875.2923547619">
            <text:p>50875.29</text:p>
          </table:table-cell>
          <table:table-cell office:value-type="float" office:value="58059.4748347184">
            <text:p>58059.47</text:p>
          </table:table-cell>
          <table:table-cell office:value-type="float" office:value="65649.7972577205">
            <text:p>65649.8</text:p>
          </table:table-cell>
          <table:table-cell office:value-type="float" office:value="73548.402475716">
            <text:p>73548.4</text:p>
          </table:table-cell>
          <table:table-cell office:value-type="float" office:value="81672.0989327526">
            <text:p>81672.1</text:p>
          </table:table-cell>
          <table:table-cell/>
          <table:table-cell office:value-type="float" office:value="342">
            <text:p>342</text:p>
          </table:table-cell>
          <table:table-cell office:value-type="string">
            <text:p>A340</text:p>
          </table:table-cell>
          <table:table-cell table:style-name="ce6" office:value-type="string">
            <text:p>Airbus A34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table:style-name="ce2" office:value-type="string">
            <text:p>Airbus A340-300 [343]</text:p>
          </table:table-cell>
          <table:table-cell table:style-name="ce2" office:value-type="float" office:value="230">
            <text:p>230</text:p>
          </table:table-cell>
          <table:table-cell office:value-type="float" office:value="244.6">
            <text:p>244.6</text:p>
          </table:table-cell>
          <table:table-cell office:value-type="float" office:value="631">
            <text:p>631</text:p>
          </table:table-cell>
          <table:table-cell office:value-type="float" office:value="370.6">
            <text:p>370.6</text:p>
          </table:table-cell>
          <table:table-cell office:value-type="float" office:value="773.8">
            <text:p>773.8</text:p>
          </table:table-cell>
          <table:table-cell office:value-type="float" office:value="1813.01918000271">
            <text:p>1813.02</text:p>
          </table:table-cell>
          <table:table-cell office:value-type="float" office:value="3649.1996403474">
            <text:p>3649.2</text:p>
          </table:table-cell>
          <table:table-cell office:value-type="float" office:value="6462.49358842028">
            <text:p>6462.49</text:p>
          </table:table-cell>
          <table:table-cell office:value-type="float" office:value="9290.96860883112">
            <text:p>9290.97</text:p>
          </table:table-cell>
          <table:table-cell office:value-type="float" office:value="12181.3182031822">
            <text:p>12181.32</text:p>
          </table:table-cell>
          <table:table-cell office:value-type="float" office:value="18113.2873444193">
            <text:p>18113.29</text:p>
          </table:table-cell>
          <table:table-cell office:value-type="float" office:value="24259.9113659554">
            <text:p>24259.91</text:p>
          </table:table-cell>
          <table:table-cell office:value-type="float" office:value="30675.6511228123">
            <text:p>30675.65</text:p>
          </table:table-cell>
          <table:table-cell office:value-type="float" office:value="37094.9361498905">
            <text:p>37094.94</text:p>
          </table:table-cell>
          <table:table-cell office:value-type="float" office:value="43853.965460173">
            <text:p>43853.97</text:p>
          </table:table-cell>
          <table:table-cell office:value-type="float" office:value="50875.2923547619">
            <text:p>50875.29</text:p>
          </table:table-cell>
          <table:table-cell office:value-type="float" office:value="58059.4748347184">
            <text:p>58059.47</text:p>
          </table:table-cell>
          <table:table-cell office:value-type="float" office:value="65649.7972577205">
            <text:p>65649.8</text:p>
          </table:table-cell>
          <table:table-cell office:value-type="float" office:value="73548.402475716">
            <text:p>73548.4</text:p>
          </table:table-cell>
          <table:table-cell office:value-type="float" office:value="81672.0989327526">
            <text:p>81672.1</text:p>
          </table:table-cell>
          <table:table-cell/>
          <table:table-cell office:value-type="float" office:value="343">
            <text:p>343</text:p>
          </table:table-cell>
          <table:table-cell office:value-type="string">
            <text:p>A340</text:p>
          </table:table-cell>
          <table:table-cell table:style-name="ce6" office:value-type="string">
            <text:p>Airbus A34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Boeing 707-436 [707]</text:p>
          </table:table-cell>
          <table:table-cell/>
          <table:table-cell office:value-type="float" office:value="188.2">
            <text:p>188.2</text:p>
          </table:table-cell>
          <table:table-cell office:value-type="float" office:value="476.6">
            <text:p>476.6</text:p>
          </table:table-cell>
          <table:table-cell office:value-type="float" office:value="306.8">
            <text:p>306.8</text:p>
          </table:table-cell>
          <table:table-cell office:value-type="float" office:value="868">
            <text:p>868</text:p>
          </table:table-cell>
          <table:table-cell office:value-type="float" office:value="1760.58477511246">
            <text:p>1760.58</text:p>
          </table:table-cell>
          <table:table-cell office:value-type="float" office:value="3151.13369962904">
            <text:p>3151.13</text:p>
          </table:table-cell>
          <table:table-cell office:value-type="float" office:value="5614.77379085108">
            <text:p>5614.77</text:p>
          </table:table-cell>
          <table:table-cell office:value-type="float" office:value="8060.03641909494">
            <text:p>8060.04</text:p>
          </table:table-cell>
          <table:table-cell office:value-type="float" office:value="10542.0539732952">
            <text:p>10542.05</text:p>
          </table:table-cell>
          <table:table-cell office:value-type="float" office:value="15604.1754977141">
            <text:p>15604.18</text:p>
          </table:table-cell>
          <table:table-cell office:value-type="float" office:value="21036.6649549128">
            <text:p>21036.66</text:p>
          </table:table-cell>
          <table:table-cell table:number-columns-repeated="9"/>
          <table:table-cell office:value-type="float" office:value="707">
            <text:p>707</text:p>
          </table:table-cell>
          <table:table-cell office:value-type="string">
            <text:p>B707</text:p>
          </table:table-cell>
          <table:table-cell table:style-name="ce6" office:value-type="string">
            <text:p>Boeing 737-100 (x2)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Boeing 717-200 [717]</text:p>
          </table:table-cell>
          <table:table-cell/>
          <table:table-cell office:value-type="float" office:value="111.6">
            <text:p>111.6</text:p>
          </table:table-cell>
          <table:table-cell office:value-type="float" office:value="284.4">
            <text:p>284.4</text:p>
          </table:table-cell>
          <table:table-cell office:value-type="float" office:value="183.2">
            <text:p>183.2</text:p>
          </table:table-cell>
          <table:table-cell office:value-type="float" office:value="423.8">
            <text:p>423.8</text:p>
          </table:table-cell>
          <table:table-cell office:value-type="float" office:value="1099.84465653339">
            <text:p>1099.84</text:p>
          </table:table-cell>
          <table:table-cell office:value-type="float" office:value="2107.93703115807">
            <text:p>2107.94</text:p>
          </table:table-cell>
          <table:table-cell office:value-type="float" office:value="3560.86100934602">
            <text:p>3560.86</text:p>
          </table:table-cell>
          <table:table-cell office:value-type="float" office:value="4910.03591009104">
            <text:p>4910.04</text:p>
          </table:table-cell>
          <table:table-cell office:value-type="float" office:value="6466.70896572192">
            <text:p>6466.71</text:p>
          </table:table-cell>
          <table:table-cell office:value-type="float" office:value="9520.26247509058">
            <text:p>9520.26</text:p>
          </table:table-cell>
          <table:table-cell office:value-type="float" office:value="12735.6388796954">
            <text:p>12735.64</text:p>
          </table:table-cell>
          <table:table-cell table:number-columns-repeated="9"/>
          <table:table-cell office:value-type="float" office:value="717">
            <text:p>717</text:p>
          </table:table-cell>
          <table:table-cell office:value-type="string">
            <text:p>B712</text:p>
          </table:table-cell>
          <table:table-cell office:value-type="string">
            <text:p>McDonnell Douglas MD82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table:style-name="ce2" office:value-type="string">
            <text:p>Boeing 727-100 [721]</text:p>
          </table:table-cell>
          <table:table-cell table:style-name="ce2"/>
          <table:table-cell office:value-type="float" office:value="145.1">
            <text:p>145.1</text:p>
          </table:table-cell>
          <table:table-cell office:value-type="float" office:value="365.9">
            <text:p>365.9</text:p>
          </table:table-cell>
          <table:table-cell office:value-type="float" office:value="236.5">
            <text:p>236.5</text:p>
          </table:table-cell>
          <table:table-cell office:value-type="float" office:value="665.4">
            <text:p>665.4</text:p>
          </table:table-cell>
          <table:table-cell office:value-type="float" office:value="1303.94451249639">
            <text:p>1303.94</text:p>
          </table:table-cell>
          <table:table-cell office:value-type="float" office:value="2341.83131909656">
            <text:p>2341.83</text:p>
          </table:table-cell>
          <table:table-cell office:value-type="float" office:value="4247.32864665025">
            <text:p>4247.33</text:p>
          </table:table-cell>
          <table:table-cell office:value-type="float" office:value="6080.38835034078">
            <text:p>6080.39</text:p>
          </table:table-cell>
          <table:table-cell office:value-type="float" office:value="8058.32330175764">
            <text:p>8058.32</text:p>
          </table:table-cell>
          <table:table-cell office:value-type="float" office:value="12131.4071953673">
            <text:p>12131.41</text:p>
          </table:table-cell>
          <table:table-cell office:value-type="float" office:value="16459.4286506638">
            <text:p>16459.43</text:p>
          </table:table-cell>
          <table:table-cell office:value-type="float" office:value="20825.225037768">
            <text:p>20825.23</text:p>
          </table:table-cell>
          <table:table-cell table:number-columns-repeated="8"/>
          <table:table-cell office:value-type="float" office:value="721">
            <text:p>721</text:p>
          </table:table-cell>
          <table:table-cell office:value-type="string">
            <text:p>B721</text:p>
          </table:table-cell>
          <table:table-cell table:style-name="ce2" office:value-type="string">
            <text:p>Boeing 727-1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table:style-name="ce2" office:value-type="string">
            <text:p>Boeing 727-200 [722]</text:p>
          </table:table-cell>
          <table:table-cell table:style-name="ce2"/>
          <table:table-cell office:value-type="float" office:value="145.1">
            <text:p>145.1</text:p>
          </table:table-cell>
          <table:table-cell office:value-type="float" office:value="365.9">
            <text:p>365.9</text:p>
          </table:table-cell>
          <table:table-cell office:value-type="float" office:value="236.5">
            <text:p>236.5</text:p>
          </table:table-cell>
          <table:table-cell office:value-type="float" office:value="665.4">
            <text:p>665.4</text:p>
          </table:table-cell>
          <table:table-cell office:value-type="float" office:value="1303.94451249639">
            <text:p>1303.94</text:p>
          </table:table-cell>
          <table:table-cell office:value-type="float" office:value="2341.83131909656">
            <text:p>2341.83</text:p>
          </table:table-cell>
          <table:table-cell office:value-type="float" office:value="4247.32864665025">
            <text:p>4247.33</text:p>
          </table:table-cell>
          <table:table-cell office:value-type="float" office:value="6080.38835034078">
            <text:p>6080.39</text:p>
          </table:table-cell>
          <table:table-cell office:value-type="float" office:value="8058.32330175764">
            <text:p>8058.32</text:p>
          </table:table-cell>
          <table:table-cell office:value-type="float" office:value="12131.4071953673">
            <text:p>12131.41</text:p>
          </table:table-cell>
          <table:table-cell office:value-type="float" office:value="16459.4286506638">
            <text:p>16459.43</text:p>
          </table:table-cell>
          <table:table-cell office:value-type="float" office:value="20825.225037768">
            <text:p>20825.23</text:p>
          </table:table-cell>
          <table:table-cell table:number-columns-repeated="8"/>
          <table:table-cell office:value-type="float" office:value="722">
            <text:p>722</text:p>
          </table:table-cell>
          <table:table-cell office:value-type="string">
            <text:p>B722</text:p>
          </table:table-cell>
          <table:table-cell table:style-name="ce2" office:value-type="string">
            <text:p>Boeing 727-1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table:style-name="ce2" office:value-type="string">
            <text:p>Boeing 727 [727]</text:p>
          </table:table-cell>
          <table:table-cell table:style-name="ce2"/>
          <table:table-cell office:value-type="float" office:value="145.1">
            <text:p>145.1</text:p>
          </table:table-cell>
          <table:table-cell office:value-type="float" office:value="365.9">
            <text:p>365.9</text:p>
          </table:table-cell>
          <table:table-cell office:value-type="float" office:value="236.5">
            <text:p>236.5</text:p>
          </table:table-cell>
          <table:table-cell office:value-type="float" office:value="665.4">
            <text:p>665.4</text:p>
          </table:table-cell>
          <table:table-cell office:value-type="float" office:value="1303.94451249639">
            <text:p>1303.94</text:p>
          </table:table-cell>
          <table:table-cell office:value-type="float" office:value="2341.83131909656">
            <text:p>2341.83</text:p>
          </table:table-cell>
          <table:table-cell office:value-type="float" office:value="4247.32864665025">
            <text:p>4247.33</text:p>
          </table:table-cell>
          <table:table-cell office:value-type="float" office:value="6080.38835034078">
            <text:p>6080.39</text:p>
          </table:table-cell>
          <table:table-cell office:value-type="float" office:value="8058.32330175764">
            <text:p>8058.32</text:p>
          </table:table-cell>
          <table:table-cell office:value-type="float" office:value="12131.4071953673">
            <text:p>12131.41</text:p>
          </table:table-cell>
          <table:table-cell office:value-type="float" office:value="16459.4286506638">
            <text:p>16459.43</text:p>
          </table:table-cell>
          <table:table-cell office:value-type="float" office:value="20825.225037768">
            <text:p>20825.23</text:p>
          </table:table-cell>
          <table:table-cell table:number-columns-repeated="8"/>
          <table:table-cell office:value-type="float" office:value="727">
            <text:p>727</text:p>
          </table:table-cell>
          <table:table-cell office:value-type="string">
            <text:p>B721</text:p>
          </table:table-cell>
          <table:table-cell table:style-name="ce2" office:value-type="string">
            <text:p>Boeing 727-1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Boeing 737-112 [731]</text:p>
          </table:table-cell>
          <table:table-cell/>
          <table:table-cell office:value-type="float" office:value="94.1">
            <text:p>94.1</text:p>
          </table:table-cell>
          <table:table-cell office:value-type="float" office:value="238.3">
            <text:p>238.3</text:p>
          </table:table-cell>
          <table:table-cell office:value-type="float" office:value="153.4">
            <text:p>153.4</text:p>
          </table:table-cell>
          <table:table-cell office:value-type="float" office:value="434">
            <text:p>434</text:p>
          </table:table-cell>
          <table:table-cell office:value-type="float" office:value="880.292387556228">
            <text:p>880.29</text:p>
          </table:table-cell>
          <table:table-cell office:value-type="float" office:value="1575.56684981452">
            <text:p>1575.57</text:p>
          </table:table-cell>
          <table:table-cell office:value-type="float" office:value="2807.38689542554">
            <text:p>2807.39</text:p>
          </table:table-cell>
          <table:table-cell office:value-type="float" office:value="4030.01820954747">
            <text:p>4030.02</text:p>
          </table:table-cell>
          <table:table-cell office:value-type="float" office:value="5271.02698664758">
            <text:p>5271.03</text:p>
          </table:table-cell>
          <table:table-cell office:value-type="float" office:value="7802.08774885707">
            <text:p>7802.09</text:p>
          </table:table-cell>
          <table:table-cell office:value-type="float" office:value="10518.3324774564">
            <text:p>10518.33</text:p>
          </table:table-cell>
          <table:table-cell table:number-columns-repeated="9"/>
          <table:table-cell office:value-type="float" office:value="731">
            <text:p>731</text:p>
          </table:table-cell>
          <table:table-cell office:value-type="string">
            <text:p>B731</text:p>
          </table:table-cell>
          <table:table-cell table:style-name="ce6" office:value-type="string">
            <text:p>Boeing 737-1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table:style-name="ce2" office:value-type="string">
            <text:p>Boeing 737-200 [732]</text:p>
          </table:table-cell>
          <table:table-cell table:style-name="ce2"/>
          <table:table-cell office:value-type="float" office:value="94.1">
            <text:p>94.1</text:p>
          </table:table-cell>
          <table:table-cell office:value-type="float" office:value="238.3">
            <text:p>238.3</text:p>
          </table:table-cell>
          <table:table-cell office:value-type="float" office:value="153.4">
            <text:p>153.4</text:p>
          </table:table-cell>
          <table:table-cell office:value-type="float" office:value="434">
            <text:p>434</text:p>
          </table:table-cell>
          <table:table-cell office:value-type="float" office:value="880.292387556228">
            <text:p>880.29</text:p>
          </table:table-cell>
          <table:table-cell office:value-type="float" office:value="1575.56684981452">
            <text:p>1575.57</text:p>
          </table:table-cell>
          <table:table-cell office:value-type="float" office:value="2807.38689542554">
            <text:p>2807.39</text:p>
          </table:table-cell>
          <table:table-cell office:value-type="float" office:value="4030.01820954747">
            <text:p>4030.02</text:p>
          </table:table-cell>
          <table:table-cell office:value-type="float" office:value="5271.02698664758">
            <text:p>5271.03</text:p>
          </table:table-cell>
          <table:table-cell office:value-type="float" office:value="7802.08774885707">
            <text:p>7802.09</text:p>
          </table:table-cell>
          <table:table-cell office:value-type="float" office:value="10518.3324774564">
            <text:p>10518.33</text:p>
          </table:table-cell>
          <table:table-cell table:number-columns-repeated="9"/>
          <table:table-cell office:value-type="float" office:value="732">
            <text:p>732</text:p>
          </table:table-cell>
          <table:table-cell table:style-name="ce4" office:value-type="string">
            <text:p>B732</text:p>
          </table:table-cell>
          <table:table-cell table:style-name="ce6" office:value-type="string">
            <text:p>Boeing 737-1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Boeing 737-301 [733]</text:p>
          </table:table-cell>
          <table:table-cell office:value-type="float" office:value="106">
            <text:p>106</text:p>
          </table:table-cell>
          <table:table-cell office:value-type="float" office:value="94.1">
            <text:p>94.1</text:p>
          </table:table-cell>
          <table:table-cell office:value-type="float" office:value="238.3">
            <text:p>238.3</text:p>
          </table:table-cell>
          <table:table-cell office:value-type="float" office:value="153.4">
            <text:p>153.4</text:p>
          </table:table-cell>
          <table:table-cell office:value-type="float" office:value="434">
            <text:p>434</text:p>
          </table:table-cell>
          <table:table-cell office:value-type="float" office:value="880.292387556228">
            <text:p>880.29</text:p>
          </table:table-cell>
          <table:table-cell office:value-type="float" office:value="1575.56684981452">
            <text:p>1575.57</text:p>
          </table:table-cell>
          <table:table-cell office:value-type="float" office:value="2807.38689542554">
            <text:p>2807.39</text:p>
          </table:table-cell>
          <table:table-cell office:value-type="float" office:value="4030.01820954747">
            <text:p>4030.02</text:p>
          </table:table-cell>
          <table:table-cell office:value-type="float" office:value="5271.02698664758">
            <text:p>5271.03</text:p>
          </table:table-cell>
          <table:table-cell office:value-type="float" office:value="7802.08774885707">
            <text:p>7802.09</text:p>
          </table:table-cell>
          <table:table-cell office:value-type="float" office:value="10518.3324774564">
            <text:p>10518.33</text:p>
          </table:table-cell>
          <table:table-cell table:number-columns-repeated="9"/>
          <table:table-cell office:value-type="float" office:value="733">
            <text:p>733</text:p>
          </table:table-cell>
          <table:table-cell office:value-type="string">
            <text:p>B733</text:p>
          </table:table-cell>
          <table:table-cell table:style-name="ce6" office:value-type="string">
            <text:p>Boeing 737-1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Boeing 737-400 [734]</text:p>
          </table:table-cell>
          <table:table-cell office:value-type="float" office:value="129">
            <text:p>129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147.3">
            <text:p>147.3</text:p>
          </table:table-cell>
          <table:table-cell office:value-type="float" office:value="367">
            <text:p>367</text:p>
          </table:table-cell>
          <table:table-cell office:value-type="float" office:value="777.742280036996">
            <text:p>777.74</text:p>
          </table:table-cell>
          <table:table-cell office:value-type="float" office:value="1442.57556378219">
            <text:p>1442.58</text:p>
          </table:table-cell>
          <table:table-cell office:value-type="float" office:value="2787.43989396017">
            <text:p>2787.44</text:p>
          </table:table-cell>
          <table:table-cell office:value-type="float" office:value="4134.9369945739">
            <text:p>4134.94</text:p>
          </table:table-cell>
          <table:table-cell office:value-type="float" office:value="5477.16855431613">
            <text:p>5477.17</text:p>
          </table:table-cell>
          <table:table-cell office:value-type="float" office:value="8362.28453798556">
            <text:p>8362.28</text:p>
          </table:table-cell>
          <table:table-cell office:value-type="float" office:value="11342.2422353574">
            <text:p>11342.24</text:p>
          </table:table-cell>
          <table:table-cell table:number-columns-repeated="9"/>
          <table:table-cell office:value-type="float" office:value="734">
            <text:p>734</text:p>
          </table:table-cell>
          <table:table-cell office:value-type="string">
            <text:p>B734</text:p>
          </table:table-cell>
          <table:table-cell table:style-name="ce6" office:value-type="string">
            <text:p>Boeing 737-4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Boeing 737-505 [735]</text:p>
          </table:table-cell>
          <table:table-cell office:value-type="float" office:value="108">
            <text:p>108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147.3">
            <text:p>147.3</text:p>
          </table:table-cell>
          <table:table-cell office:value-type="float" office:value="367">
            <text:p>367</text:p>
          </table:table-cell>
          <table:table-cell office:value-type="float" office:value="777.742280036996">
            <text:p>777.74</text:p>
          </table:table-cell>
          <table:table-cell office:value-type="float" office:value="1442.57556378219">
            <text:p>1442.58</text:p>
          </table:table-cell>
          <table:table-cell office:value-type="float" office:value="2787.43989396017">
            <text:p>2787.44</text:p>
          </table:table-cell>
          <table:table-cell office:value-type="float" office:value="4134.9369945739">
            <text:p>4134.94</text:p>
          </table:table-cell>
          <table:table-cell office:value-type="float" office:value="5477.16855431613">
            <text:p>5477.17</text:p>
          </table:table-cell>
          <table:table-cell office:value-type="float" office:value="8362.28453798556">
            <text:p>8362.28</text:p>
          </table:table-cell>
          <table:table-cell office:value-type="float" office:value="11342.2422353574">
            <text:p>11342.24</text:p>
          </table:table-cell>
          <table:table-cell table:number-columns-repeated="9"/>
          <table:table-cell office:value-type="float" office:value="735">
            <text:p>735</text:p>
          </table:table-cell>
          <table:table-cell office:value-type="string">
            <text:p>B735</text:p>
          </table:table-cell>
          <table:table-cell table:style-name="ce6" office:value-type="string">
            <text:p>Boeing 737-4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Boeing 737-600 [736]</text:p>
          </table:table-cell>
          <table:table-cell/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147.3">
            <text:p>147.3</text:p>
          </table:table-cell>
          <table:table-cell office:value-type="float" office:value="367">
            <text:p>367</text:p>
          </table:table-cell>
          <table:table-cell office:value-type="float" office:value="777.742280036996">
            <text:p>777.74</text:p>
          </table:table-cell>
          <table:table-cell office:value-type="float" office:value="1442.57556378219">
            <text:p>1442.58</text:p>
          </table:table-cell>
          <table:table-cell office:value-type="float" office:value="2787.43989396017">
            <text:p>2787.44</text:p>
          </table:table-cell>
          <table:table-cell office:value-type="float" office:value="4134.9369945739">
            <text:p>4134.94</text:p>
          </table:table-cell>
          <table:table-cell office:value-type="float" office:value="5477.16855431613">
            <text:p>5477.17</text:p>
          </table:table-cell>
          <table:table-cell office:value-type="float" office:value="8362.28453798556">
            <text:p>8362.28</text:p>
          </table:table-cell>
          <table:table-cell office:value-type="float" office:value="11342.2422353574">
            <text:p>11342.24</text:p>
          </table:table-cell>
          <table:table-cell table:number-columns-repeated="9"/>
          <table:table-cell office:value-type="float" office:value="736">
            <text:p>736</text:p>
          </table:table-cell>
          <table:table-cell office:value-type="string">
            <text:p>B736</text:p>
          </table:table-cell>
          <table:table-cell table:style-name="ce6" office:value-type="string">
            <text:p>Boeing 737-4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table:style-name="ce2" office:value-type="string">
            <text:p>Boeing 737 [737]</text:p>
          </table:table-cell>
          <table:table-cell table:style-name="ce2"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147.3">
            <text:p>147.3</text:p>
          </table:table-cell>
          <table:table-cell office:value-type="float" office:value="367">
            <text:p>367</text:p>
          </table:table-cell>
          <table:table-cell office:value-type="float" office:value="777.742280036996">
            <text:p>777.74</text:p>
          </table:table-cell>
          <table:table-cell office:value-type="float" office:value="1442.57556378219">
            <text:p>1442.58</text:p>
          </table:table-cell>
          <table:table-cell office:value-type="float" office:value="2787.43989396017">
            <text:p>2787.44</text:p>
          </table:table-cell>
          <table:table-cell office:value-type="float" office:value="4134.9369945739">
            <text:p>4134.94</text:p>
          </table:table-cell>
          <table:table-cell office:value-type="float" office:value="5477.16855431613">
            <text:p>5477.17</text:p>
          </table:table-cell>
          <table:table-cell office:value-type="float" office:value="8362.28453798556">
            <text:p>8362.28</text:p>
          </table:table-cell>
          <table:table-cell office:value-type="float" office:value="11342.2422353574">
            <text:p>11342.24</text:p>
          </table:table-cell>
          <table:table-cell table:number-columns-repeated="9"/>
          <table:table-cell office:value-type="float" office:value="737">
            <text:p>737</text:p>
          </table:table-cell>
          <table:table-cell office:value-type="string">
            <text:p>B731</text:p>
          </table:table-cell>
          <table:table-cell table:style-name="ce6" office:value-type="string">
            <text:p>Boeing 737-4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Boeing 747-100 [741]</text:p>
          </table:table-cell>
          <table:table-cell/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float" office:value="741">
            <text:p>741</text:p>
          </table:table-cell>
          <table:table-cell office:value-type="string">
            <text:p>B741</text:p>
          </table:table-cell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Boeing 747-200 [742]</text:p>
          </table:table-cell>
          <table:table-cell office:value-type="float" office:value="420">
            <text:p>420</text:p>
          </table:table-cell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float" office:value="742">
            <text:p>742</text:p>
          </table:table-cell>
          <table:table-cell office:value-type="string">
            <text:p>B742</text:p>
          </table:table-cell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table:style-name="ce2" office:value-type="string">
            <text:p>Boeing 747-300 [743]</text:p>
          </table:table-cell>
          <table:table-cell table:style-name="ce2" office:value-type="float" office:value="420">
            <text:p>420</text:p>
          </table:table-cell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float" office:value="743">
            <text:p>743</text:p>
          </table:table-cell>
          <table:table-cell office:value-type="string">
            <text:p>B743</text:p>
          </table:table-cell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table:style-name="ce2" office:value-type="string">
            <text:p>Boeing 747-400 [744]</text:p>
          </table:table-cell>
          <table:table-cell table:style-name="ce2" office:value-type="float" office:value="400">
            <text:p>400</text:p>
          </table:table-cell>
          <table:table-cell office:value-type="float" office:value="411.9">
            <text:p>411.9</text:p>
          </table:table-cell>
          <table:table-cell office:value-type="float" office:value="1043.4">
            <text:p>1043.4</text:p>
          </table:table-cell>
          <table:table-cell office:value-type="float" office:value="624">
            <text:p>624</text:p>
          </table:table-cell>
          <table:table-cell office:value-type="float" office:value="1322.8">
            <text:p>1322.8</text:p>
          </table:table-cell>
          <table:table-cell office:value-type="float" office:value="2928.7054918117">
            <text:p>2928.71</text:p>
          </table:table-cell>
          <table:table-cell office:value-type="float" office:value="5656.10424331509">
            <text:p>5656.1</text:p>
          </table:table-cell>
          <table:table-cell office:value-type="float" office:value="10002.4026033576">
            <text:p>10002.4</text:p>
          </table:table-cell>
          <table:table-cell office:value-type="float" office:value="14348.7009634002">
            <text:p>14348.7</text:p>
          </table:table-cell>
          <table:table-cell office:value-type="float" office:value="18694.9993234427">
            <text:p>18695</text:p>
          </table:table-cell>
          <table:table-cell office:value-type="float" office:value="27519.406840645">
            <text:p>27519.41</text:p>
          </table:table-cell>
          <table:table-cell office:value-type="float" office:value="36864.5138787576">
            <text:p>36864.51</text:p>
          </table:table-cell>
          <table:table-cell office:value-type="float" office:value="46078.0645003571">
            <text:p>46078.06</text:p>
          </table:table-cell>
          <table:table-cell office:value-type="float" office:value="56174.7202350114">
            <text:p>56174.72</text:p>
          </table:table-cell>
          <table:table-cell office:value-type="float" office:value="66486.123507536">
            <text:p>66486.12</text:p>
          </table:table-cell>
          <table:table-cell office:value-type="float" office:value="77387.0840895778">
            <text:p>77387.08</text:p>
          </table:table-cell>
          <table:table-cell office:value-type="float" office:value="88584.3401344054">
            <text:p>88584.34</text:p>
          </table:table-cell>
          <table:table-cell office:value-type="float" office:value="100209.240892035">
            <text:p>100209.24</text:p>
          </table:table-cell>
          <table:table-cell office:value-type="float" office:value="112150.863129762">
            <text:p>112150.86</text:p>
          </table:table-cell>
          <table:table-cell office:value-type="float" office:value="124768.651815547">
            <text:p>124768.65</text:p>
          </table:table-cell>
          <table:table-cell office:value-type="float" office:value="137852.087041929">
            <text:p>137852.09</text:p>
          </table:table-cell>
          <table:table-cell office:value-type="float" office:value="744">
            <text:p>744</text:p>
          </table:table-cell>
          <table:table-cell office:value-type="string">
            <text:p>B744</text:p>
          </table:table-cell>
          <table:table-cell table:style-name="ce6" office:value-type="string">
            <text:p>Boeing 747-4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table:style-name="ce2" office:value-type="string">
            <text:p>Boeing 747 [747]</text:p>
          </table:table-cell>
          <table:table-cell table:style-name="ce2" office:value-type="float" office:value="420">
            <text:p>420</text:p>
          </table:table-cell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float" office:value="747">
            <text:p>747</text:p>
          </table:table-cell>
          <table:table-cell office:value-type="string">
            <text:p>B747</text:p>
          </table:table-cell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table:style-name="ce2" office:value-type="string">
            <text:p>Boeing 757 [757]</text:p>
          </table:table-cell>
          <table:table-cell table:style-name="ce2"/>
          <table:table-cell office:value-type="float" office:value="144.3">
            <text:p>144.3</text:p>
          </table:table-cell>
          <table:table-cell office:value-type="float" office:value="370.7">
            <text:p>370.7</text:p>
          </table:table-cell>
          <table:table-cell office:value-type="float" office:value="226.3">
            <text:p>226.3</text:p>
          </table:table-cell>
          <table:table-cell office:value-type="float" office:value="511.6">
            <text:p>511.6</text:p>
          </table:table-cell>
          <table:table-cell office:value-type="float" office:value="1169.89462957854">
            <text:p>1169.89</text:p>
          </table:table-cell>
          <table:table-cell office:value-type="float" office:value="2157.17083296235">
            <text:p>2157.17</text:p>
          </table:table-cell>
          <table:table-cell office:value-type="float" office:value="3817.3496842357">
            <text:p>3817.35</text:p>
          </table:table-cell>
          <table:table-cell office:value-type="float" office:value="5471.42539065717">
            <text:p>5471.43</text:p>
          </table:table-cell>
          <table:table-cell office:value-type="float" office:value="7137.70738678242">
            <text:p>7137.71</text:p>
          </table:table-cell>
          <table:table-cell office:value-type="float" office:value="10592.7450900486">
            <text:p>10592.75</text:p>
          </table:table-cell>
          <table:table-cell office:value-type="float" office:value="14154.0217936773">
            <text:p>14154.02</text:p>
          </table:table-cell>
          <table:table-cell office:value-type="float" office:value="17772.8884359729">
            <text:p>17772.89</text:p>
          </table:table-cell>
          <table:table-cell table:number-columns-repeated="8"/>
          <table:table-cell office:value-type="float" office:value="757">
            <text:p>757</text:p>
          </table:table-cell>
          <table:table-cell office:value-type="string">
            <text:p>B757</text:p>
          </table:table-cell>
          <table:table-cell table:style-name="ce6" office:value-type="string">
            <text:p>Boeing 757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Boeing 767-200 [762]</text:p>
          </table:table-cell>
          <table:table-cell office:value-type="float" office:value="200">
            <text:p>200</text:p>
          </table:table-cell>
          <table:table-cell office:value-type="float" office:value="195.4">
            <text:p>195.4</text:p>
          </table:table-cell>
          <table:table-cell office:value-type="float" office:value="500.2">
            <text:p>500.2</text:p>
          </table:table-cell>
          <table:table-cell office:value-type="float" office:value="321.4">
            <text:p>321.4</text:p>
          </table:table-cell>
          <table:table-cell office:value-type="float" office:value="600">
            <text:p>600</text:p>
          </table:table-cell>
          <table:table-cell office:value-type="float" office:value="1413.21914105655">
            <text:p>1413.22</text:p>
          </table:table-cell>
          <table:table-cell office:value-type="float" office:value="2688.1251221368">
            <text:p>2688.13</text:p>
          </table:table-cell>
          <table:table-cell office:value-type="float" office:value="4868.08316338237">
            <text:p>4868.08</text:p>
          </table:table-cell>
          <table:table-cell office:value-type="float" office:value="7048.04120462794">
            <text:p>7048.04</text:p>
          </table:table-cell>
          <table:table-cell office:value-type="float" office:value="9227.99924587351">
            <text:p>9228</text:p>
          </table:table-cell>
          <table:table-cell office:value-type="float" office:value="13791.4948417352">
            <text:p>13791.49</text:p>
          </table:table-cell>
          <table:table-cell office:value-type="float" office:value="18469.4784762141">
            <text:p>18469.48</text:p>
          </table:table-cell>
          <table:table-cell office:value-type="float" office:value="23187.3006702543">
            <text:p>23187.3</text:p>
          </table:table-cell>
          <table:table-cell office:value-type="float" office:value="28292.3072405522">
            <text:p>28292.31</text:p>
          </table:table-cell>
          <table:table-cell office:value-type="float" office:value="33621.9673822457">
            <text:p>33621.97</text:p>
          </table:table-cell>
          <table:table-cell office:value-type="float" office:value="39013.836591912">
            <text:p>39013.84</text:p>
          </table:table-cell>
          <table:table-cell office:value-type="float" office:value="44696.5750209997">
            <text:p>44696.58</text:p>
          </table:table-cell>
          <table:table-cell office:value-type="float" office:value="50590.9090231281">
            <text:p>50590.91</text:p>
          </table:table-cell>
          <table:table-cell table:number-columns-repeated="3"/>
          <table:table-cell office:value-type="float" office:value="762">
            <text:p>762</text:p>
          </table:table-cell>
          <table:table-cell office:value-type="string">
            <text:p>B762</text:p>
          </table:table-cell>
          <table:table-cell office:value-type="string">
            <text:p>Boeing 767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Boeing 767-300 [763]</text:p>
          </table:table-cell>
          <table:table-cell office:value-type="float" office:value="228">
            <text:p>228</text:p>
          </table:table-cell>
          <table:table-cell office:value-type="float" office:value="195.4">
            <text:p>195.4</text:p>
          </table:table-cell>
          <table:table-cell office:value-type="float" office:value="500.2">
            <text:p>500.2</text:p>
          </table:table-cell>
          <table:table-cell office:value-type="float" office:value="321.4">
            <text:p>321.4</text:p>
          </table:table-cell>
          <table:table-cell office:value-type="float" office:value="600">
            <text:p>600</text:p>
          </table:table-cell>
          <table:table-cell office:value-type="float" office:value="1413.21914105655">
            <text:p>1413.22</text:p>
          </table:table-cell>
          <table:table-cell office:value-type="float" office:value="2688.1251221368">
            <text:p>2688.13</text:p>
          </table:table-cell>
          <table:table-cell office:value-type="float" office:value="4868.08316338237">
            <text:p>4868.08</text:p>
          </table:table-cell>
          <table:table-cell office:value-type="float" office:value="7048.04120462794">
            <text:p>7048.04</text:p>
          </table:table-cell>
          <table:table-cell office:value-type="float" office:value="9227.99924587351">
            <text:p>9228</text:p>
          </table:table-cell>
          <table:table-cell office:value-type="float" office:value="13791.4948417352">
            <text:p>13791.49</text:p>
          </table:table-cell>
          <table:table-cell office:value-type="float" office:value="18469.4784762141">
            <text:p>18469.48</text:p>
          </table:table-cell>
          <table:table-cell office:value-type="float" office:value="23187.3006702543">
            <text:p>23187.3</text:p>
          </table:table-cell>
          <table:table-cell office:value-type="float" office:value="28292.3072405522">
            <text:p>28292.31</text:p>
          </table:table-cell>
          <table:table-cell office:value-type="float" office:value="33621.9673822457">
            <text:p>33621.97</text:p>
          </table:table-cell>
          <table:table-cell office:value-type="float" office:value="39013.836591912">
            <text:p>39013.84</text:p>
          </table:table-cell>
          <table:table-cell office:value-type="float" office:value="44696.5750209997">
            <text:p>44696.58</text:p>
          </table:table-cell>
          <table:table-cell office:value-type="float" office:value="50590.9090231281">
            <text:p>50590.91</text:p>
          </table:table-cell>
          <table:table-cell table:number-columns-repeated="3"/>
          <table:table-cell office:value-type="float" office:value="763">
            <text:p>763</text:p>
          </table:table-cell>
          <table:table-cell office:value-type="string">
            <text:p>B763</text:p>
          </table:table-cell>
          <table:table-cell office:value-type="string">
            <text:p>Boeing 767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table:style-name="ce2" office:value-type="string">
            <text:p>Boeing 767 [767]</text:p>
          </table:table-cell>
          <table:table-cell table:style-name="ce2"/>
          <table:table-cell office:value-type="float" office:value="195.4">
            <text:p>195.4</text:p>
          </table:table-cell>
          <table:table-cell office:value-type="float" office:value="500.2">
            <text:p>500.2</text:p>
          </table:table-cell>
          <table:table-cell office:value-type="float" office:value="321.4">
            <text:p>321.4</text:p>
          </table:table-cell>
          <table:table-cell office:value-type="float" office:value="600">
            <text:p>600</text:p>
          </table:table-cell>
          <table:table-cell office:value-type="float" office:value="1413.21914105655">
            <text:p>1413.22</text:p>
          </table:table-cell>
          <table:table-cell office:value-type="float" office:value="2688.1251221368">
            <text:p>2688.13</text:p>
          </table:table-cell>
          <table:table-cell office:value-type="float" office:value="4868.08316338237">
            <text:p>4868.08</text:p>
          </table:table-cell>
          <table:table-cell office:value-type="float" office:value="7048.04120462794">
            <text:p>7048.04</text:p>
          </table:table-cell>
          <table:table-cell office:value-type="float" office:value="9227.99924587351">
            <text:p>9228</text:p>
          </table:table-cell>
          <table:table-cell office:value-type="float" office:value="13791.4948417352">
            <text:p>13791.49</text:p>
          </table:table-cell>
          <table:table-cell office:value-type="float" office:value="18469.4784762141">
            <text:p>18469.48</text:p>
          </table:table-cell>
          <table:table-cell office:value-type="float" office:value="23187.3006702543">
            <text:p>23187.3</text:p>
          </table:table-cell>
          <table:table-cell office:value-type="float" office:value="28292.3072405522">
            <text:p>28292.31</text:p>
          </table:table-cell>
          <table:table-cell office:value-type="float" office:value="33621.9673822457">
            <text:p>33621.97</text:p>
          </table:table-cell>
          <table:table-cell office:value-type="float" office:value="39013.836591912">
            <text:p>39013.84</text:p>
          </table:table-cell>
          <table:table-cell office:value-type="float" office:value="44696.5750209997">
            <text:p>44696.58</text:p>
          </table:table-cell>
          <table:table-cell office:value-type="float" office:value="50590.9090231281">
            <text:p>50590.91</text:p>
          </table:table-cell>
          <table:table-cell table:number-columns-repeated="3"/>
          <table:table-cell office:value-type="float" office:value="767">
            <text:p>767</text:p>
          </table:table-cell>
          <table:table-cell office:value-type="string">
            <text:p>B767</text:p>
          </table:table-cell>
          <table:table-cell office:value-type="string">
            <text:p>Boeing 767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Boeing 777-200 [772]</text:p>
          </table:table-cell>
          <table:table-cell office:value-type="float" office:value="375">
            <text:p>375</text:p>
          </table:table-cell>
          <table:table-cell office:value-type="float" office:value="328.4">
            <text:p>328.4</text:p>
          </table:table-cell>
          <table:table-cell office:value-type="float" office:value="818.4">
            <text:p>818.4</text:p>
          </table:table-cell>
          <table:table-cell office:value-type="float" office:value="480">
            <text:p>480</text:p>
          </table:table-cell>
          <table:table-cell office:value-type="float" office:value="936">
            <text:p>936</text:p>
          </table:table-cell>
          <table:table-cell office:value-type="float" office:value="2256.74387115911">
            <text:p>2256.74</text:p>
          </table:table-cell>
          <table:table-cell office:value-type="float" office:value="4472.30234790228">
            <text:p>4472.3</text:p>
          </table:table-cell>
          <table:table-cell office:value-type="float" office:value="7567.52116265533">
            <text:p>7567.52</text:p>
          </table:table-cell>
          <table:table-cell office:value-type="float" office:value="10663.6081451559">
            <text:p>10663.61</text:p>
          </table:table-cell>
          <table:table-cell office:value-type="float" office:value="13800.9587921614">
            <text:p>13800.96</text:p>
          </table:table-cell>
          <table:table-cell office:value-type="float" office:value="20013.5733328691">
            <text:p>20013.57</text:p>
          </table:table-cell>
          <table:table-cell office:value-type="float" office:value="26662.8376717769">
            <text:p>26662.84</text:p>
          </table:table-cell>
          <table:table-cell office:value-type="float" office:value="33463.8344283044">
            <text:p>33463.83</text:p>
          </table:table-cell>
          <table:table-cell office:value-type="float" office:value="40580.4056370609">
            <text:p>40580.41</text:p>
          </table:table-cell>
          <table:table-cell office:value-type="float" office:value="47731.7866138299">
            <text:p>47731.79</text:p>
          </table:table-cell>
          <table:table-cell office:value-type="float" office:value="55341.4545082067">
            <text:p>55341.45</text:p>
          </table:table-cell>
          <table:table-cell office:value-type="float" office:value="63200.657305891">
            <text:p>63200.66</text:p>
          </table:table-cell>
          <table:table-cell office:value-type="float" office:value="71092.3060474956">
            <text:p>71092.31</text:p>
          </table:table-cell>
          <table:table-cell office:value-type="float" office:value="79504.5641379702">
            <text:p>79504.56</text:p>
          </table:table-cell>
          <table:table-cell office:value-type="float" office:value="88130.3916019502">
            <text:p>88130.39</text:p>
          </table:table-cell>
          <table:table-cell/>
          <table:table-cell office:value-type="float" office:value="772">
            <text:p>772</text:p>
          </table:table-cell>
          <table:table-cell office:value-type="string">
            <text:p>B772</text:p>
          </table:table-cell>
          <table:table-cell table:style-name="ce6" office:value-type="string">
            <text:p>Boeing 777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Boeing 777-300 [773]</text:p>
          </table:table-cell>
          <table:table-cell office:value-type="float" office:value="420">
            <text:p>420</text:p>
          </table:table-cell>
          <table:table-cell office:value-type="float" office:value="328.4">
            <text:p>328.4</text:p>
          </table:table-cell>
          <table:table-cell office:value-type="float" office:value="818.4">
            <text:p>818.4</text:p>
          </table:table-cell>
          <table:table-cell office:value-type="float" office:value="480">
            <text:p>480</text:p>
          </table:table-cell>
          <table:table-cell office:value-type="float" office:value="936">
            <text:p>936</text:p>
          </table:table-cell>
          <table:table-cell office:value-type="float" office:value="2256.74387115911">
            <text:p>2256.74</text:p>
          </table:table-cell>
          <table:table-cell office:value-type="float" office:value="4472.30234790228">
            <text:p>4472.3</text:p>
          </table:table-cell>
          <table:table-cell office:value-type="float" office:value="7567.52116265533">
            <text:p>7567.52</text:p>
          </table:table-cell>
          <table:table-cell office:value-type="float" office:value="10663.6081451559">
            <text:p>10663.61</text:p>
          </table:table-cell>
          <table:table-cell office:value-type="float" office:value="13800.9587921614">
            <text:p>13800.96</text:p>
          </table:table-cell>
          <table:table-cell office:value-type="float" office:value="20013.5733328691">
            <text:p>20013.57</text:p>
          </table:table-cell>
          <table:table-cell office:value-type="float" office:value="26662.8376717769">
            <text:p>26662.84</text:p>
          </table:table-cell>
          <table:table-cell office:value-type="float" office:value="33463.8344283044">
            <text:p>33463.83</text:p>
          </table:table-cell>
          <table:table-cell office:value-type="float" office:value="40580.4056370609">
            <text:p>40580.41</text:p>
          </table:table-cell>
          <table:table-cell office:value-type="float" office:value="47731.7866138299">
            <text:p>47731.79</text:p>
          </table:table-cell>
          <table:table-cell office:value-type="float" office:value="55341.4545082067">
            <text:p>55341.45</text:p>
          </table:table-cell>
          <table:table-cell office:value-type="float" office:value="63200.657305891">
            <text:p>63200.66</text:p>
          </table:table-cell>
          <table:table-cell office:value-type="float" office:value="71092.3060474956">
            <text:p>71092.31</text:p>
          </table:table-cell>
          <table:table-cell office:value-type="float" office:value="79504.5641379702">
            <text:p>79504.56</text:p>
          </table:table-cell>
          <table:table-cell office:value-type="float" office:value="88130.3916019502">
            <text:p>88130.39</text:p>
          </table:table-cell>
          <table:table-cell/>
          <table:table-cell office:value-type="float" office:value="773">
            <text:p>773</text:p>
          </table:table-cell>
          <table:table-cell office:value-type="string">
            <text:p>B773</text:p>
          </table:table-cell>
          <table:table-cell table:style-name="ce6" office:value-type="string">
            <text:p>Boeing 777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table:style-name="ce2" office:value-type="string">
            <text:p>Boeing 777 [777]</text:p>
          </table:table-cell>
          <table:table-cell table:style-name="ce2" office:value-type="float" office:value="375">
            <text:p>375</text:p>
          </table:table-cell>
          <table:table-cell office:value-type="float" office:value="328.4">
            <text:p>328.4</text:p>
          </table:table-cell>
          <table:table-cell office:value-type="float" office:value="818.4">
            <text:p>818.4</text:p>
          </table:table-cell>
          <table:table-cell office:value-type="float" office:value="480">
            <text:p>480</text:p>
          </table:table-cell>
          <table:table-cell office:value-type="float" office:value="936">
            <text:p>936</text:p>
          </table:table-cell>
          <table:table-cell office:value-type="float" office:value="2256.74387115911">
            <text:p>2256.74</text:p>
          </table:table-cell>
          <table:table-cell office:value-type="float" office:value="4472.30234790228">
            <text:p>4472.3</text:p>
          </table:table-cell>
          <table:table-cell office:value-type="float" office:value="7567.52116265533">
            <text:p>7567.52</text:p>
          </table:table-cell>
          <table:table-cell office:value-type="float" office:value="10663.6081451559">
            <text:p>10663.61</text:p>
          </table:table-cell>
          <table:table-cell office:value-type="float" office:value="13800.9587921614">
            <text:p>13800.96</text:p>
          </table:table-cell>
          <table:table-cell office:value-type="float" office:value="20013.5733328691">
            <text:p>20013.57</text:p>
          </table:table-cell>
          <table:table-cell office:value-type="float" office:value="26662.8376717769">
            <text:p>26662.84</text:p>
          </table:table-cell>
          <table:table-cell office:value-type="float" office:value="33463.8344283044">
            <text:p>33463.83</text:p>
          </table:table-cell>
          <table:table-cell office:value-type="float" office:value="40580.4056370609">
            <text:p>40580.41</text:p>
          </table:table-cell>
          <table:table-cell office:value-type="float" office:value="47731.7866138299">
            <text:p>47731.79</text:p>
          </table:table-cell>
          <table:table-cell office:value-type="float" office:value="55341.4545082067">
            <text:p>55341.45</text:p>
          </table:table-cell>
          <table:table-cell office:value-type="float" office:value="63200.657305891">
            <text:p>63200.66</text:p>
          </table:table-cell>
          <table:table-cell office:value-type="float" office:value="71092.3060474956">
            <text:p>71092.31</text:p>
          </table:table-cell>
          <table:table-cell office:value-type="float" office:value="79504.5641379702">
            <text:p>79504.56</text:p>
          </table:table-cell>
          <table:table-cell office:value-type="float" office:value="88130.3916019502">
            <text:p>88130.39</text:p>
          </table:table-cell>
          <table:table-cell/>
          <table:table-cell office:value-type="float" office:value="777">
            <text:p>777</text:p>
          </table:table-cell>
          <table:table-cell office:value-type="string">
            <text:p>B777</text:p>
          </table:table-cell>
          <table:table-cell table:style-name="ce6" office:value-type="string">
            <text:p>Boeing 777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table:style-name="ce2" office:value-type="string">
            <text:p>British Aerospace 146 Freighter [14F]</text:p>
          </table:table-cell>
          <table:table-cell table:style-name="ce2"/>
          <table:table-cell office:value-type="float" office:value="59.8">
            <text:p>59.8</text:p>
          </table:table-cell>
          <table:table-cell office:value-type="float" office:value="155.2">
            <text:p>155.2</text:p>
          </table:table-cell>
          <table:table-cell office:value-type="float" office:value="99.1">
            <text:p>99.1</text:p>
          </table:table-cell>
          <table:table-cell office:value-type="float" office:value="255.4">
            <text:p>255.4</text:p>
          </table:table-cell>
          <table:table-cell office:value-type="float" office:value="675.586237840045">
            <text:p>675.59</text:p>
          </table:table-cell>
          <table:table-cell office:value-type="float" office:value="1291.02466451974">
            <text:p>1291.02</text:p>
          </table:table-cell>
          <table:table-cell office:value-type="float" office:value="2555.03805041832">
            <text:p>2555.04</text:p>
          </table:table-cell>
          <table:table-cell office:value-type="float" office:value="3805.03259681137">
            <text:p>3805.03</text:p>
          </table:table-cell>
          <table:table-cell office:value-type="float" office:value="5083.06482221546">
            <text:p>5083.06</text:p>
          </table:table-cell>
          <table:table-cell office:value-type="float" office:value="7700.60265685702">
            <text:p>7700.6</text:p>
          </table:table-cell>
          <table:table-cell table:number-columns-repeated="10"/>
          <table:table-cell office:value-type="string">
            <text:p>14F</text:p>
          </table:table-cell>
          <table:table-cell table:style-name="ce2" office:value-type="string">
            <text:p>BA46</text:p>
          </table:table-cell>
          <table:table-cell table:style-name="ce2" office:value-type="string">
            <text:p>British Aerospace 146-1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Airbus A318/319/320/321 [32S]</text:p>
          </table:table-cell>
          <table:table-cell/>
          <table:table-cell office:value-type="float" office:value="89.9">
            <text:p>89.9</text:p>
          </table:table-cell>
          <table:table-cell office:value-type="float" office:value="232.5">
            <text:p>232.5</text:p>
          </table:table-cell>
          <table:table-cell office:value-type="float" office:value="145.4">
            <text:p>145.4</text:p>
          </table:table-cell>
          <table:table-cell office:value-type="float" office:value="334.6">
            <text:p>334.6</text:p>
          </table:table-cell>
          <table:table-cell office:value-type="float" office:value="842.060158871298">
            <text:p>842.06</text:p>
          </table:table-cell>
          <table:table-cell office:value-type="float" office:value="1694.96175903444">
            <text:p>1694.96</text:p>
          </table:table-cell>
          <table:table-cell office:value-type="float" office:value="2858.27297305685">
            <text:p>2858.27</text:p>
          </table:table-cell>
          <table:table-cell office:value-type="float" office:value="3902.6748037039">
            <text:p>3902.67</text:p>
          </table:table-cell>
          <table:table-cell office:value-type="float" office:value="5224.89540110167">
            <text:p>5224.9</text:p>
          </table:table-cell>
          <table:table-cell office:value-type="float" office:value="7529.68021777256">
            <text:p>7529.68</text:p>
          </table:table-cell>
          <table:table-cell office:value-type="float" office:value="10063.5641838567">
            <text:p>10063.56</text:p>
          </table:table-cell>
          <table:table-cell office:value-type="float" office:value="12638.9310159236">
            <text:p>12638.93</text:p>
          </table:table-cell>
          <table:table-cell table:number-columns-repeated="8"/>
          <table:table-cell office:value-type="string">
            <text:p>32S</text:p>
          </table:table-cell>
          <table:table-cell office:value-type="string">
            <text:p>A320</text:p>
          </table:table-cell>
          <table:table-cell table:style-name="ce2" office:value-type="string">
            <text:p>Airbus A320-100/2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07-123B [70F]</text:p>
          </table:table-cell>
          <table:table-cell/>
          <table:table-cell office:value-type="float" office:value="188.2">
            <text:p>188.2</text:p>
          </table:table-cell>
          <table:table-cell office:value-type="float" office:value="476.6">
            <text:p>476.6</text:p>
          </table:table-cell>
          <table:table-cell office:value-type="float" office:value="306.8">
            <text:p>306.8</text:p>
          </table:table-cell>
          <table:table-cell office:value-type="float" office:value="868">
            <text:p>868</text:p>
          </table:table-cell>
          <table:table-cell office:value-type="float" office:value="1760.58477511246">
            <text:p>1760.58</text:p>
          </table:table-cell>
          <table:table-cell office:value-type="float" office:value="3151.13369962904">
            <text:p>3151.13</text:p>
          </table:table-cell>
          <table:table-cell office:value-type="float" office:value="5614.77379085108">
            <text:p>5614.77</text:p>
          </table:table-cell>
          <table:table-cell office:value-type="float" office:value="8060.03641909494">
            <text:p>8060.04</text:p>
          </table:table-cell>
          <table:table-cell office:value-type="float" office:value="10542.0539732952">
            <text:p>10542.05</text:p>
          </table:table-cell>
          <table:table-cell office:value-type="float" office:value="15604.1754977141">
            <text:p>15604.18</text:p>
          </table:table-cell>
          <table:table-cell office:value-type="float" office:value="21036.6649549128">
            <text:p>21036.66</text:p>
          </table:table-cell>
          <table:table-cell table:number-columns-repeated="9"/>
          <table:table-cell office:value-type="string">
            <text:p>70F</text:p>
          </table:table-cell>
          <table:table-cell office:value-type="string">
            <text:p>B701</text:p>
          </table:table-cell>
          <table:table-cell table:style-name="ce6" office:value-type="string">
            <text:p>Boeing 737-100 (x2)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27-208 Advanced [72A]</text:p>
          </table:table-cell>
          <table:table-cell/>
          <table:table-cell office:value-type="float" office:value="145.1">
            <text:p>145.1</text:p>
          </table:table-cell>
          <table:table-cell office:value-type="float" office:value="365.9">
            <text:p>365.9</text:p>
          </table:table-cell>
          <table:table-cell office:value-type="float" office:value="236.5">
            <text:p>236.5</text:p>
          </table:table-cell>
          <table:table-cell office:value-type="float" office:value="665.4">
            <text:p>665.4</text:p>
          </table:table-cell>
          <table:table-cell office:value-type="float" office:value="1303.94451249639">
            <text:p>1303.94</text:p>
          </table:table-cell>
          <table:table-cell office:value-type="float" office:value="2341.83131909656">
            <text:p>2341.83</text:p>
          </table:table-cell>
          <table:table-cell office:value-type="float" office:value="4247.32864665025">
            <text:p>4247.33</text:p>
          </table:table-cell>
          <table:table-cell office:value-type="float" office:value="6080.38835034078">
            <text:p>6080.39</text:p>
          </table:table-cell>
          <table:table-cell office:value-type="float" office:value="8058.32330175764">
            <text:p>8058.32</text:p>
          </table:table-cell>
          <table:table-cell office:value-type="float" office:value="12131.4071953673">
            <text:p>12131.41</text:p>
          </table:table-cell>
          <table:table-cell office:value-type="float" office:value="16459.4286506638">
            <text:p>16459.43</text:p>
          </table:table-cell>
          <table:table-cell office:value-type="float" office:value="20825.225037768">
            <text:p>20825.23</text:p>
          </table:table-cell>
          <table:table-cell table:number-columns-repeated="8"/>
          <table:table-cell office:value-type="string">
            <text:p>72A</text:p>
          </table:table-cell>
          <table:table-cell office:value-type="string">
            <text:p>B722</text:p>
          </table:table-cell>
          <table:table-cell table:style-name="ce6" office:value-type="string">
            <text:p>Boeing 727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27 Freighter (100/200) [72F]</text:p>
          </table:table-cell>
          <table:table-cell/>
          <table:table-cell office:value-type="float" office:value="145.1">
            <text:p>145.1</text:p>
          </table:table-cell>
          <table:table-cell office:value-type="float" office:value="365.9">
            <text:p>365.9</text:p>
          </table:table-cell>
          <table:table-cell office:value-type="float" office:value="236.5">
            <text:p>236.5</text:p>
          </table:table-cell>
          <table:table-cell office:value-type="float" office:value="665.4">
            <text:p>665.4</text:p>
          </table:table-cell>
          <table:table-cell office:value-type="float" office:value="1303.94451249639">
            <text:p>1303.94</text:p>
          </table:table-cell>
          <table:table-cell office:value-type="float" office:value="2341.83131909656">
            <text:p>2341.83</text:p>
          </table:table-cell>
          <table:table-cell office:value-type="float" office:value="4247.32864665025">
            <text:p>4247.33</text:p>
          </table:table-cell>
          <table:table-cell office:value-type="float" office:value="6080.38835034078">
            <text:p>6080.39</text:p>
          </table:table-cell>
          <table:table-cell office:value-type="float" office:value="8058.32330175764">
            <text:p>8058.32</text:p>
          </table:table-cell>
          <table:table-cell office:value-type="float" office:value="12131.4071953673">
            <text:p>12131.41</text:p>
          </table:table-cell>
          <table:table-cell office:value-type="float" office:value="16459.4286506638">
            <text:p>16459.43</text:p>
          </table:table-cell>
          <table:table-cell office:value-type="float" office:value="20825.225037768">
            <text:p>20825.23</text:p>
          </table:table-cell>
          <table:table-cell table:number-columns-repeated="8"/>
          <table:table-cell office:value-type="string">
            <text:p>72F</text:p>
          </table:table-cell>
          <table:table-cell office:value-type="string">
            <text:p>B721</text:p>
          </table:table-cell>
          <table:table-cell table:style-name="ce6" office:value-type="string">
            <text:p>Boeing 727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27 Combi [72M]</text:p>
          </table:table-cell>
          <table:table-cell/>
          <table:table-cell office:value-type="float" office:value="145.1">
            <text:p>145.1</text:p>
          </table:table-cell>
          <table:table-cell office:value-type="float" office:value="365.9">
            <text:p>365.9</text:p>
          </table:table-cell>
          <table:table-cell office:value-type="float" office:value="236.5">
            <text:p>236.5</text:p>
          </table:table-cell>
          <table:table-cell office:value-type="float" office:value="665.4">
            <text:p>665.4</text:p>
          </table:table-cell>
          <table:table-cell office:value-type="float" office:value="1303.94451249639">
            <text:p>1303.94</text:p>
          </table:table-cell>
          <table:table-cell office:value-type="float" office:value="2341.83131909656">
            <text:p>2341.83</text:p>
          </table:table-cell>
          <table:table-cell office:value-type="float" office:value="4247.32864665025">
            <text:p>4247.33</text:p>
          </table:table-cell>
          <table:table-cell office:value-type="float" office:value="6080.38835034078">
            <text:p>6080.39</text:p>
          </table:table-cell>
          <table:table-cell office:value-type="float" office:value="8058.32330175764">
            <text:p>8058.32</text:p>
          </table:table-cell>
          <table:table-cell office:value-type="float" office:value="12131.4071953673">
            <text:p>12131.41</text:p>
          </table:table-cell>
          <table:table-cell office:value-type="float" office:value="16459.4286506638">
            <text:p>16459.43</text:p>
          </table:table-cell>
          <table:table-cell office:value-type="float" office:value="20825.225037768">
            <text:p>20825.23</text:p>
          </table:table-cell>
          <table:table-cell table:number-columns-repeated="8"/>
          <table:table-cell office:value-type="string">
            <text:p>72M</text:p>
          </table:table-cell>
          <table:table-cell office:value-type="string">
            <text:p>B72M</text:p>
          </table:table-cell>
          <table:table-cell table:style-name="ce6" office:value-type="string">
            <text:p>Boeing 727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Boeing 727-200 Advanced [72S]</text:p>
          </table:table-cell>
          <table:table-cell office:value-type="float" office:value="153">
            <text:p>153</text:p>
          </table:table-cell>
          <table:table-cell office:value-type="float" office:value="145.1">
            <text:p>145.1</text:p>
          </table:table-cell>
          <table:table-cell office:value-type="float" office:value="365.9">
            <text:p>365.9</text:p>
          </table:table-cell>
          <table:table-cell office:value-type="float" office:value="236.5">
            <text:p>236.5</text:p>
          </table:table-cell>
          <table:table-cell office:value-type="float" office:value="665.4">
            <text:p>665.4</text:p>
          </table:table-cell>
          <table:table-cell office:value-type="float" office:value="1303.94451249639">
            <text:p>1303.94</text:p>
          </table:table-cell>
          <table:table-cell office:value-type="float" office:value="2341.83131909656">
            <text:p>2341.83</text:p>
          </table:table-cell>
          <table:table-cell office:value-type="float" office:value="4247.32864665025">
            <text:p>4247.33</text:p>
          </table:table-cell>
          <table:table-cell office:value-type="float" office:value="6080.38835034078">
            <text:p>6080.39</text:p>
          </table:table-cell>
          <table:table-cell office:value-type="float" office:value="8058.32330175764">
            <text:p>8058.32</text:p>
          </table:table-cell>
          <table:table-cell office:value-type="float" office:value="12131.4071953673">
            <text:p>12131.41</text:p>
          </table:table-cell>
          <table:table-cell office:value-type="float" office:value="16459.4286506638">
            <text:p>16459.43</text:p>
          </table:table-cell>
          <table:table-cell office:value-type="float" office:value="20825.225037768">
            <text:p>20825.23</text:p>
          </table:table-cell>
          <table:table-cell table:number-columns-repeated="8"/>
          <table:table-cell office:value-type="string">
            <text:p>72S</text:p>
          </table:table-cell>
          <table:table-cell office:value-type="string">
            <text:p>B722</text:p>
          </table:table-cell>
          <table:table-cell table:style-name="ce6" office:value-type="string">
            <text:p>Boeing 727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37-200 Advanced [73A]</text:p>
          </table:table-cell>
          <table:table-cell/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147.3">
            <text:p>147.3</text:p>
          </table:table-cell>
          <table:table-cell office:value-type="float" office:value="367">
            <text:p>367</text:p>
          </table:table-cell>
          <table:table-cell office:value-type="float" office:value="777.742280036996">
            <text:p>777.74</text:p>
          </table:table-cell>
          <table:table-cell office:value-type="float" office:value="1442.57556378219">
            <text:p>1442.58</text:p>
          </table:table-cell>
          <table:table-cell office:value-type="float" office:value="2787.43989396017">
            <text:p>2787.44</text:p>
          </table:table-cell>
          <table:table-cell office:value-type="float" office:value="4134.9369945739">
            <text:p>4134.94</text:p>
          </table:table-cell>
          <table:table-cell office:value-type="float" office:value="5477.16855431613">
            <text:p>5477.17</text:p>
          </table:table-cell>
          <table:table-cell office:value-type="float" office:value="8362.28453798556">
            <text:p>8362.28</text:p>
          </table:table-cell>
          <table:table-cell office:value-type="float" office:value="11342.2422353574">
            <text:p>11342.24</text:p>
          </table:table-cell>
          <table:table-cell table:number-columns-repeated="9"/>
          <table:table-cell office:value-type="string">
            <text:p>73A</text:p>
          </table:table-cell>
          <table:table-cell office:value-type="string">
            <text:p>B732</text:p>
          </table:table-cell>
          <table:table-cell table:style-name="ce6" office:value-type="string">
            <text:p>Boeing 737-4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37 [73B]</text:p>
          </table:table-cell>
          <table:table-cell/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147.3">
            <text:p>147.3</text:p>
          </table:table-cell>
          <table:table-cell office:value-type="float" office:value="367">
            <text:p>367</text:p>
          </table:table-cell>
          <table:table-cell office:value-type="float" office:value="777.742280036996">
            <text:p>777.74</text:p>
          </table:table-cell>
          <table:table-cell office:value-type="float" office:value="1442.57556378219">
            <text:p>1442.58</text:p>
          </table:table-cell>
          <table:table-cell office:value-type="float" office:value="2787.43989396017">
            <text:p>2787.44</text:p>
          </table:table-cell>
          <table:table-cell office:value-type="float" office:value="4134.9369945739">
            <text:p>4134.94</text:p>
          </table:table-cell>
          <table:table-cell office:value-type="float" office:value="5477.16855431613">
            <text:p>5477.17</text:p>
          </table:table-cell>
          <table:table-cell office:value-type="float" office:value="8362.28453798556">
            <text:p>8362.28</text:p>
          </table:table-cell>
          <table:table-cell office:value-type="float" office:value="11342.2422353574">
            <text:p>11342.24</text:p>
          </table:table-cell>
          <table:table-cell table:number-columns-repeated="9"/>
          <table:table-cell office:value-type="string">
            <text:p>73B</text:p>
          </table:table-cell>
          <table:table-cell office:value-type="string">
            <text:p>B732</text:p>
          </table:table-cell>
          <table:table-cell table:style-name="ce6" office:value-type="string">
            <text:p>Boeing 737-4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37 (all freighter models) [73F]</text:p>
          </table:table-cell>
          <table:table-cell/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147.3">
            <text:p>147.3</text:p>
          </table:table-cell>
          <table:table-cell office:value-type="float" office:value="367">
            <text:p>367</text:p>
          </table:table-cell>
          <table:table-cell office:value-type="float" office:value="777.742280036996">
            <text:p>777.74</text:p>
          </table:table-cell>
          <table:table-cell office:value-type="float" office:value="1442.57556378219">
            <text:p>1442.58</text:p>
          </table:table-cell>
          <table:table-cell office:value-type="float" office:value="2787.43989396017">
            <text:p>2787.44</text:p>
          </table:table-cell>
          <table:table-cell office:value-type="float" office:value="4134.9369945739">
            <text:p>4134.94</text:p>
          </table:table-cell>
          <table:table-cell office:value-type="float" office:value="5477.16855431613">
            <text:p>5477.17</text:p>
          </table:table-cell>
          <table:table-cell office:value-type="float" office:value="8362.28453798556">
            <text:p>8362.28</text:p>
          </table:table-cell>
          <table:table-cell office:value-type="float" office:value="11342.2422353574">
            <text:p>11342.24</text:p>
          </table:table-cell>
          <table:table-cell table:number-columns-repeated="9"/>
          <table:table-cell office:value-type="string">
            <text:p>73F</text:p>
          </table:table-cell>
          <table:table-cell office:value-type="string">
            <text:p>B73F</text:p>
          </table:table-cell>
          <table:table-cell table:style-name="ce6" office:value-type="string">
            <text:p>Boeing 737-4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37-200 Combi [73M]</text:p>
          </table:table-cell>
          <table:table-cell/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147.3">
            <text:p>147.3</text:p>
          </table:table-cell>
          <table:table-cell office:value-type="float" office:value="367">
            <text:p>367</text:p>
          </table:table-cell>
          <table:table-cell office:value-type="float" office:value="777.742280036996">
            <text:p>777.74</text:p>
          </table:table-cell>
          <table:table-cell office:value-type="float" office:value="1442.57556378219">
            <text:p>1442.58</text:p>
          </table:table-cell>
          <table:table-cell office:value-type="float" office:value="2787.43989396017">
            <text:p>2787.44</text:p>
          </table:table-cell>
          <table:table-cell office:value-type="float" office:value="4134.9369945739">
            <text:p>4134.94</text:p>
          </table:table-cell>
          <table:table-cell office:value-type="float" office:value="5477.16855431613">
            <text:p>5477.17</text:p>
          </table:table-cell>
          <table:table-cell office:value-type="float" office:value="8362.28453798556">
            <text:p>8362.28</text:p>
          </table:table-cell>
          <table:table-cell office:value-type="float" office:value="11342.2422353574">
            <text:p>11342.24</text:p>
          </table:table-cell>
          <table:table-cell table:number-columns-repeated="9"/>
          <table:table-cell office:value-type="string">
            <text:p>73M</text:p>
          </table:table-cell>
          <table:table-cell office:value-type="string">
            <text:p>B732</text:p>
          </table:table-cell>
          <table:table-cell table:style-name="ce6" office:value-type="string">
            <text:p>Boeing 737-4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37-200 Advanced [73S]</text:p>
          </table:table-cell>
          <table:table-cell/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147.3">
            <text:p>147.3</text:p>
          </table:table-cell>
          <table:table-cell office:value-type="float" office:value="367">
            <text:p>367</text:p>
          </table:table-cell>
          <table:table-cell office:value-type="float" office:value="777.742280036996">
            <text:p>777.74</text:p>
          </table:table-cell>
          <table:table-cell office:value-type="float" office:value="1442.57556378219">
            <text:p>1442.58</text:p>
          </table:table-cell>
          <table:table-cell office:value-type="float" office:value="2787.43989396017">
            <text:p>2787.44</text:p>
          </table:table-cell>
          <table:table-cell office:value-type="float" office:value="4134.9369945739">
            <text:p>4134.94</text:p>
          </table:table-cell>
          <table:table-cell office:value-type="float" office:value="5477.16855431613">
            <text:p>5477.17</text:p>
          </table:table-cell>
          <table:table-cell office:value-type="float" office:value="8362.28453798556">
            <text:p>8362.28</text:p>
          </table:table-cell>
          <table:table-cell office:value-type="float" office:value="11342.2422353574">
            <text:p>11342.24</text:p>
          </table:table-cell>
          <table:table-cell table:number-columns-repeated="9"/>
          <table:table-cell office:value-type="string">
            <text:p>73S</text:p>
          </table:table-cell>
          <table:table-cell office:value-type="string">
            <text:p>B732</text:p>
          </table:table-cell>
          <table:table-cell table:style-name="ce6" office:value-type="string">
            <text:p>Boeing 737-4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47-300 Combi [74D]</text:p>
          </table:table-cell>
          <table:table-cell/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string">
            <text:p>74D</text:p>
          </table:table-cell>
          <table:table-cell office:value-type="string">
            <text:p>B743</text:p>
          </table:table-cell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47-400 Combi [74E]</text:p>
          </table:table-cell>
          <table:table-cell/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string">
            <text:p>74E</text:p>
          </table:table-cell>
          <table:table-cell office:value-type="string">
            <text:p>B744</text:p>
          </table:table-cell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47 (all freighter models) [74F]</text:p>
          </table:table-cell>
          <table:table-cell/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string">
            <text:p>74F</text:p>
          </table:table-cell>
          <table:table-cell office:value-type="string">
            <text:p>B74F</text:p>
          </table:table-cell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Boeing 747SP-09 [74L]</text:p>
          </table:table-cell>
          <table:table-cell office:value-type="float" office:value="314">
            <text:p>314</text:p>
          </table:table-cell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string">
            <text:p>74L</text:p>
          </table:table-cell>
          <table:table-cell office:value-type="string">
            <text:p>B74S</text:p>
          </table:table-cell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Boeing 747 (all combi models) [74M]</text:p>
          </table:table-cell>
          <table:table-cell office:value-type="float" office:value="246">
            <text:p>246</text:p>
          </table:table-cell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string">
            <text:p>74M</text:p>
          </table:table-cell>
          <table:table-cell office:value-type="string">
            <text:p>B74M</text:p>
          </table:table-cell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47SR [74R]</text:p>
          </table:table-cell>
          <table:table-cell/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string">
            <text:p>74R</text:p>
          </table:table-cell>
          <table:table-cell office:value-type="string">
            <text:p>B74R</text:p>
          </table:table-cell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Boeing 757 Freighter [75F]</text:p>
          </table:table-cell>
          <table:table-cell/>
          <table:table-cell office:value-type="float" office:value="144.3">
            <text:p>144.3</text:p>
          </table:table-cell>
          <table:table-cell office:value-type="float" office:value="370.7">
            <text:p>370.7</text:p>
          </table:table-cell>
          <table:table-cell office:value-type="float" office:value="226.3">
            <text:p>226.3</text:p>
          </table:table-cell>
          <table:table-cell office:value-type="float" office:value="511.6">
            <text:p>511.6</text:p>
          </table:table-cell>
          <table:table-cell office:value-type="float" office:value="1169.89462957854">
            <text:p>1169.89</text:p>
          </table:table-cell>
          <table:table-cell office:value-type="float" office:value="2157.17083296235">
            <text:p>2157.17</text:p>
          </table:table-cell>
          <table:table-cell office:value-type="float" office:value="3817.3496842357">
            <text:p>3817.35</text:p>
          </table:table-cell>
          <table:table-cell office:value-type="float" office:value="5471.42539065717">
            <text:p>5471.43</text:p>
          </table:table-cell>
          <table:table-cell office:value-type="float" office:value="7137.70738678242">
            <text:p>7137.71</text:p>
          </table:table-cell>
          <table:table-cell office:value-type="float" office:value="10592.7450900486">
            <text:p>10592.75</text:p>
          </table:table-cell>
          <table:table-cell office:value-type="float" office:value="14154.0217936773">
            <text:p>14154.02</text:p>
          </table:table-cell>
          <table:table-cell office:value-type="float" office:value="17772.8884359729">
            <text:p>17772.89</text:p>
          </table:table-cell>
          <table:table-cell table:number-columns-repeated="8"/>
          <table:table-cell office:value-type="string">
            <text:p>75F</text:p>
          </table:table-cell>
          <table:table-cell office:value-type="string">
            <text:p>B752</text:p>
          </table:table-cell>
          <table:table-cell table:style-name="ce6" office:value-type="string">
            <text:p>Boeing 757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[A31]</text:p>
          </table:table-cell>
          <table:table-cell/>
          <table:table-cell office:value-type="float" office:value="182.2">
            <text:p>182.2</text:p>
          </table:table-cell>
          <table:table-cell office:value-type="float" office:value="472.5">
            <text:p>472.5</text:p>
          </table:table-cell>
          <table:table-cell office:value-type="float" office:value="297.3">
            <text:p>297.3</text:p>
          </table:table-cell>
          <table:table-cell office:value-type="float" office:value="588.6">
            <text:p>588.6</text:p>
          </table:table-cell>
          <table:table-cell office:value-type="float" office:value="1270.01198556305">
            <text:p>1270.01</text:p>
          </table:table-cell>
          <table:table-cell office:value-type="float" office:value="2358.92531474466">
            <text:p>2358.93</text:p>
          </table:table-cell>
          <table:table-cell office:value-type="float" office:value="4449.82123404339">
            <text:p>4449.82</text:p>
          </table:table-cell>
          <table:table-cell office:value-type="float" office:value="6540.71715334212">
            <text:p>6540.72</text:p>
          </table:table-cell>
          <table:table-cell office:value-type="float" office:value="8631.61307264084">
            <text:p>8631.61</text:p>
          </table:table-cell>
          <table:table-cell office:value-type="float" office:value="12992.03064342">
            <text:p>12992.03</text:p>
          </table:table-cell>
          <table:table-cell office:value-type="float" office:value="17441.094511777">
            <text:p>17441.09</text:p>
          </table:table-cell>
          <table:table-cell office:value-type="float" office:value="22158.8011026772">
            <text:p>22158.8</text:p>
          </table:table-cell>
          <table:table-cell office:value-type="float" office:value="27134.729773638">
            <text:p>27134.73</text:p>
          </table:table-cell>
          <table:table-cell office:value-type="float" office:value="32223.2719766746">
            <text:p>32223.27</text:p>
          </table:table-cell>
          <table:table-cell table:number-columns-repeated="6"/>
          <table:table-cell office:value-type="string">
            <text:p>A31</text:p>
          </table:table-cell>
          <table:table-cell/>
          <table:table-cell table:style-name="ce6" office:value-type="string">
            <text:p>Airbus A3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[A3E]</text:p>
          </table:table-cell>
          <table:table-cell/>
          <table:table-cell office:value-type="float" office:value="195.4">
            <text:p>195.4</text:p>
          </table:table-cell>
          <table:table-cell office:value-type="float" office:value="500.2">
            <text:p>500.2</text:p>
          </table:table-cell>
          <table:table-cell office:value-type="float" office:value="321.4">
            <text:p>321.4</text:p>
          </table:table-cell>
          <table:table-cell office:value-type="float" office:value="600">
            <text:p>600</text:p>
          </table:table-cell>
          <table:table-cell office:value-type="float" office:value="1413.21914105655">
            <text:p>1413.22</text:p>
          </table:table-cell>
          <table:table-cell office:value-type="float" office:value="2688.1251221368">
            <text:p>2688.13</text:p>
          </table:table-cell>
          <table:table-cell office:value-type="float" office:value="4868.08316338237">
            <text:p>4868.08</text:p>
          </table:table-cell>
          <table:table-cell office:value-type="float" office:value="7048.04120462794">
            <text:p>7048.04</text:p>
          </table:table-cell>
          <table:table-cell office:value-type="float" office:value="9227.99924587351">
            <text:p>9228</text:p>
          </table:table-cell>
          <table:table-cell office:value-type="float" office:value="13791.4948417352">
            <text:p>13791.49</text:p>
          </table:table-cell>
          <table:table-cell office:value-type="float" office:value="18469.4784762141">
            <text:p>18469.48</text:p>
          </table:table-cell>
          <table:table-cell office:value-type="float" office:value="23187.3006702543">
            <text:p>23187.3</text:p>
          </table:table-cell>
          <table:table-cell office:value-type="float" office:value="28292.3072405522">
            <text:p>28292.31</text:p>
          </table:table-cell>
          <table:table-cell office:value-type="float" office:value="33621.9673822457">
            <text:p>33621.97</text:p>
          </table:table-cell>
          <table:table-cell office:value-type="float" office:value="39013.836591912">
            <text:p>39013.84</text:p>
          </table:table-cell>
          <table:table-cell office:value-type="float" office:value="44696.5750209997">
            <text:p>44696.58</text:p>
          </table:table-cell>
          <table:table-cell office:value-type="float" office:value="50590.9090231281">
            <text:p>50590.91</text:p>
          </table:table-cell>
          <table:table-cell table:number-columns-repeated="3"/>
          <table:table-cell office:value-type="string">
            <text:p>A3E</text:p>
          </table:table-cell>
          <table:table-cell/>
          <table:table-cell table:style-name="ce6" office:value-type="string">
            <text:p>Boeing 767-300 ER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Antonov 124 Ruslan [A4F]</text:p>
          </table:table-cell>
          <table:table-cell/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string">
            <text:p>A4F</text:p>
          </table:table-cell>
          <table:table-cell office:value-type="string">
            <text:p>A124</text:p>
          </table:table-cell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Airbus A300 [AB3]</text:p>
          </table:table-cell>
          <table:table-cell/>
          <table:table-cell office:value-type="float" office:value="195.4">
            <text:p>195.4</text:p>
          </table:table-cell>
          <table:table-cell office:value-type="float" office:value="500.2">
            <text:p>500.2</text:p>
          </table:table-cell>
          <table:table-cell office:value-type="float" office:value="321.4">
            <text:p>321.4</text:p>
          </table:table-cell>
          <table:table-cell office:value-type="float" office:value="600">
            <text:p>600</text:p>
          </table:table-cell>
          <table:table-cell office:value-type="float" office:value="1413.21914105655">
            <text:p>1413.22</text:p>
          </table:table-cell>
          <table:table-cell office:value-type="float" office:value="2688.1251221368">
            <text:p>2688.13</text:p>
          </table:table-cell>
          <table:table-cell office:value-type="float" office:value="4868.08316338237">
            <text:p>4868.08</text:p>
          </table:table-cell>
          <table:table-cell office:value-type="float" office:value="7048.04120462794">
            <text:p>7048.04</text:p>
          </table:table-cell>
          <table:table-cell office:value-type="float" office:value="9227.99924587351">
            <text:p>9228</text:p>
          </table:table-cell>
          <table:table-cell office:value-type="float" office:value="13791.4948417352">
            <text:p>13791.49</text:p>
          </table:table-cell>
          <table:table-cell office:value-type="float" office:value="18469.4784762141">
            <text:p>18469.48</text:p>
          </table:table-cell>
          <table:table-cell office:value-type="float" office:value="23187.3006702543">
            <text:p>23187.3</text:p>
          </table:table-cell>
          <table:table-cell office:value-type="float" office:value="28292.3072405522">
            <text:p>28292.31</text:p>
          </table:table-cell>
          <table:table-cell office:value-type="float" office:value="33621.9673822457">
            <text:p>33621.97</text:p>
          </table:table-cell>
          <table:table-cell office:value-type="float" office:value="39013.836591912">
            <text:p>39013.84</text:p>
          </table:table-cell>
          <table:table-cell office:value-type="float" office:value="44696.5750209997">
            <text:p>44696.58</text:p>
          </table:table-cell>
          <table:table-cell office:value-type="float" office:value="50590.9090231281">
            <text:p>50590.91</text:p>
          </table:table-cell>
          <table:table-cell table:number-columns-repeated="3"/>
          <table:table-cell office:value-type="string">
            <text:p>AB3</text:p>
          </table:table-cell>
          <table:table-cell office:value-type="string">
            <text:p>A30B</text:p>
          </table:table-cell>
          <table:table-cell table:style-name="ce6" office:value-type="string">
            <text:p>Boeing 767-300 ER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Airbus A300B2/B4/C4 [AB4]</text:p>
          </table:table-cell>
          <table:table-cell/>
          <table:table-cell office:value-type="float" office:value="195.4">
            <text:p>195.4</text:p>
          </table:table-cell>
          <table:table-cell office:value-type="float" office:value="500.2">
            <text:p>500.2</text:p>
          </table:table-cell>
          <table:table-cell office:value-type="float" office:value="321.4">
            <text:p>321.4</text:p>
          </table:table-cell>
          <table:table-cell office:value-type="float" office:value="600">
            <text:p>600</text:p>
          </table:table-cell>
          <table:table-cell office:value-type="float" office:value="1413.21914105655">
            <text:p>1413.22</text:p>
          </table:table-cell>
          <table:table-cell office:value-type="float" office:value="2688.1251221368">
            <text:p>2688.13</text:p>
          </table:table-cell>
          <table:table-cell office:value-type="float" office:value="4868.08316338237">
            <text:p>4868.08</text:p>
          </table:table-cell>
          <table:table-cell office:value-type="float" office:value="7048.04120462794">
            <text:p>7048.04</text:p>
          </table:table-cell>
          <table:table-cell office:value-type="float" office:value="9227.99924587351">
            <text:p>9228</text:p>
          </table:table-cell>
          <table:table-cell office:value-type="float" office:value="13791.4948417352">
            <text:p>13791.49</text:p>
          </table:table-cell>
          <table:table-cell office:value-type="float" office:value="18469.4784762141">
            <text:p>18469.48</text:p>
          </table:table-cell>
          <table:table-cell office:value-type="float" office:value="23187.3006702543">
            <text:p>23187.3</text:p>
          </table:table-cell>
          <table:table-cell office:value-type="float" office:value="28292.3072405522">
            <text:p>28292.31</text:p>
          </table:table-cell>
          <table:table-cell office:value-type="float" office:value="33621.9673822457">
            <text:p>33621.97</text:p>
          </table:table-cell>
          <table:table-cell office:value-type="float" office:value="39013.836591912">
            <text:p>39013.84</text:p>
          </table:table-cell>
          <table:table-cell office:value-type="float" office:value="44696.5750209997">
            <text:p>44696.58</text:p>
          </table:table-cell>
          <table:table-cell office:value-type="float" office:value="50590.9090231281">
            <text:p>50590.91</text:p>
          </table:table-cell>
          <table:table-cell table:number-columns-repeated="3"/>
          <table:table-cell office:value-type="string">
            <text:p>AB4</text:p>
          </table:table-cell>
          <table:table-cell office:value-type="string">
            <text:p>A30B</text:p>
          </table:table-cell>
          <table:table-cell table:style-name="ce6" office:value-type="string">
            <text:p>Boeing 767-300 ER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Airbus A300-600 [AB6]</text:p>
          </table:table-cell>
          <table:table-cell office:value-type="float" office:value="226">
            <text:p>226</text:p>
          </table:table-cell>
          <table:table-cell office:value-type="float" office:value="195.4">
            <text:p>195.4</text:p>
          </table:table-cell>
          <table:table-cell office:value-type="float" office:value="500.2">
            <text:p>500.2</text:p>
          </table:table-cell>
          <table:table-cell office:value-type="float" office:value="321.4">
            <text:p>321.4</text:p>
          </table:table-cell>
          <table:table-cell office:value-type="float" office:value="600">
            <text:p>600</text:p>
          </table:table-cell>
          <table:table-cell office:value-type="float" office:value="1413.21914105655">
            <text:p>1413.22</text:p>
          </table:table-cell>
          <table:table-cell office:value-type="float" office:value="2688.1251221368">
            <text:p>2688.13</text:p>
          </table:table-cell>
          <table:table-cell office:value-type="float" office:value="4868.08316338237">
            <text:p>4868.08</text:p>
          </table:table-cell>
          <table:table-cell office:value-type="float" office:value="7048.04120462794">
            <text:p>7048.04</text:p>
          </table:table-cell>
          <table:table-cell office:value-type="float" office:value="9227.99924587351">
            <text:p>9228</text:p>
          </table:table-cell>
          <table:table-cell office:value-type="float" office:value="13791.4948417352">
            <text:p>13791.49</text:p>
          </table:table-cell>
          <table:table-cell office:value-type="float" office:value="18469.4784762141">
            <text:p>18469.48</text:p>
          </table:table-cell>
          <table:table-cell office:value-type="float" office:value="23187.3006702543">
            <text:p>23187.3</text:p>
          </table:table-cell>
          <table:table-cell office:value-type="float" office:value="28292.3072405522">
            <text:p>28292.31</text:p>
          </table:table-cell>
          <table:table-cell office:value-type="float" office:value="33621.9673822457">
            <text:p>33621.97</text:p>
          </table:table-cell>
          <table:table-cell office:value-type="float" office:value="39013.836591912">
            <text:p>39013.84</text:p>
          </table:table-cell>
          <table:table-cell office:value-type="float" office:value="44696.5750209997">
            <text:p>44696.58</text:p>
          </table:table-cell>
          <table:table-cell office:value-type="float" office:value="50590.9090231281">
            <text:p>50590.91</text:p>
          </table:table-cell>
          <table:table-cell table:number-columns-repeated="3"/>
          <table:table-cell office:value-type="string">
            <text:p>AB6</text:p>
          </table:table-cell>
          <table:table-cell office:value-type="string">
            <text:p>A306</text:p>
          </table:table-cell>
          <table:table-cell table:style-name="ce6" office:value-type="string">
            <text:p>Boeing 767-300 ER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Airbus A300C4/F47-600 Freighter [ABF]</text:p>
          </table:table-cell>
          <table:table-cell/>
          <table:table-cell office:value-type="float" office:value="195.4">
            <text:p>195.4</text:p>
          </table:table-cell>
          <table:table-cell office:value-type="float" office:value="500.2">
            <text:p>500.2</text:p>
          </table:table-cell>
          <table:table-cell office:value-type="float" office:value="321.4">
            <text:p>321.4</text:p>
          </table:table-cell>
          <table:table-cell office:value-type="float" office:value="600">
            <text:p>600</text:p>
          </table:table-cell>
          <table:table-cell office:value-type="float" office:value="1413.21914105655">
            <text:p>1413.22</text:p>
          </table:table-cell>
          <table:table-cell office:value-type="float" office:value="2688.1251221368">
            <text:p>2688.13</text:p>
          </table:table-cell>
          <table:table-cell office:value-type="float" office:value="4868.08316338237">
            <text:p>4868.08</text:p>
          </table:table-cell>
          <table:table-cell office:value-type="float" office:value="7048.04120462794">
            <text:p>7048.04</text:p>
          </table:table-cell>
          <table:table-cell office:value-type="float" office:value="9227.99924587351">
            <text:p>9228</text:p>
          </table:table-cell>
          <table:table-cell office:value-type="float" office:value="13791.4948417352">
            <text:p>13791.49</text:p>
          </table:table-cell>
          <table:table-cell office:value-type="float" office:value="18469.4784762141">
            <text:p>18469.48</text:p>
          </table:table-cell>
          <table:table-cell office:value-type="float" office:value="23187.3006702543">
            <text:p>23187.3</text:p>
          </table:table-cell>
          <table:table-cell office:value-type="float" office:value="28292.3072405522">
            <text:p>28292.31</text:p>
          </table:table-cell>
          <table:table-cell office:value-type="float" office:value="33621.9673822457">
            <text:p>33621.97</text:p>
          </table:table-cell>
          <table:table-cell office:value-type="float" office:value="39013.836591912">
            <text:p>39013.84</text:p>
          </table:table-cell>
          <table:table-cell office:value-type="float" office:value="44696.5750209997">
            <text:p>44696.58</text:p>
          </table:table-cell>
          <table:table-cell office:value-type="float" office:value="50590.9090231281">
            <text:p>50590.91</text:p>
          </table:table-cell>
          <table:table-cell table:number-columns-repeated="3"/>
          <table:table-cell office:value-type="string">
            <text:p>ABF</text:p>
          </table:table-cell>
          <table:table-cell office:value-type="string">
            <text:p>A30B</text:p>
          </table:table-cell>
          <table:table-cell table:style-name="ce6" office:value-type="string">
            <text:p>Boeing 767-300 ER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British Aerospace (BAC) One Eleven / RomBAC One Eleven [B11]</text:p>
          </table:table-cell>
          <table:table-cell/>
          <table:table-cell office:value-type="float" office:value="60.5">
            <text:p>60.5</text:p>
          </table:table-cell>
          <table:table-cell office:value-type="float" office:value="155.6">
            <text:p>155.6</text:p>
          </table:table-cell>
          <table:table-cell office:value-type="float" office:value="106.6">
            <text:p>106.6</text:p>
          </table:table-cell>
          <table:table-cell office:value-type="float" office:value="358.8">
            <text:p>358.8</text:p>
          </table:table-cell>
          <table:table-cell office:value-type="float" office:value="712.281557415962">
            <text:p>712.28</text:p>
          </table:table-cell>
          <table:table-cell office:value-type="float" office:value="1400.84768409756">
            <text:p>1400.85</text:p>
          </table:table-cell>
          <table:table-cell office:value-type="float" office:value="2428.52905541353">
            <text:p>2428.53</text:p>
          </table:table-cell>
          <table:table-cell office:value-type="float" office:value="3513.2104267295">
            <text:p>3513.21</text:p>
          </table:table-cell>
          <table:table-cell office:value-type="float" office:value="4597.89179804547">
            <text:p>4597.89</text:p>
          </table:table-cell>
          <table:table-cell office:value-type="float" office:value="6960.04179898954">
            <text:p>6960.04</text:p>
          </table:table-cell>
          <table:table-cell office:value-type="float" office:value="9478.46236336203">
            <text:p>9478.46</text:p>
          </table:table-cell>
          <table:table-cell table:number-columns-repeated="9"/>
          <table:table-cell office:value-type="string">
            <text:p>B11</text:p>
          </table:table-cell>
          <table:table-cell office:value-type="string">
            <text:p>BA11</text:p>
          </table:table-cell>
          <table:table-cell office:value-type="string">
            <text:p>British Aerospace (BAC) One Eleven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British Aerospace (BAC) One Eleven 500 / RomBAC One Eleven [B15]</text:p>
          </table:table-cell>
          <table:table-cell/>
          <table:table-cell office:value-type="float" office:value="60.5">
            <text:p>60.5</text:p>
          </table:table-cell>
          <table:table-cell office:value-type="float" office:value="155.6">
            <text:p>155.6</text:p>
          </table:table-cell>
          <table:table-cell office:value-type="float" office:value="106.6">
            <text:p>106.6</text:p>
          </table:table-cell>
          <table:table-cell office:value-type="float" office:value="358.8">
            <text:p>358.8</text:p>
          </table:table-cell>
          <table:table-cell office:value-type="float" office:value="712.281557415962">
            <text:p>712.28</text:p>
          </table:table-cell>
          <table:table-cell office:value-type="float" office:value="1400.84768409756">
            <text:p>1400.85</text:p>
          </table:table-cell>
          <table:table-cell office:value-type="float" office:value="2428.52905541353">
            <text:p>2428.53</text:p>
          </table:table-cell>
          <table:table-cell office:value-type="float" office:value="3513.2104267295">
            <text:p>3513.21</text:p>
          </table:table-cell>
          <table:table-cell office:value-type="float" office:value="4597.89179804547">
            <text:p>4597.89</text:p>
          </table:table-cell>
          <table:table-cell office:value-type="float" office:value="6960.04179898954">
            <text:p>6960.04</text:p>
          </table:table-cell>
          <table:table-cell office:value-type="float" office:value="9478.46236336203">
            <text:p>9478.46</text:p>
          </table:table-cell>
          <table:table-cell table:number-columns-repeated="9"/>
          <table:table-cell office:value-type="string">
            <text:p>B15</text:p>
          </table:table-cell>
          <table:table-cell office:value-type="string">
            <text:p>BA11</text:p>
          </table:table-cell>
          <table:table-cell office:value-type="string">
            <text:p>British Aerospace (BAC) One Eleven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Boeing 720B [B72]</text:p>
          </table:table-cell>
          <table:table-cell/>
          <table:table-cell office:value-type="float" office:value="188.2">
            <text:p>188.2</text:p>
          </table:table-cell>
          <table:table-cell office:value-type="float" office:value="476.6">
            <text:p>476.6</text:p>
          </table:table-cell>
          <table:table-cell office:value-type="float" office:value="306.8">
            <text:p>306.8</text:p>
          </table:table-cell>
          <table:table-cell office:value-type="float" office:value="868">
            <text:p>868</text:p>
          </table:table-cell>
          <table:table-cell office:value-type="float" office:value="1760.58477511246">
            <text:p>1760.58</text:p>
          </table:table-cell>
          <table:table-cell office:value-type="float" office:value="3151.13369962904">
            <text:p>3151.13</text:p>
          </table:table-cell>
          <table:table-cell office:value-type="float" office:value="5614.77379085108">
            <text:p>5614.77</text:p>
          </table:table-cell>
          <table:table-cell office:value-type="float" office:value="8060.03641909494">
            <text:p>8060.04</text:p>
          </table:table-cell>
          <table:table-cell office:value-type="float" office:value="10542.0539732952">
            <text:p>10542.05</text:p>
          </table:table-cell>
          <table:table-cell office:value-type="float" office:value="15604.1754977141">
            <text:p>15604.18</text:p>
          </table:table-cell>
          <table:table-cell office:value-type="float" office:value="21036.6649549128">
            <text:p>21036.66</text:p>
          </table:table-cell>
          <table:table-cell table:number-columns-repeated="9"/>
          <table:table-cell office:value-type="string">
            <text:p>B72</text:p>
          </table:table-cell>
          <table:table-cell office:value-type="string">
            <text:p>B720</text:p>
          </table:table-cell>
          <table:table-cell table:style-name="ce6" office:value-type="string">
            <text:p>Boeing 737-100 (x2)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[B86]</text:p>
          </table:table-cell>
          <table:table-cell/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147.3">
            <text:p>147.3</text:p>
          </table:table-cell>
          <table:table-cell office:value-type="float" office:value="367">
            <text:p>367</text:p>
          </table:table-cell>
          <table:table-cell office:value-type="float" office:value="777.742280036996">
            <text:p>777.74</text:p>
          </table:table-cell>
          <table:table-cell office:value-type="float" office:value="1442.57556378219">
            <text:p>1442.58</text:p>
          </table:table-cell>
          <table:table-cell office:value-type="float" office:value="2787.43989396017">
            <text:p>2787.44</text:p>
          </table:table-cell>
          <table:table-cell office:value-type="float" office:value="4134.9369945739">
            <text:p>4134.94</text:p>
          </table:table-cell>
          <table:table-cell office:value-type="float" office:value="5477.16855431613">
            <text:p>5477.17</text:p>
          </table:table-cell>
          <table:table-cell office:value-type="float" office:value="8362.28453798556">
            <text:p>8362.28</text:p>
          </table:table-cell>
          <table:table-cell office:value-type="float" office:value="11342.2422353574">
            <text:p>11342.24</text:p>
          </table:table-cell>
          <table:table-cell table:number-columns-repeated="9"/>
          <table:table-cell office:value-type="string">
            <text:p>B86</text:p>
          </table:table-cell>
          <table:table-cell/>
          <table:table-cell table:style-name="ce6" office:value-type="string">
            <text:p>Boeing 737-4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[C51]</text:p>
          </table:table-cell>
          <table:table-cell/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string">
            <text:p>C51</text:p>
          </table:table-cell>
          <table:table-cell/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Aerospatiale (Sud Aviation) Se.210 Caravelle [CRV]</text:p>
          </table:table-cell>
          <table:table-cell/>
          <table:table-cell office:value-type="float" office:value="60.5">
            <text:p>60.5</text:p>
          </table:table-cell>
          <table:table-cell office:value-type="float" office:value="155.6">
            <text:p>155.6</text:p>
          </table:table-cell>
          <table:table-cell office:value-type="float" office:value="106.6">
            <text:p>106.6</text:p>
          </table:table-cell>
          <table:table-cell office:value-type="float" office:value="358.8">
            <text:p>358.8</text:p>
          </table:table-cell>
          <table:table-cell office:value-type="float" office:value="712.281557415962">
            <text:p>712.28</text:p>
          </table:table-cell>
          <table:table-cell office:value-type="float" office:value="1400.84768409756">
            <text:p>1400.85</text:p>
          </table:table-cell>
          <table:table-cell office:value-type="float" office:value="2428.52905541353">
            <text:p>2428.53</text:p>
          </table:table-cell>
          <table:table-cell office:value-type="float" office:value="3513.2104267295">
            <text:p>3513.21</text:p>
          </table:table-cell>
          <table:table-cell office:value-type="float" office:value="4597.89179804547">
            <text:p>4597.89</text:p>
          </table:table-cell>
          <table:table-cell office:value-type="float" office:value="6960.04179898954">
            <text:p>6960.04</text:p>
          </table:table-cell>
          <table:table-cell office:value-type="float" office:value="9478.46236336203">
            <text:p>9478.46</text:p>
          </table:table-cell>
          <table:table-cell table:number-columns-repeated="9"/>
          <table:table-cell office:value-type="string">
            <text:p>CRV</text:p>
          </table:table-cell>
          <table:table-cell office:value-type="string">
            <text:p>S210</text:p>
          </table:table-cell>
          <table:table-cell office:value-type="string">
            <text:p>British Aerospace (BAC) One Eleven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Douglas DC-10 [D10]</text:p>
          </table:table-cell>
          <table:table-cell office:value-type="float" office:value="399">
            <text:p>399</text:p>
          </table:table-cell>
          <table:table-cell office:value-type="float" office:value="283.1">
            <text:p>283.1</text:p>
          </table:table-cell>
          <table:table-cell office:value-type="float" office:value="716.8">
            <text:p>716.8</text:p>
          </table:table-cell>
          <table:table-cell office:value-type="float" office:value="436.5">
            <text:p>436.5</text:p>
          </table:table-cell>
          <table:table-cell office:value-type="float" office:value="944.8">
            <text:p>944.8</text:p>
          </table:table-cell>
          <table:table-cell office:value-type="float" office:value="2346.48821081803">
            <text:p>2346.49</text:p>
          </table:table-cell>
          <table:table-cell office:value-type="float" office:value="4423.19223647921">
            <text:p>4423.19</text:p>
          </table:table-cell>
          <table:table-cell office:value-type="float" office:value="8106.27966089484">
            <text:p>8106.28</text:p>
          </table:table-cell>
          <table:table-cell office:value-type="float" office:value="11789.3670853105">
            <text:p>11789.37</text:p>
          </table:table-cell>
          <table:table-cell office:value-type="float" office:value="15472.4545097261">
            <text:p>15472.45</text:p>
          </table:table-cell>
          <table:table-cell office:value-type="float" office:value="23095.0498377056">
            <text:p>23095.05</text:p>
          </table:table-cell>
          <table:table-cell office:value-type="float" office:value="30837.4020632662">
            <text:p>30837.4</text:p>
          </table:table-cell>
          <table:table-cell office:value-type="float" office:value="39111.1504007236">
            <text:p>39111.15</text:p>
          </table:table-cell>
          <table:table-cell office:value-type="float" office:value="47980.1655153461">
            <text:p>47980.17</text:p>
          </table:table-cell>
          <table:table-cell office:value-type="float" office:value="57071.2126982039">
            <text:p>57071.21</text:p>
          </table:table-cell>
          <table:table-cell office:value-type="float" office:value="66656.7211506324">
            <text:p>66656.72</text:p>
          </table:table-cell>
          <table:table-cell office:value-type="float" office:value="76652.8834123484">
            <text:p>76652.88</text:p>
          </table:table-cell>
          <table:table-cell office:value-type="float" office:value="87016.8141674898">
            <text:p>87016.81</text:p>
          </table:table-cell>
          <table:table-cell table:number-columns-repeated="3"/>
          <table:table-cell office:value-type="string">
            <text:p>D10</text:p>
          </table:table-cell>
          <table:table-cell office:value-type="string">
            <text:p>DC10</text:p>
          </table:table-cell>
          <table:table-cell table:style-name="ce6" office:value-type="string">
            <text:p>Douglas DC-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ouglas DC-10-10/15 [D11]</text:p>
          </table:table-cell>
          <table:table-cell/>
          <table:table-cell office:value-type="float" office:value="283.1">
            <text:p>283.1</text:p>
          </table:table-cell>
          <table:table-cell office:value-type="float" office:value="716.8">
            <text:p>716.8</text:p>
          </table:table-cell>
          <table:table-cell office:value-type="float" office:value="436.5">
            <text:p>436.5</text:p>
          </table:table-cell>
          <table:table-cell office:value-type="float" office:value="944.8">
            <text:p>944.8</text:p>
          </table:table-cell>
          <table:table-cell office:value-type="float" office:value="2346.48821081803">
            <text:p>2346.49</text:p>
          </table:table-cell>
          <table:table-cell office:value-type="float" office:value="4423.19223647921">
            <text:p>4423.19</text:p>
          </table:table-cell>
          <table:table-cell office:value-type="float" office:value="8106.27966089484">
            <text:p>8106.28</text:p>
          </table:table-cell>
          <table:table-cell office:value-type="float" office:value="11789.3670853105">
            <text:p>11789.37</text:p>
          </table:table-cell>
          <table:table-cell office:value-type="float" office:value="15472.4545097261">
            <text:p>15472.45</text:p>
          </table:table-cell>
          <table:table-cell office:value-type="float" office:value="23095.0498377056">
            <text:p>23095.05</text:p>
          </table:table-cell>
          <table:table-cell office:value-type="float" office:value="30837.4020632662">
            <text:p>30837.4</text:p>
          </table:table-cell>
          <table:table-cell office:value-type="float" office:value="39111.1504007236">
            <text:p>39111.15</text:p>
          </table:table-cell>
          <table:table-cell office:value-type="float" office:value="47980.1655153461">
            <text:p>47980.17</text:p>
          </table:table-cell>
          <table:table-cell office:value-type="float" office:value="57071.2126982039">
            <text:p>57071.21</text:p>
          </table:table-cell>
          <table:table-cell office:value-type="float" office:value="66656.7211506324">
            <text:p>66656.72</text:p>
          </table:table-cell>
          <table:table-cell office:value-type="float" office:value="76652.8834123484">
            <text:p>76652.88</text:p>
          </table:table-cell>
          <table:table-cell office:value-type="float" office:value="87016.8141674898">
            <text:p>87016.81</text:p>
          </table:table-cell>
          <table:table-cell table:number-columns-repeated="3"/>
          <table:table-cell office:value-type="string">
            <text:p>D11</text:p>
          </table:table-cell>
          <table:table-cell office:value-type="string">
            <text:p>DC10</text:p>
          </table:table-cell>
          <table:table-cell table:style-name="ce6" office:value-type="string">
            <text:p>Douglas DC-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ouglas DC-10-30/40 [D1C]</text:p>
          </table:table-cell>
          <table:table-cell/>
          <table:table-cell office:value-type="float" office:value="283.1">
            <text:p>283.1</text:p>
          </table:table-cell>
          <table:table-cell office:value-type="float" office:value="716.8">
            <text:p>716.8</text:p>
          </table:table-cell>
          <table:table-cell office:value-type="float" office:value="436.5">
            <text:p>436.5</text:p>
          </table:table-cell>
          <table:table-cell office:value-type="float" office:value="944.8">
            <text:p>944.8</text:p>
          </table:table-cell>
          <table:table-cell office:value-type="float" office:value="2346.48821081803">
            <text:p>2346.49</text:p>
          </table:table-cell>
          <table:table-cell office:value-type="float" office:value="4423.19223647921">
            <text:p>4423.19</text:p>
          </table:table-cell>
          <table:table-cell office:value-type="float" office:value="8106.27966089484">
            <text:p>8106.28</text:p>
          </table:table-cell>
          <table:table-cell office:value-type="float" office:value="11789.3670853105">
            <text:p>11789.37</text:p>
          </table:table-cell>
          <table:table-cell office:value-type="float" office:value="15472.4545097261">
            <text:p>15472.45</text:p>
          </table:table-cell>
          <table:table-cell office:value-type="float" office:value="23095.0498377056">
            <text:p>23095.05</text:p>
          </table:table-cell>
          <table:table-cell office:value-type="float" office:value="30837.4020632662">
            <text:p>30837.4</text:p>
          </table:table-cell>
          <table:table-cell office:value-type="float" office:value="39111.1504007236">
            <text:p>39111.15</text:p>
          </table:table-cell>
          <table:table-cell office:value-type="float" office:value="47980.1655153461">
            <text:p>47980.17</text:p>
          </table:table-cell>
          <table:table-cell office:value-type="float" office:value="57071.2126982039">
            <text:p>57071.21</text:p>
          </table:table-cell>
          <table:table-cell office:value-type="float" office:value="66656.7211506324">
            <text:p>66656.72</text:p>
          </table:table-cell>
          <table:table-cell office:value-type="float" office:value="76652.8834123484">
            <text:p>76652.88</text:p>
          </table:table-cell>
          <table:table-cell office:value-type="float" office:value="87016.8141674898">
            <text:p>87016.81</text:p>
          </table:table-cell>
          <table:table-cell table:number-columns-repeated="3"/>
          <table:table-cell office:value-type="string">
            <text:p>D1C</text:p>
          </table:table-cell>
          <table:table-cell office:value-type="string">
            <text:p>DC10</text:p>
          </table:table-cell>
          <table:table-cell table:style-name="ce6" office:value-type="string">
            <text:p>Douglas DC-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ouglas DC-10 Freighter [D1F]</text:p>
          </table:table-cell>
          <table:table-cell/>
          <table:table-cell office:value-type="float" office:value="283.1">
            <text:p>283.1</text:p>
          </table:table-cell>
          <table:table-cell office:value-type="float" office:value="716.8">
            <text:p>716.8</text:p>
          </table:table-cell>
          <table:table-cell office:value-type="float" office:value="436.5">
            <text:p>436.5</text:p>
          </table:table-cell>
          <table:table-cell office:value-type="float" office:value="944.8">
            <text:p>944.8</text:p>
          </table:table-cell>
          <table:table-cell office:value-type="float" office:value="2346.48821081803">
            <text:p>2346.49</text:p>
          </table:table-cell>
          <table:table-cell office:value-type="float" office:value="4423.19223647921">
            <text:p>4423.19</text:p>
          </table:table-cell>
          <table:table-cell office:value-type="float" office:value="8106.27966089484">
            <text:p>8106.28</text:p>
          </table:table-cell>
          <table:table-cell office:value-type="float" office:value="11789.3670853105">
            <text:p>11789.37</text:p>
          </table:table-cell>
          <table:table-cell office:value-type="float" office:value="15472.4545097261">
            <text:p>15472.45</text:p>
          </table:table-cell>
          <table:table-cell office:value-type="float" office:value="23095.0498377056">
            <text:p>23095.05</text:p>
          </table:table-cell>
          <table:table-cell office:value-type="float" office:value="30837.4020632662">
            <text:p>30837.4</text:p>
          </table:table-cell>
          <table:table-cell office:value-type="float" office:value="39111.1504007236">
            <text:p>39111.15</text:p>
          </table:table-cell>
          <table:table-cell office:value-type="float" office:value="47980.1655153461">
            <text:p>47980.17</text:p>
          </table:table-cell>
          <table:table-cell office:value-type="float" office:value="57071.2126982039">
            <text:p>57071.21</text:p>
          </table:table-cell>
          <table:table-cell office:value-type="float" office:value="66656.7211506324">
            <text:p>66656.72</text:p>
          </table:table-cell>
          <table:table-cell office:value-type="float" office:value="76652.8834123484">
            <text:p>76652.88</text:p>
          </table:table-cell>
          <table:table-cell office:value-type="float" office:value="87016.8141674898">
            <text:p>87016.81</text:p>
          </table:table-cell>
          <table:table-cell table:number-columns-repeated="3"/>
          <table:table-cell office:value-type="string">
            <text:p>D1F</text:p>
          </table:table-cell>
          <table:table-cell office:value-type="string">
            <text:p>DC10</text:p>
          </table:table-cell>
          <table:table-cell table:style-name="ce6" office:value-type="string">
            <text:p>Douglas DC-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ouglas DC-8 Freighter [D8F]</text:p>
          </table:table-cell>
          <table:table-cell/>
          <table:table-cell office:value-type="float" office:value="188.2">
            <text:p>188.2</text:p>
          </table:table-cell>
          <table:table-cell office:value-type="float" office:value="476.6">
            <text:p>476.6</text:p>
          </table:table-cell>
          <table:table-cell office:value-type="float" office:value="306.8">
            <text:p>306.8</text:p>
          </table:table-cell>
          <table:table-cell office:value-type="float" office:value="868">
            <text:p>868</text:p>
          </table:table-cell>
          <table:table-cell office:value-type="float" office:value="1760.58477511246">
            <text:p>1760.58</text:p>
          </table:table-cell>
          <table:table-cell office:value-type="float" office:value="3151.13369962904">
            <text:p>3151.13</text:p>
          </table:table-cell>
          <table:table-cell office:value-type="float" office:value="5614.77379085108">
            <text:p>5614.77</text:p>
          </table:table-cell>
          <table:table-cell office:value-type="float" office:value="8060.03641909494">
            <text:p>8060.04</text:p>
          </table:table-cell>
          <table:table-cell office:value-type="float" office:value="10542.0539732952">
            <text:p>10542.05</text:p>
          </table:table-cell>
          <table:table-cell office:value-type="float" office:value="15604.1754977141">
            <text:p>15604.18</text:p>
          </table:table-cell>
          <table:table-cell office:value-type="float" office:value="21036.6649549128">
            <text:p>21036.66</text:p>
          </table:table-cell>
          <table:table-cell table:number-columns-repeated="9"/>
          <table:table-cell office:value-type="string">
            <text:p>D8F</text:p>
          </table:table-cell>
          <table:table-cell office:value-type="string">
            <text:p>DC8</text:p>
          </table:table-cell>
          <table:table-cell table:style-name="ce6" office:value-type="string">
            <text:p>Boeing 737-100 (x2)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ouglas DC-8 Combi [D8M]</text:p>
          </table:table-cell>
          <table:table-cell/>
          <table:table-cell office:value-type="float" office:value="188.2">
            <text:p>188.2</text:p>
          </table:table-cell>
          <table:table-cell office:value-type="float" office:value="476.6">
            <text:p>476.6</text:p>
          </table:table-cell>
          <table:table-cell office:value-type="float" office:value="306.8">
            <text:p>306.8</text:p>
          </table:table-cell>
          <table:table-cell office:value-type="float" office:value="868">
            <text:p>868</text:p>
          </table:table-cell>
          <table:table-cell office:value-type="float" office:value="1760.58477511246">
            <text:p>1760.58</text:p>
          </table:table-cell>
          <table:table-cell office:value-type="float" office:value="3151.13369962904">
            <text:p>3151.13</text:p>
          </table:table-cell>
          <table:table-cell office:value-type="float" office:value="5614.77379085108">
            <text:p>5614.77</text:p>
          </table:table-cell>
          <table:table-cell office:value-type="float" office:value="8060.03641909494">
            <text:p>8060.04</text:p>
          </table:table-cell>
          <table:table-cell office:value-type="float" office:value="10542.0539732952">
            <text:p>10542.05</text:p>
          </table:table-cell>
          <table:table-cell office:value-type="float" office:value="15604.1754977141">
            <text:p>15604.18</text:p>
          </table:table-cell>
          <table:table-cell office:value-type="float" office:value="21036.6649549128">
            <text:p>21036.66</text:p>
          </table:table-cell>
          <table:table-cell table:number-columns-repeated="9"/>
          <table:table-cell office:value-type="string">
            <text:p>D8M</text:p>
          </table:table-cell>
          <table:table-cell office:value-type="string">
            <text:p>DC8</text:p>
          </table:table-cell>
          <table:table-cell table:style-name="ce6" office:value-type="string">
            <text:p>Boeing 737-100 (x2)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ouglas DC-8 [D8S]</text:p>
          </table:table-cell>
          <table:table-cell/>
          <table:table-cell office:value-type="float" office:value="188.2">
            <text:p>188.2</text:p>
          </table:table-cell>
          <table:table-cell office:value-type="float" office:value="476.6">
            <text:p>476.6</text:p>
          </table:table-cell>
          <table:table-cell office:value-type="float" office:value="306.8">
            <text:p>306.8</text:p>
          </table:table-cell>
          <table:table-cell office:value-type="float" office:value="868">
            <text:p>868</text:p>
          </table:table-cell>
          <table:table-cell office:value-type="float" office:value="1760.58477511246">
            <text:p>1760.58</text:p>
          </table:table-cell>
          <table:table-cell office:value-type="float" office:value="3151.13369962904">
            <text:p>3151.13</text:p>
          </table:table-cell>
          <table:table-cell office:value-type="float" office:value="5614.77379085108">
            <text:p>5614.77</text:p>
          </table:table-cell>
          <table:table-cell office:value-type="float" office:value="8060.03641909494">
            <text:p>8060.04</text:p>
          </table:table-cell>
          <table:table-cell office:value-type="float" office:value="10542.0539732952">
            <text:p>10542.05</text:p>
          </table:table-cell>
          <table:table-cell office:value-type="float" office:value="15604.1754977141">
            <text:p>15604.18</text:p>
          </table:table-cell>
          <table:table-cell office:value-type="float" office:value="21036.6649549128">
            <text:p>21036.66</text:p>
          </table:table-cell>
          <table:table-cell table:number-columns-repeated="9"/>
          <table:table-cell office:value-type="string">
            <text:p>D8S</text:p>
          </table:table-cell>
          <table:table-cell office:value-type="string">
            <text:p>DC8</text:p>
          </table:table-cell>
          <table:table-cell table:style-name="ce6" office:value-type="string">
            <text:p>Boeing 737-100 (x2)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ouglas DC-9-20 [D92]</text:p>
          </table:table-cell>
          <table:table-cell/>
          <table:table-cell office:value-type="float" office:value="87.9">
            <text:p>87.9</text:p>
          </table:table-cell>
          <table:table-cell office:value-type="float" office:value="224.9">
            <text:p>224.9</text:p>
          </table:table-cell>
          <table:table-cell office:value-type="float" office:value="145">
            <text:p>145</text:p>
          </table:table-cell>
          <table:table-cell office:value-type="float" office:value="418.2">
            <text:p>418.2</text:p>
          </table:table-cell>
          <table:table-cell office:value-type="float" office:value="867.761377698155">
            <text:p>867.76</text:p>
          </table:table-cell>
          <table:table-cell office:value-type="float" office:value="1601.87064180074">
            <text:p>1601.87</text:p>
          </table:table-cell>
          <table:table-cell office:value-type="float" office:value="2939.20420066744">
            <text:p>2939.2</text:p>
          </table:table-cell>
          <table:table-cell office:value-type="float" office:value="4191.02197878309">
            <text:p>4191.02</text:p>
          </table:table-cell>
          <table:table-cell office:value-type="float" office:value="5613.87131840084">
            <text:p>5613.87</text:p>
          </table:table-cell>
          <table:table-cell office:value-type="float" office:value="8478.81739548372">
            <text:p>8478.82</text:p>
          </table:table-cell>
          <table:table-cell office:value-type="float" office:value="11477.8074740192">
            <text:p>11477.81</text:p>
          </table:table-cell>
          <table:table-cell table:number-columns-repeated="9"/>
          <table:table-cell office:value-type="string">
            <text:p>D92</text:p>
          </table:table-cell>
          <table:table-cell office:value-type="string">
            <text:p>DC9</text:p>
          </table:table-cell>
          <table:table-cell table:style-name="ce6" office:value-type="string">
            <text:p>Douglas DC-9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ouglas DC-9-30 [D93]</text:p>
          </table:table-cell>
          <table:table-cell/>
          <table:table-cell office:value-type="float" office:value="87.9">
            <text:p>87.9</text:p>
          </table:table-cell>
          <table:table-cell office:value-type="float" office:value="224.9">
            <text:p>224.9</text:p>
          </table:table-cell>
          <table:table-cell office:value-type="float" office:value="145">
            <text:p>145</text:p>
          </table:table-cell>
          <table:table-cell office:value-type="float" office:value="418.2">
            <text:p>418.2</text:p>
          </table:table-cell>
          <table:table-cell office:value-type="float" office:value="867.761377698155">
            <text:p>867.76</text:p>
          </table:table-cell>
          <table:table-cell office:value-type="float" office:value="1601.87064180074">
            <text:p>1601.87</text:p>
          </table:table-cell>
          <table:table-cell office:value-type="float" office:value="2939.20420066744">
            <text:p>2939.2</text:p>
          </table:table-cell>
          <table:table-cell office:value-type="float" office:value="4191.02197878309">
            <text:p>4191.02</text:p>
          </table:table-cell>
          <table:table-cell office:value-type="float" office:value="5613.87131840084">
            <text:p>5613.87</text:p>
          </table:table-cell>
          <table:table-cell office:value-type="float" office:value="8478.81739548372">
            <text:p>8478.82</text:p>
          </table:table-cell>
          <table:table-cell office:value-type="float" office:value="11477.8074740192">
            <text:p>11477.81</text:p>
          </table:table-cell>
          <table:table-cell table:number-columns-repeated="9"/>
          <table:table-cell office:value-type="string">
            <text:p>D93</text:p>
          </table:table-cell>
          <table:table-cell office:value-type="string">
            <text:p>DC9</text:p>
          </table:table-cell>
          <table:table-cell table:style-name="ce6" office:value-type="string">
            <text:p>Douglas DC-9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ouglas DC-9-40 [D94]</text:p>
          </table:table-cell>
          <table:table-cell/>
          <table:table-cell office:value-type="float" office:value="87.9">
            <text:p>87.9</text:p>
          </table:table-cell>
          <table:table-cell office:value-type="float" office:value="224.9">
            <text:p>224.9</text:p>
          </table:table-cell>
          <table:table-cell office:value-type="float" office:value="145">
            <text:p>145</text:p>
          </table:table-cell>
          <table:table-cell office:value-type="float" office:value="418.2">
            <text:p>418.2</text:p>
          </table:table-cell>
          <table:table-cell office:value-type="float" office:value="867.761377698155">
            <text:p>867.76</text:p>
          </table:table-cell>
          <table:table-cell office:value-type="float" office:value="1601.87064180074">
            <text:p>1601.87</text:p>
          </table:table-cell>
          <table:table-cell office:value-type="float" office:value="2939.20420066744">
            <text:p>2939.2</text:p>
          </table:table-cell>
          <table:table-cell office:value-type="float" office:value="4191.02197878309">
            <text:p>4191.02</text:p>
          </table:table-cell>
          <table:table-cell office:value-type="float" office:value="5613.87131840084">
            <text:p>5613.87</text:p>
          </table:table-cell>
          <table:table-cell office:value-type="float" office:value="8478.81739548372">
            <text:p>8478.82</text:p>
          </table:table-cell>
          <table:table-cell office:value-type="float" office:value="11477.8074740192">
            <text:p>11477.81</text:p>
          </table:table-cell>
          <table:table-cell table:number-columns-repeated="9"/>
          <table:table-cell office:value-type="string">
            <text:p>D94</text:p>
          </table:table-cell>
          <table:table-cell office:value-type="string">
            <text:p>DC9</text:p>
          </table:table-cell>
          <table:table-cell table:style-name="ce6" office:value-type="string">
            <text:p>Douglas DC-9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ouglas DC-9-50 [D95]</text:p>
          </table:table-cell>
          <table:table-cell/>
          <table:table-cell office:value-type="float" office:value="87.9">
            <text:p>87.9</text:p>
          </table:table-cell>
          <table:table-cell office:value-type="float" office:value="224.9">
            <text:p>224.9</text:p>
          </table:table-cell>
          <table:table-cell office:value-type="float" office:value="145">
            <text:p>145</text:p>
          </table:table-cell>
          <table:table-cell office:value-type="float" office:value="418.2">
            <text:p>418.2</text:p>
          </table:table-cell>
          <table:table-cell office:value-type="float" office:value="867.761377698155">
            <text:p>867.76</text:p>
          </table:table-cell>
          <table:table-cell office:value-type="float" office:value="1601.87064180074">
            <text:p>1601.87</text:p>
          </table:table-cell>
          <table:table-cell office:value-type="float" office:value="2939.20420066744">
            <text:p>2939.2</text:p>
          </table:table-cell>
          <table:table-cell office:value-type="float" office:value="4191.02197878309">
            <text:p>4191.02</text:p>
          </table:table-cell>
          <table:table-cell office:value-type="float" office:value="5613.87131840084">
            <text:p>5613.87</text:p>
          </table:table-cell>
          <table:table-cell office:value-type="float" office:value="8478.81739548372">
            <text:p>8478.82</text:p>
          </table:table-cell>
          <table:table-cell office:value-type="float" office:value="11477.8074740192">
            <text:p>11477.81</text:p>
          </table:table-cell>
          <table:table-cell table:number-columns-repeated="9"/>
          <table:table-cell office:value-type="string">
            <text:p>D95</text:p>
          </table:table-cell>
          <table:table-cell office:value-type="string">
            <text:p>DC9</text:p>
          </table:table-cell>
          <table:table-cell table:style-name="ce6" office:value-type="string">
            <text:p>Douglas DC-9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table:style-name="Default" office:value-type="string">
            <text:p>Douglas DC-9 [D98]</text:p>
          </table:table-cell>
          <table:table-cell table:style-name="Default"/>
          <table:table-cell office:value-type="float" office:value="87.9">
            <text:p>87.9</text:p>
          </table:table-cell>
          <table:table-cell office:value-type="float" office:value="224.9">
            <text:p>224.9</text:p>
          </table:table-cell>
          <table:table-cell office:value-type="float" office:value="145">
            <text:p>145</text:p>
          </table:table-cell>
          <table:table-cell office:value-type="float" office:value="418.2">
            <text:p>418.2</text:p>
          </table:table-cell>
          <table:table-cell office:value-type="float" office:value="867.761377698155">
            <text:p>867.76</text:p>
          </table:table-cell>
          <table:table-cell office:value-type="float" office:value="1601.87064180074">
            <text:p>1601.87</text:p>
          </table:table-cell>
          <table:table-cell office:value-type="float" office:value="2939.20420066744">
            <text:p>2939.2</text:p>
          </table:table-cell>
          <table:table-cell office:value-type="float" office:value="4191.02197878309">
            <text:p>4191.02</text:p>
          </table:table-cell>
          <table:table-cell office:value-type="float" office:value="5613.87131840084">
            <text:p>5613.87</text:p>
          </table:table-cell>
          <table:table-cell office:value-type="float" office:value="8478.81739548372">
            <text:p>8478.82</text:p>
          </table:table-cell>
          <table:table-cell office:value-type="float" office:value="11477.8074740192">
            <text:p>11477.81</text:p>
          </table:table-cell>
          <table:table-cell table:number-columns-repeated="9"/>
          <table:table-cell office:value-type="string">
            <text:p>D98</text:p>
          </table:table-cell>
          <table:table-cell office:value-type="string">
            <text:p>DC9</text:p>
          </table:table-cell>
          <table:table-cell table:style-name="ce6" office:value-type="string">
            <text:p>Douglas DC-9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ouglas DC-9-30/40/50 [D9S]</text:p>
          </table:table-cell>
          <table:table-cell/>
          <table:table-cell office:value-type="float" office:value="87.9">
            <text:p>87.9</text:p>
          </table:table-cell>
          <table:table-cell office:value-type="float" office:value="224.9">
            <text:p>224.9</text:p>
          </table:table-cell>
          <table:table-cell office:value-type="float" office:value="145">
            <text:p>145</text:p>
          </table:table-cell>
          <table:table-cell office:value-type="float" office:value="418.2">
            <text:p>418.2</text:p>
          </table:table-cell>
          <table:table-cell office:value-type="float" office:value="867.761377698155">
            <text:p>867.76</text:p>
          </table:table-cell>
          <table:table-cell office:value-type="float" office:value="1601.87064180074">
            <text:p>1601.87</text:p>
          </table:table-cell>
          <table:table-cell office:value-type="float" office:value="2939.20420066744">
            <text:p>2939.2</text:p>
          </table:table-cell>
          <table:table-cell office:value-type="float" office:value="4191.02197878309">
            <text:p>4191.02</text:p>
          </table:table-cell>
          <table:table-cell office:value-type="float" office:value="5613.87131840084">
            <text:p>5613.87</text:p>
          </table:table-cell>
          <table:table-cell office:value-type="float" office:value="8478.81739548372">
            <text:p>8478.82</text:p>
          </table:table-cell>
          <table:table-cell office:value-type="float" office:value="11477.8074740192">
            <text:p>11477.81</text:p>
          </table:table-cell>
          <table:table-cell table:number-columns-repeated="9"/>
          <table:table-cell office:value-type="string">
            <text:p>D9S</text:p>
          </table:table-cell>
          <table:table-cell table:style-name="ce5" office:value-type="string">
            <text:p>DC9</text:p>
          </table:table-cell>
          <table:table-cell table:style-name="ce6" office:value-type="string">
            <text:p>Douglas DC-9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assault-Breguet Mercure 100 [DAM]</text:p>
          </table:table-cell>
          <table:table-cell/>
          <table:table-cell office:value-type="float" office:value="94.1">
            <text:p>94.1</text:p>
          </table:table-cell>
          <table:table-cell office:value-type="float" office:value="238.3">
            <text:p>238.3</text:p>
          </table:table-cell>
          <table:table-cell office:value-type="float" office:value="153.4">
            <text:p>153.4</text:p>
          </table:table-cell>
          <table:table-cell office:value-type="float" office:value="434">
            <text:p>434</text:p>
          </table:table-cell>
          <table:table-cell office:value-type="float" office:value="880.292387556228">
            <text:p>880.29</text:p>
          </table:table-cell>
          <table:table-cell office:value-type="float" office:value="1575.56684981452">
            <text:p>1575.57</text:p>
          </table:table-cell>
          <table:table-cell office:value-type="float" office:value="2807.38689542554">
            <text:p>2807.39</text:p>
          </table:table-cell>
          <table:table-cell office:value-type="float" office:value="4030.01820954747">
            <text:p>4030.02</text:p>
          </table:table-cell>
          <table:table-cell office:value-type="float" office:value="5271.02698664758">
            <text:p>5271.03</text:p>
          </table:table-cell>
          <table:table-cell office:value-type="float" office:value="7802.08774885707">
            <text:p>7802.09</text:p>
          </table:table-cell>
          <table:table-cell office:value-type="float" office:value="10518.3324774564">
            <text:p>10518.33</text:p>
          </table:table-cell>
          <table:table-cell table:number-columns-repeated="9"/>
          <table:table-cell office:value-type="string">
            <text:p>DAM</text:p>
          </table:table-cell>
          <table:table-cell office:value-type="string">
            <text:p>DA01</text:p>
          </table:table-cell>
          <table:table-cell table:style-name="ce6" office:value-type="string">
            <text:p>Boeing 737-1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ouglas DC-8 [DC8]</text:p>
          </table:table-cell>
          <table:table-cell/>
          <table:table-cell office:value-type="float" office:value="188.2">
            <text:p>188.2</text:p>
          </table:table-cell>
          <table:table-cell office:value-type="float" office:value="476.6">
            <text:p>476.6</text:p>
          </table:table-cell>
          <table:table-cell office:value-type="float" office:value="306.8">
            <text:p>306.8</text:p>
          </table:table-cell>
          <table:table-cell office:value-type="float" office:value="868">
            <text:p>868</text:p>
          </table:table-cell>
          <table:table-cell office:value-type="float" office:value="1760.58477511246">
            <text:p>1760.58</text:p>
          </table:table-cell>
          <table:table-cell office:value-type="float" office:value="3151.13369962904">
            <text:p>3151.13</text:p>
          </table:table-cell>
          <table:table-cell office:value-type="float" office:value="5614.77379085108">
            <text:p>5614.77</text:p>
          </table:table-cell>
          <table:table-cell office:value-type="float" office:value="8060.03641909494">
            <text:p>8060.04</text:p>
          </table:table-cell>
          <table:table-cell office:value-type="float" office:value="10542.0539732952">
            <text:p>10542.05</text:p>
          </table:table-cell>
          <table:table-cell office:value-type="float" office:value="15604.1754977141">
            <text:p>15604.18</text:p>
          </table:table-cell>
          <table:table-cell office:value-type="float" office:value="21036.6649549128">
            <text:p>21036.66</text:p>
          </table:table-cell>
          <table:table-cell table:number-columns-repeated="9"/>
          <table:table-cell table:number-columns-repeated="2" office:value-type="string">
            <text:p>DC8</text:p>
          </table:table-cell>
          <table:table-cell table:style-name="ce6" office:value-type="string">
            <text:p>Boeing 737-100 (x2)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Douglas DC-9 [DC9]</text:p>
          </table:table-cell>
          <table:table-cell/>
          <table:table-cell office:value-type="float" office:value="87.9">
            <text:p>87.9</text:p>
          </table:table-cell>
          <table:table-cell office:value-type="float" office:value="224.9">
            <text:p>224.9</text:p>
          </table:table-cell>
          <table:table-cell office:value-type="float" office:value="145">
            <text:p>145</text:p>
          </table:table-cell>
          <table:table-cell office:value-type="float" office:value="418.2">
            <text:p>418.2</text:p>
          </table:table-cell>
          <table:table-cell office:value-type="float" office:value="867.761377698155">
            <text:p>867.76</text:p>
          </table:table-cell>
          <table:table-cell office:value-type="float" office:value="1601.87064180074">
            <text:p>1601.87</text:p>
          </table:table-cell>
          <table:table-cell office:value-type="float" office:value="2939.20420066744">
            <text:p>2939.2</text:p>
          </table:table-cell>
          <table:table-cell office:value-type="float" office:value="4191.02197878309">
            <text:p>4191.02</text:p>
          </table:table-cell>
          <table:table-cell office:value-type="float" office:value="5613.87131840084">
            <text:p>5613.87</text:p>
          </table:table-cell>
          <table:table-cell office:value-type="float" office:value="8478.81739548372">
            <text:p>8478.82</text:p>
          </table:table-cell>
          <table:table-cell office:value-type="float" office:value="11477.8074740192">
            <text:p>11477.81</text:p>
          </table:table-cell>
          <table:table-cell table:number-columns-repeated="9"/>
          <table:table-cell table:number-columns-repeated="2" office:value-type="string">
            <text:p>DC9</text:p>
          </table:table-cell>
          <table:table-cell table:style-name="ce6" office:value-type="string">
            <text:p>Douglas DC-9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Fokker F28 Fellowship 1000 [F21]</text:p>
          </table:table-cell>
          <table:table-cell/>
          <table:table-cell office:value-type="float" office:value="87.9">
            <text:p>87.9</text:p>
          </table:table-cell>
          <table:table-cell office:value-type="float" office:value="224.9">
            <text:p>224.9</text:p>
          </table:table-cell>
          <table:table-cell office:value-type="float" office:value="145">
            <text:p>145</text:p>
          </table:table-cell>
          <table:table-cell office:value-type="float" office:value="418.2">
            <text:p>418.2</text:p>
          </table:table-cell>
          <table:table-cell office:value-type="float" office:value="867.761377698155">
            <text:p>867.76</text:p>
          </table:table-cell>
          <table:table-cell office:value-type="float" office:value="1601.87064180074">
            <text:p>1601.87</text:p>
          </table:table-cell>
          <table:table-cell office:value-type="float" office:value="2939.20420066744">
            <text:p>2939.2</text:p>
          </table:table-cell>
          <table:table-cell office:value-type="float" office:value="4191.02197878309">
            <text:p>4191.02</text:p>
          </table:table-cell>
          <table:table-cell office:value-type="float" office:value="5613.87131840084">
            <text:p>5613.87</text:p>
          </table:table-cell>
          <table:table-cell office:value-type="float" office:value="8478.81739548372">
            <text:p>8478.82</text:p>
          </table:table-cell>
          <table:table-cell office:value-type="float" office:value="11477.8074740192">
            <text:p>11477.81</text:p>
          </table:table-cell>
          <table:table-cell table:number-columns-repeated="9"/>
          <table:table-cell office:value-type="string">
            <text:p>F21</text:p>
          </table:table-cell>
          <table:table-cell office:value-type="string">
            <text:p>F28</text:p>
          </table:table-cell>
          <table:table-cell table:style-name="ce6" office:value-type="string">
            <text:p>Douglas DC-9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Fokker F28 Fellowship 3000 [F23]</text:p>
          </table:table-cell>
          <table:table-cell/>
          <table:table-cell office:value-type="float" office:value="60.5">
            <text:p>60.5</text:p>
          </table:table-cell>
          <table:table-cell office:value-type="float" office:value="155.6">
            <text:p>155.6</text:p>
          </table:table-cell>
          <table:table-cell office:value-type="float" office:value="106.6">
            <text:p>106.6</text:p>
          </table:table-cell>
          <table:table-cell office:value-type="float" office:value="358.8">
            <text:p>358.8</text:p>
          </table:table-cell>
          <table:table-cell office:value-type="float" office:value="712.281557415962">
            <text:p>712.28</text:p>
          </table:table-cell>
          <table:table-cell office:value-type="float" office:value="1400.84768409756">
            <text:p>1400.85</text:p>
          </table:table-cell>
          <table:table-cell office:value-type="float" office:value="2428.52905541353">
            <text:p>2428.53</text:p>
          </table:table-cell>
          <table:table-cell office:value-type="float" office:value="3513.2104267295">
            <text:p>3513.21</text:p>
          </table:table-cell>
          <table:table-cell office:value-type="float" office:value="4597.89179804547">
            <text:p>4597.89</text:p>
          </table:table-cell>
          <table:table-cell office:value-type="float" office:value="6960.04179898954">
            <text:p>6960.04</text:p>
          </table:table-cell>
          <table:table-cell office:value-type="float" office:value="9478.46236336203">
            <text:p>9478.46</text:p>
          </table:table-cell>
          <table:table-cell table:number-columns-repeated="9"/>
          <table:table-cell office:value-type="string">
            <text:p>F23</text:p>
          </table:table-cell>
          <table:table-cell office:value-type="string">
            <text:p>F28</text:p>
          </table:table-cell>
          <table:table-cell office:value-type="string">
            <text:p>British Aerospace (BAC) One Eleven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Fokker F28 Fellowship 4000 [F24]</text:p>
          </table:table-cell>
          <table:table-cell/>
          <table:table-cell office:value-type="float" office:value="60.5">
            <text:p>60.5</text:p>
          </table:table-cell>
          <table:table-cell office:value-type="float" office:value="155.6">
            <text:p>155.6</text:p>
          </table:table-cell>
          <table:table-cell office:value-type="float" office:value="106.6">
            <text:p>106.6</text:p>
          </table:table-cell>
          <table:table-cell office:value-type="float" office:value="358.8">
            <text:p>358.8</text:p>
          </table:table-cell>
          <table:table-cell office:value-type="float" office:value="712.281557415962">
            <text:p>712.28</text:p>
          </table:table-cell>
          <table:table-cell office:value-type="float" office:value="1400.84768409756">
            <text:p>1400.85</text:p>
          </table:table-cell>
          <table:table-cell office:value-type="float" office:value="2428.52905541353">
            <text:p>2428.53</text:p>
          </table:table-cell>
          <table:table-cell office:value-type="float" office:value="3513.2104267295">
            <text:p>3513.21</text:p>
          </table:table-cell>
          <table:table-cell office:value-type="float" office:value="4597.89179804547">
            <text:p>4597.89</text:p>
          </table:table-cell>
          <table:table-cell office:value-type="float" office:value="6960.04179898954">
            <text:p>6960.04</text:p>
          </table:table-cell>
          <table:table-cell office:value-type="float" office:value="9478.46236336203">
            <text:p>9478.46</text:p>
          </table:table-cell>
          <table:table-cell table:number-columns-repeated="9"/>
          <table:table-cell office:value-type="string">
            <text:p>F24</text:p>
          </table:table-cell>
          <table:table-cell office:value-type="string">
            <text:p>F28</text:p>
          </table:table-cell>
          <table:table-cell office:value-type="string">
            <text:p>British Aerospace (BAC) One Eleven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Fokker F28 Fellowship [F28]</text:p>
          </table:table-cell>
          <table:table-cell office:value-type="float" office:value="65">
            <text:p>65</text:p>
          </table:table-cell>
          <table:table-cell office:value-type="float" office:value="60.8">
            <text:p>60.8</text:p>
          </table:table-cell>
          <table:table-cell office:value-type="float" office:value="155.7">
            <text:p>155.7</text:p>
          </table:table-cell>
          <table:table-cell office:value-type="float" office:value="106.4">
            <text:p>106.4</text:p>
          </table:table-cell>
          <table:table-cell office:value-type="float" office:value="343">
            <text:p>343</text:p>
          </table:table-cell>
          <table:table-cell office:value-type="float" office:value="691.382127409575">
            <text:p>691.38</text:p>
          </table:table-cell>
          <table:table-cell office:value-type="float" office:value="1223.18188374965">
            <text:p>1223.18</text:p>
          </table:table-cell>
          <table:table-cell office:value-type="float" office:value="2318.39145973953">
            <text:p>2318.39</text:p>
          </table:table-cell>
          <table:table-cell office:value-type="float" office:value="3319.66628828521">
            <text:p>3319.67</text:p>
          </table:table-cell>
          <table:table-cell office:value-type="float" office:value="4508.81061171928">
            <text:p>4508.81</text:p>
          </table:table-cell>
          <table:table-cell office:value-type="float" office:value="6652.84581089568">
            <text:p>6652.85</text:p>
          </table:table-cell>
          <table:table-cell table:number-columns-repeated="10"/>
          <table:table-cell table:number-columns-repeated="2" office:value-type="string">
            <text:p>F28</text:p>
          </table:table-cell>
          <table:table-cell table:style-name="ce6" office:value-type="string">
            <text:p>Fokker F-28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Ilyushin IL62 [IL6]</text:p>
          </table:table-cell>
          <table:table-cell/>
          <table:table-cell office:value-type="float" office:value="188.2">
            <text:p>188.2</text:p>
          </table:table-cell>
          <table:table-cell office:value-type="float" office:value="476.6">
            <text:p>476.6</text:p>
          </table:table-cell>
          <table:table-cell office:value-type="float" office:value="306.8">
            <text:p>306.8</text:p>
          </table:table-cell>
          <table:table-cell office:value-type="float" office:value="868">
            <text:p>868</text:p>
          </table:table-cell>
          <table:table-cell office:value-type="float" office:value="1760.58477511246">
            <text:p>1760.58</text:p>
          </table:table-cell>
          <table:table-cell office:value-type="float" office:value="3151.13369962904">
            <text:p>3151.13</text:p>
          </table:table-cell>
          <table:table-cell office:value-type="float" office:value="5614.77379085108">
            <text:p>5614.77</text:p>
          </table:table-cell>
          <table:table-cell office:value-type="float" office:value="8060.03641909494">
            <text:p>8060.04</text:p>
          </table:table-cell>
          <table:table-cell office:value-type="float" office:value="10542.0539732952">
            <text:p>10542.05</text:p>
          </table:table-cell>
          <table:table-cell office:value-type="float" office:value="15604.1754977141">
            <text:p>15604.18</text:p>
          </table:table-cell>
          <table:table-cell office:value-type="float" office:value="21036.6649549128">
            <text:p>21036.66</text:p>
          </table:table-cell>
          <table:table-cell table:number-columns-repeated="9"/>
          <table:table-cell office:value-type="string">
            <text:p>IL6</text:p>
          </table:table-cell>
          <table:table-cell office:value-type="string">
            <text:p>IL62</text:p>
          </table:table-cell>
          <table:table-cell table:style-name="ce6" office:value-type="string">
            <text:p>Boeing 737-100 (x2)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Ilyushin IL76 [IL7]</text:p>
          </table:table-cell>
          <table:table-cell/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string">
            <text:p>IL7</text:p>
          </table:table-cell>
          <table:table-cell office:value-type="string">
            <text:p>IL76</text:p>
          </table:table-cell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Ilyushin IL86 [ILW]</text:p>
          </table:table-cell>
          <table:table-cell/>
          <table:table-cell office:value-type="float" office:value="387.2">
            <text:p>387.2</text:p>
          </table:table-cell>
          <table:table-cell office:value-type="float" office:value="996.1">
            <text:p>996.1</text:p>
          </table:table-cell>
          <table:table-cell office:value-type="float" office:value="625.7">
            <text:p>625.7</text:p>
          </table:table-cell>
          <table:table-cell office:value-type="float" office:value="1404.8">
            <text:p>1404.8</text:p>
          </table:table-cell>
          <table:table-cell office:value-type="float" office:value="3150.96218397407">
            <text:p>3150.96</text:p>
          </table:table-cell>
          <table:table-cell office:value-type="float" office:value="6005.90924573508">
            <text:p>6005.91</text:p>
          </table:table-cell>
          <table:table-cell office:value-type="float" office:value="10894.1640091652">
            <text:p>10894.16</text:p>
          </table:table-cell>
          <table:table-cell office:value-type="float" office:value="15782.4187725953">
            <text:p>15782.42</text:p>
          </table:table-cell>
          <table:table-cell office:value-type="float" office:value="20670.6735360254">
            <text:p>20670.67</text:p>
          </table:table-cell>
          <table:table-cell office:value-type="float" office:value="30756.661817032">
            <text:p>30756.66</text:p>
          </table:table-cell>
          <table:table-cell office:value-type="float" office:value="41005.1095589328">
            <text:p>41005.11</text:p>
          </table:table-cell>
          <table:table-cell office:value-type="float" office:value="51841.296831689">
            <text:p>51841.3</text:p>
          </table:table-cell>
          <table:table-cell office:value-type="float" office:value="63148.4381220376">
            <text:p>63148.44</text:p>
          </table:table-cell>
          <table:table-cell office:value-type="float" office:value="74495.3645285338">
            <text:p>74495.36</text:p>
          </table:table-cell>
          <table:table-cell office:value-type="float" office:value="86948.2326016732">
            <text:p>86948.23</text:p>
          </table:table-cell>
          <table:table-cell office:value-type="float" office:value="99852.0323755315">
            <text:p>99852.03</text:p>
          </table:table-cell>
          <table:table-cell office:value-type="float" office:value="113289.438395495">
            <text:p>113289.44</text:p>
          </table:table-cell>
          <table:table-cell office:value-type="float" office:value="126997.144110913">
            <text:p>126997.14</text:p>
          </table:table-cell>
          <table:table-cell table:number-columns-repeated="2"/>
          <table:table-cell office:value-type="string">
            <text:p>ILW</text:p>
          </table:table-cell>
          <table:table-cell office:value-type="string">
            <text:p>IL86</text:p>
          </table:table-cell>
          <table:table-cell table:style-name="ce6" office:value-type="string">
            <text:p>Boeing 747-100-3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[JET]</text:p>
          </table:table-cell>
          <table:table-cell/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147.3">
            <text:p>147.3</text:p>
          </table:table-cell>
          <table:table-cell office:value-type="float" office:value="367">
            <text:p>367</text:p>
          </table:table-cell>
          <table:table-cell office:value-type="float" office:value="777.742280036996">
            <text:p>777.74</text:p>
          </table:table-cell>
          <table:table-cell office:value-type="float" office:value="1442.57556378219">
            <text:p>1442.58</text:p>
          </table:table-cell>
          <table:table-cell office:value-type="float" office:value="2787.43989396017">
            <text:p>2787.44</text:p>
          </table:table-cell>
          <table:table-cell office:value-type="float" office:value="4134.9369945739">
            <text:p>4134.94</text:p>
          </table:table-cell>
          <table:table-cell office:value-type="float" office:value="5477.16855431613">
            <text:p>5477.17</text:p>
          </table:table-cell>
          <table:table-cell office:value-type="float" office:value="8362.28453798556">
            <text:p>8362.28</text:p>
          </table:table-cell>
          <table:table-cell office:value-type="float" office:value="11342.2422353574">
            <text:p>11342.24</text:p>
          </table:table-cell>
          <table:table-cell table:number-columns-repeated="9"/>
          <table:table-cell office:value-type="string">
            <text:p>JET</text:p>
          </table:table-cell>
          <table:table-cell/>
          <table:table-cell table:style-name="ce6" office:value-type="string">
            <text:p>Boeing 737-4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Lockheed L-1011 Tristar [L10]</text:p>
          </table:table-cell>
          <table:table-cell office:value-type="float" office:value="400">
            <text:p>400</text:p>
          </table:table-cell>
          <table:table-cell office:value-type="float" office:value="283.1">
            <text:p>283.1</text:p>
          </table:table-cell>
          <table:table-cell office:value-type="float" office:value="716.8">
            <text:p>716.8</text:p>
          </table:table-cell>
          <table:table-cell office:value-type="float" office:value="436.5">
            <text:p>436.5</text:p>
          </table:table-cell>
          <table:table-cell office:value-type="float" office:value="944.8">
            <text:p>944.8</text:p>
          </table:table-cell>
          <table:table-cell office:value-type="float" office:value="2346.48821081803">
            <text:p>2346.49</text:p>
          </table:table-cell>
          <table:table-cell office:value-type="float" office:value="4423.19223647921">
            <text:p>4423.19</text:p>
          </table:table-cell>
          <table:table-cell office:value-type="float" office:value="8106.27966089484">
            <text:p>8106.28</text:p>
          </table:table-cell>
          <table:table-cell office:value-type="float" office:value="11789.3670853105">
            <text:p>11789.37</text:p>
          </table:table-cell>
          <table:table-cell office:value-type="float" office:value="15472.4545097261">
            <text:p>15472.45</text:p>
          </table:table-cell>
          <table:table-cell office:value-type="float" office:value="23095.0498377056">
            <text:p>23095.05</text:p>
          </table:table-cell>
          <table:table-cell office:value-type="float" office:value="30837.4020632662">
            <text:p>30837.4</text:p>
          </table:table-cell>
          <table:table-cell office:value-type="float" office:value="39111.1504007236">
            <text:p>39111.15</text:p>
          </table:table-cell>
          <table:table-cell office:value-type="float" office:value="47980.1655153461">
            <text:p>47980.17</text:p>
          </table:table-cell>
          <table:table-cell office:value-type="float" office:value="57071.2126982039">
            <text:p>57071.21</text:p>
          </table:table-cell>
          <table:table-cell office:value-type="float" office:value="66656.7211506324">
            <text:p>66656.72</text:p>
          </table:table-cell>
          <table:table-cell office:value-type="float" office:value="76652.8834123484">
            <text:p>76652.88</text:p>
          </table:table-cell>
          <table:table-cell office:value-type="float" office:value="87016.8141674898">
            <text:p>87016.81</text:p>
          </table:table-cell>
          <table:table-cell table:number-columns-repeated="3"/>
          <table:table-cell office:value-type="string">
            <text:p>L10</text:p>
          </table:table-cell>
          <table:table-cell office:value-type="string">
            <text:p>L101</text:p>
          </table:table-cell>
          <table:table-cell table:style-name="ce6" office:value-type="string">
            <text:p>Douglas DC-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Lockheed L-1011-1/50/100/150/200/250 Tristar [L11]</text:p>
          </table:table-cell>
          <table:table-cell/>
          <table:table-cell office:value-type="float" office:value="283.1">
            <text:p>283.1</text:p>
          </table:table-cell>
          <table:table-cell office:value-type="float" office:value="716.8">
            <text:p>716.8</text:p>
          </table:table-cell>
          <table:table-cell office:value-type="float" office:value="436.5">
            <text:p>436.5</text:p>
          </table:table-cell>
          <table:table-cell office:value-type="float" office:value="944.8">
            <text:p>944.8</text:p>
          </table:table-cell>
          <table:table-cell office:value-type="float" office:value="2346.48821081803">
            <text:p>2346.49</text:p>
          </table:table-cell>
          <table:table-cell office:value-type="float" office:value="4423.19223647921">
            <text:p>4423.19</text:p>
          </table:table-cell>
          <table:table-cell office:value-type="float" office:value="8106.27966089484">
            <text:p>8106.28</text:p>
          </table:table-cell>
          <table:table-cell office:value-type="float" office:value="11789.3670853105">
            <text:p>11789.37</text:p>
          </table:table-cell>
          <table:table-cell office:value-type="float" office:value="15472.4545097261">
            <text:p>15472.45</text:p>
          </table:table-cell>
          <table:table-cell office:value-type="float" office:value="23095.0498377056">
            <text:p>23095.05</text:p>
          </table:table-cell>
          <table:table-cell office:value-type="float" office:value="30837.4020632662">
            <text:p>30837.4</text:p>
          </table:table-cell>
          <table:table-cell office:value-type="float" office:value="39111.1504007236">
            <text:p>39111.15</text:p>
          </table:table-cell>
          <table:table-cell office:value-type="float" office:value="47980.1655153461">
            <text:p>47980.17</text:p>
          </table:table-cell>
          <table:table-cell office:value-type="float" office:value="57071.2126982039">
            <text:p>57071.21</text:p>
          </table:table-cell>
          <table:table-cell office:value-type="float" office:value="66656.7211506324">
            <text:p>66656.72</text:p>
          </table:table-cell>
          <table:table-cell office:value-type="float" office:value="76652.8834123484">
            <text:p>76652.88</text:p>
          </table:table-cell>
          <table:table-cell office:value-type="float" office:value="87016.8141674898">
            <text:p>87016.81</text:p>
          </table:table-cell>
          <table:table-cell table:number-columns-repeated="3"/>
          <table:table-cell office:value-type="string">
            <text:p>L11</text:p>
          </table:table-cell>
          <table:table-cell office:value-type="string">
            <text:p>L101</text:p>
          </table:table-cell>
          <table:table-cell table:style-name="ce6" office:value-type="string">
            <text:p>Douglas DC-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Lockheed L-1011 [L12]</text:p>
          </table:table-cell>
          <table:table-cell/>
          <table:table-cell office:value-type="float" office:value="283.1">
            <text:p>283.1</text:p>
          </table:table-cell>
          <table:table-cell office:value-type="float" office:value="716.8">
            <text:p>716.8</text:p>
          </table:table-cell>
          <table:table-cell office:value-type="float" office:value="436.5">
            <text:p>436.5</text:p>
          </table:table-cell>
          <table:table-cell office:value-type="float" office:value="944.8">
            <text:p>944.8</text:p>
          </table:table-cell>
          <table:table-cell office:value-type="float" office:value="2346.48821081803">
            <text:p>2346.49</text:p>
          </table:table-cell>
          <table:table-cell office:value-type="float" office:value="4423.19223647921">
            <text:p>4423.19</text:p>
          </table:table-cell>
          <table:table-cell office:value-type="float" office:value="8106.27966089484">
            <text:p>8106.28</text:p>
          </table:table-cell>
          <table:table-cell office:value-type="float" office:value="11789.3670853105">
            <text:p>11789.37</text:p>
          </table:table-cell>
          <table:table-cell office:value-type="float" office:value="15472.4545097261">
            <text:p>15472.45</text:p>
          </table:table-cell>
          <table:table-cell office:value-type="float" office:value="23095.0498377056">
            <text:p>23095.05</text:p>
          </table:table-cell>
          <table:table-cell office:value-type="float" office:value="30837.4020632662">
            <text:p>30837.4</text:p>
          </table:table-cell>
          <table:table-cell office:value-type="float" office:value="39111.1504007236">
            <text:p>39111.15</text:p>
          </table:table-cell>
          <table:table-cell office:value-type="float" office:value="47980.1655153461">
            <text:p>47980.17</text:p>
          </table:table-cell>
          <table:table-cell office:value-type="float" office:value="57071.2126982039">
            <text:p>57071.21</text:p>
          </table:table-cell>
          <table:table-cell office:value-type="float" office:value="66656.7211506324">
            <text:p>66656.72</text:p>
          </table:table-cell>
          <table:table-cell office:value-type="float" office:value="76652.8834123484">
            <text:p>76652.88</text:p>
          </table:table-cell>
          <table:table-cell office:value-type="float" office:value="87016.8141674898">
            <text:p>87016.81</text:p>
          </table:table-cell>
          <table:table-cell table:number-columns-repeated="3"/>
          <table:table-cell office:value-type="string">
            <text:p>L12</text:p>
          </table:table-cell>
          <table:table-cell office:value-type="string">
            <text:p>L101</text:p>
          </table:table-cell>
          <table:table-cell table:style-name="ce6" office:value-type="string">
            <text:p>Douglas DC-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Lockheed L-1011-500 Tristar [L15]</text:p>
          </table:table-cell>
          <table:table-cell/>
          <table:table-cell office:value-type="float" office:value="283.1">
            <text:p>283.1</text:p>
          </table:table-cell>
          <table:table-cell office:value-type="float" office:value="716.8">
            <text:p>716.8</text:p>
          </table:table-cell>
          <table:table-cell office:value-type="float" office:value="436.5">
            <text:p>436.5</text:p>
          </table:table-cell>
          <table:table-cell office:value-type="float" office:value="944.8">
            <text:p>944.8</text:p>
          </table:table-cell>
          <table:table-cell office:value-type="float" office:value="2346.48821081803">
            <text:p>2346.49</text:p>
          </table:table-cell>
          <table:table-cell office:value-type="float" office:value="4423.19223647921">
            <text:p>4423.19</text:p>
          </table:table-cell>
          <table:table-cell office:value-type="float" office:value="8106.27966089484">
            <text:p>8106.28</text:p>
          </table:table-cell>
          <table:table-cell office:value-type="float" office:value="11789.3670853105">
            <text:p>11789.37</text:p>
          </table:table-cell>
          <table:table-cell office:value-type="float" office:value="15472.4545097261">
            <text:p>15472.45</text:p>
          </table:table-cell>
          <table:table-cell office:value-type="float" office:value="23095.0498377056">
            <text:p>23095.05</text:p>
          </table:table-cell>
          <table:table-cell office:value-type="float" office:value="30837.4020632662">
            <text:p>30837.4</text:p>
          </table:table-cell>
          <table:table-cell office:value-type="float" office:value="39111.1504007236">
            <text:p>39111.15</text:p>
          </table:table-cell>
          <table:table-cell office:value-type="float" office:value="47980.1655153461">
            <text:p>47980.17</text:p>
          </table:table-cell>
          <table:table-cell office:value-type="float" office:value="57071.2126982039">
            <text:p>57071.21</text:p>
          </table:table-cell>
          <table:table-cell office:value-type="float" office:value="66656.7211506324">
            <text:p>66656.72</text:p>
          </table:table-cell>
          <table:table-cell office:value-type="float" office:value="76652.8834123484">
            <text:p>76652.88</text:p>
          </table:table-cell>
          <table:table-cell office:value-type="float" office:value="87016.8141674898">
            <text:p>87016.81</text:p>
          </table:table-cell>
          <table:table-cell table:number-columns-repeated="3"/>
          <table:table-cell office:value-type="string">
            <text:p>L15</text:p>
          </table:table-cell>
          <table:table-cell office:value-type="string">
            <text:p>L101</text:p>
          </table:table-cell>
          <table:table-cell table:style-name="ce6" office:value-type="string">
            <text:p>Douglas DC-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1">
          <table:table-cell office:value-type="string">
            <text:p>McDonnell Douglas MD11 [M11]</text:p>
          </table:table-cell>
          <table:table-cell office:value-type="float" office:value="323">
            <text:p>323</text:p>
          </table:table-cell>
          <table:table-cell office:value-type="float" office:value="283.1">
            <text:p>283.1</text:p>
          </table:table-cell>
          <table:table-cell office:value-type="float" office:value="716.8">
            <text:p>716.8</text:p>
          </table:table-cell>
          <table:table-cell office:value-type="float" office:value="436.5">
            <text:p>436.5</text:p>
          </table:table-cell>
          <table:table-cell office:value-type="float" office:value="944.8">
            <text:p>944.8</text:p>
          </table:table-cell>
          <table:table-cell office:value-type="float" office:value="2346.48821081803">
            <text:p>2346.49</text:p>
          </table:table-cell>
          <table:table-cell office:value-type="float" office:value="4423.19223647921">
            <text:p>4423.19</text:p>
          </table:table-cell>
          <table:table-cell office:value-type="float" office:value="8106.27966089484">
            <text:p>8106.28</text:p>
          </table:table-cell>
          <table:table-cell office:value-type="float" office:value="11789.3670853105">
            <text:p>11789.37</text:p>
          </table:table-cell>
          <table:table-cell office:value-type="float" office:value="15472.4545097261">
            <text:p>15472.45</text:p>
          </table:table-cell>
          <table:table-cell office:value-type="float" office:value="23095.0498377056">
            <text:p>23095.05</text:p>
          </table:table-cell>
          <table:table-cell office:value-type="float" office:value="30837.4020632662">
            <text:p>30837.4</text:p>
          </table:table-cell>
          <table:table-cell office:value-type="float" office:value="39111.1504007236">
            <text:p>39111.15</text:p>
          </table:table-cell>
          <table:table-cell office:value-type="float" office:value="47980.1655153461">
            <text:p>47980.17</text:p>
          </table:table-cell>
          <table:table-cell office:value-type="float" office:value="57071.2126982039">
            <text:p>57071.21</text:p>
          </table:table-cell>
          <table:table-cell office:value-type="float" office:value="66656.7211506324">
            <text:p>66656.72</text:p>
          </table:table-cell>
          <table:table-cell office:value-type="float" office:value="76652.8834123484">
            <text:p>76652.88</text:p>
          </table:table-cell>
          <table:table-cell office:value-type="float" office:value="87016.8141674898">
            <text:p>87016.81</text:p>
          </table:table-cell>
          <table:table-cell table:number-columns-repeated="3"/>
          <table:table-cell office:value-type="string">
            <text:p>M11</text:p>
          </table:table-cell>
          <table:table-cell office:value-type="string">
            <text:p>MD11</text:p>
          </table:table-cell>
          <table:table-cell table:style-name="ce6" office:value-type="string">
            <text:p>Douglas DC-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McDonnell Douglas MD11 Freighter [M1F]</text:p>
          </table:table-cell>
          <table:table-cell/>
          <table:table-cell office:value-type="float" office:value="283.1">
            <text:p>283.1</text:p>
          </table:table-cell>
          <table:table-cell office:value-type="float" office:value="716.8">
            <text:p>716.8</text:p>
          </table:table-cell>
          <table:table-cell office:value-type="float" office:value="436.5">
            <text:p>436.5</text:p>
          </table:table-cell>
          <table:table-cell office:value-type="float" office:value="944.8">
            <text:p>944.8</text:p>
          </table:table-cell>
          <table:table-cell office:value-type="float" office:value="2346.48821081803">
            <text:p>2346.49</text:p>
          </table:table-cell>
          <table:table-cell office:value-type="float" office:value="4423.19223647921">
            <text:p>4423.19</text:p>
          </table:table-cell>
          <table:table-cell office:value-type="float" office:value="8106.27966089484">
            <text:p>8106.28</text:p>
          </table:table-cell>
          <table:table-cell office:value-type="float" office:value="11789.3670853105">
            <text:p>11789.37</text:p>
          </table:table-cell>
          <table:table-cell office:value-type="float" office:value="15472.4545097261">
            <text:p>15472.45</text:p>
          </table:table-cell>
          <table:table-cell office:value-type="float" office:value="23095.0498377056">
            <text:p>23095.05</text:p>
          </table:table-cell>
          <table:table-cell office:value-type="float" office:value="30837.4020632662">
            <text:p>30837.4</text:p>
          </table:table-cell>
          <table:table-cell office:value-type="float" office:value="39111.1504007236">
            <text:p>39111.15</text:p>
          </table:table-cell>
          <table:table-cell office:value-type="float" office:value="47980.1655153461">
            <text:p>47980.17</text:p>
          </table:table-cell>
          <table:table-cell office:value-type="float" office:value="57071.2126982039">
            <text:p>57071.21</text:p>
          </table:table-cell>
          <table:table-cell office:value-type="float" office:value="66656.7211506324">
            <text:p>66656.72</text:p>
          </table:table-cell>
          <table:table-cell office:value-type="float" office:value="76652.8834123484">
            <text:p>76652.88</text:p>
          </table:table-cell>
          <table:table-cell office:value-type="float" office:value="87016.8141674898">
            <text:p>87016.81</text:p>
          </table:table-cell>
          <table:table-cell table:number-columns-repeated="3"/>
          <table:table-cell office:value-type="string">
            <text:p>M1F</text:p>
          </table:table-cell>
          <table:table-cell office:value-type="string">
            <text:p>MD11</text:p>
          </table:table-cell>
          <table:table-cell table:style-name="ce6" office:value-type="string">
            <text:p>Douglas DC-1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McDonnell Douglas MD80 [M80]</text:p>
          </table:table-cell>
          <table:table-cell/>
          <table:table-cell office:value-type="float" office:value="111.6">
            <text:p>111.6</text:p>
          </table:table-cell>
          <table:table-cell office:value-type="float" office:value="284.4">
            <text:p>284.4</text:p>
          </table:table-cell>
          <table:table-cell office:value-type="float" office:value="183.2">
            <text:p>183.2</text:p>
          </table:table-cell>
          <table:table-cell office:value-type="float" office:value="423.8">
            <text:p>423.8</text:p>
          </table:table-cell>
          <table:table-cell office:value-type="float" office:value="1099.84465653339">
            <text:p>1099.84</text:p>
          </table:table-cell>
          <table:table-cell office:value-type="float" office:value="2107.93703115807">
            <text:p>2107.94</text:p>
          </table:table-cell>
          <table:table-cell office:value-type="float" office:value="3560.86100934602">
            <text:p>3560.86</text:p>
          </table:table-cell>
          <table:table-cell office:value-type="float" office:value="4910.03591009104">
            <text:p>4910.04</text:p>
          </table:table-cell>
          <table:table-cell office:value-type="float" office:value="6466.70896572192">
            <text:p>6466.71</text:p>
          </table:table-cell>
          <table:table-cell office:value-type="float" office:value="9520.26247509058">
            <text:p>9520.26</text:p>
          </table:table-cell>
          <table:table-cell office:value-type="float" office:value="12735.6388796954">
            <text:p>12735.64</text:p>
          </table:table-cell>
          <table:table-cell table:number-columns-repeated="9"/>
          <table:table-cell office:value-type="string">
            <text:p>M80</text:p>
          </table:table-cell>
          <table:table-cell office:value-type="string">
            <text:p>MD80</text:p>
          </table:table-cell>
          <table:table-cell office:value-type="string">
            <text:p>McDonnell Douglas MD82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McDonnell Douglas MD81 [M81]</text:p>
          </table:table-cell>
          <table:table-cell/>
          <table:table-cell office:value-type="float" office:value="111.6">
            <text:p>111.6</text:p>
          </table:table-cell>
          <table:table-cell office:value-type="float" office:value="284.4">
            <text:p>284.4</text:p>
          </table:table-cell>
          <table:table-cell office:value-type="float" office:value="183.2">
            <text:p>183.2</text:p>
          </table:table-cell>
          <table:table-cell office:value-type="float" office:value="423.8">
            <text:p>423.8</text:p>
          </table:table-cell>
          <table:table-cell office:value-type="float" office:value="1099.84465653339">
            <text:p>1099.84</text:p>
          </table:table-cell>
          <table:table-cell office:value-type="float" office:value="2107.93703115807">
            <text:p>2107.94</text:p>
          </table:table-cell>
          <table:table-cell office:value-type="float" office:value="3560.86100934602">
            <text:p>3560.86</text:p>
          </table:table-cell>
          <table:table-cell office:value-type="float" office:value="4910.03591009104">
            <text:p>4910.04</text:p>
          </table:table-cell>
          <table:table-cell office:value-type="float" office:value="6466.70896572192">
            <text:p>6466.71</text:p>
          </table:table-cell>
          <table:table-cell office:value-type="float" office:value="9520.26247509058">
            <text:p>9520.26</text:p>
          </table:table-cell>
          <table:table-cell office:value-type="float" office:value="12735.6388796954">
            <text:p>12735.64</text:p>
          </table:table-cell>
          <table:table-cell table:number-columns-repeated="9"/>
          <table:table-cell office:value-type="string">
            <text:p>M81</text:p>
          </table:table-cell>
          <table:table-cell office:value-type="string">
            <text:p>MD80</text:p>
          </table:table-cell>
          <table:table-cell office:value-type="string">
            <text:p>McDonnell Douglas MD82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McDonnell Douglas MD82 [M82]</text:p>
          </table:table-cell>
          <table:table-cell/>
          <table:table-cell office:value-type="float" office:value="111.6">
            <text:p>111.6</text:p>
          </table:table-cell>
          <table:table-cell office:value-type="float" office:value="284.4">
            <text:p>284.4</text:p>
          </table:table-cell>
          <table:table-cell office:value-type="float" office:value="183.2">
            <text:p>183.2</text:p>
          </table:table-cell>
          <table:table-cell office:value-type="float" office:value="423.8">
            <text:p>423.8</text:p>
          </table:table-cell>
          <table:table-cell office:value-type="float" office:value="1099.84465653339">
            <text:p>1099.84</text:p>
          </table:table-cell>
          <table:table-cell office:value-type="float" office:value="2107.93703115807">
            <text:p>2107.94</text:p>
          </table:table-cell>
          <table:table-cell office:value-type="float" office:value="3560.86100934602">
            <text:p>3560.86</text:p>
          </table:table-cell>
          <table:table-cell office:value-type="float" office:value="4910.03591009104">
            <text:p>4910.04</text:p>
          </table:table-cell>
          <table:table-cell office:value-type="float" office:value="6466.70896572192">
            <text:p>6466.71</text:p>
          </table:table-cell>
          <table:table-cell office:value-type="float" office:value="9520.26247509058">
            <text:p>9520.26</text:p>
          </table:table-cell>
          <table:table-cell office:value-type="float" office:value="12735.6388796954">
            <text:p>12735.64</text:p>
          </table:table-cell>
          <table:table-cell table:number-columns-repeated="9"/>
          <table:table-cell office:value-type="string">
            <text:p>M82</text:p>
          </table:table-cell>
          <table:table-cell office:value-type="string">
            <text:p>MD80</text:p>
          </table:table-cell>
          <table:table-cell office:value-type="string">
            <text:p>McDonnell Douglas MD82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McDonnell Douglas MD83 [M83]</text:p>
          </table:table-cell>
          <table:table-cell/>
          <table:table-cell office:value-type="float" office:value="111.6">
            <text:p>111.6</text:p>
          </table:table-cell>
          <table:table-cell office:value-type="float" office:value="284.4">
            <text:p>284.4</text:p>
          </table:table-cell>
          <table:table-cell office:value-type="float" office:value="183.2">
            <text:p>183.2</text:p>
          </table:table-cell>
          <table:table-cell office:value-type="float" office:value="423.8">
            <text:p>423.8</text:p>
          </table:table-cell>
          <table:table-cell office:value-type="float" office:value="1099.84465653339">
            <text:p>1099.84</text:p>
          </table:table-cell>
          <table:table-cell office:value-type="float" office:value="2107.93703115807">
            <text:p>2107.94</text:p>
          </table:table-cell>
          <table:table-cell office:value-type="float" office:value="3560.86100934602">
            <text:p>3560.86</text:p>
          </table:table-cell>
          <table:table-cell office:value-type="float" office:value="4910.03591009104">
            <text:p>4910.04</text:p>
          </table:table-cell>
          <table:table-cell office:value-type="float" office:value="6466.70896572192">
            <text:p>6466.71</text:p>
          </table:table-cell>
          <table:table-cell office:value-type="float" office:value="9520.26247509058">
            <text:p>9520.26</text:p>
          </table:table-cell>
          <table:table-cell office:value-type="float" office:value="12735.6388796954">
            <text:p>12735.64</text:p>
          </table:table-cell>
          <table:table-cell table:number-columns-repeated="9"/>
          <table:table-cell office:value-type="string">
            <text:p>M83</text:p>
          </table:table-cell>
          <table:table-cell office:value-type="string">
            <text:p>MD80</text:p>
          </table:table-cell>
          <table:table-cell office:value-type="string">
            <text:p>McDonnell Douglas MD82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McDonnell Douglas MD87 [M87]</text:p>
          </table:table-cell>
          <table:table-cell/>
          <table:table-cell office:value-type="float" office:value="111.6">
            <text:p>111.6</text:p>
          </table:table-cell>
          <table:table-cell office:value-type="float" office:value="284.4">
            <text:p>284.4</text:p>
          </table:table-cell>
          <table:table-cell office:value-type="float" office:value="183.2">
            <text:p>183.2</text:p>
          </table:table-cell>
          <table:table-cell office:value-type="float" office:value="423.8">
            <text:p>423.8</text:p>
          </table:table-cell>
          <table:table-cell office:value-type="float" office:value="1099.84465653339">
            <text:p>1099.84</text:p>
          </table:table-cell>
          <table:table-cell office:value-type="float" office:value="2107.93703115807">
            <text:p>2107.94</text:p>
          </table:table-cell>
          <table:table-cell office:value-type="float" office:value="3560.86100934602">
            <text:p>3560.86</text:p>
          </table:table-cell>
          <table:table-cell office:value-type="float" office:value="4910.03591009104">
            <text:p>4910.04</text:p>
          </table:table-cell>
          <table:table-cell office:value-type="float" office:value="6466.70896572192">
            <text:p>6466.71</text:p>
          </table:table-cell>
          <table:table-cell office:value-type="float" office:value="9520.26247509058">
            <text:p>9520.26</text:p>
          </table:table-cell>
          <table:table-cell office:value-type="float" office:value="12735.6388796954">
            <text:p>12735.64</text:p>
          </table:table-cell>
          <table:table-cell table:number-columns-repeated="9"/>
          <table:table-cell office:value-type="string">
            <text:p>M87</text:p>
          </table:table-cell>
          <table:table-cell office:value-type="string">
            <text:p>MD80</text:p>
          </table:table-cell>
          <table:table-cell office:value-type="string">
            <text:p>McDonnell Douglas MD82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McDonnell Douglas MD88 [M88]</text:p>
          </table:table-cell>
          <table:table-cell/>
          <table:table-cell office:value-type="float" office:value="111.6">
            <text:p>111.6</text:p>
          </table:table-cell>
          <table:table-cell office:value-type="float" office:value="284.4">
            <text:p>284.4</text:p>
          </table:table-cell>
          <table:table-cell office:value-type="float" office:value="183.2">
            <text:p>183.2</text:p>
          </table:table-cell>
          <table:table-cell office:value-type="float" office:value="423.8">
            <text:p>423.8</text:p>
          </table:table-cell>
          <table:table-cell office:value-type="float" office:value="1099.84465653339">
            <text:p>1099.84</text:p>
          </table:table-cell>
          <table:table-cell office:value-type="float" office:value="2107.93703115807">
            <text:p>2107.94</text:p>
          </table:table-cell>
          <table:table-cell office:value-type="float" office:value="3560.86100934602">
            <text:p>3560.86</text:p>
          </table:table-cell>
          <table:table-cell office:value-type="float" office:value="4910.03591009104">
            <text:p>4910.04</text:p>
          </table:table-cell>
          <table:table-cell office:value-type="float" office:value="6466.70896572192">
            <text:p>6466.71</text:p>
          </table:table-cell>
          <table:table-cell office:value-type="float" office:value="9520.26247509058">
            <text:p>9520.26</text:p>
          </table:table-cell>
          <table:table-cell office:value-type="float" office:value="12735.6388796954">
            <text:p>12735.64</text:p>
          </table:table-cell>
          <table:table-cell table:number-columns-repeated="9"/>
          <table:table-cell office:value-type="string">
            <text:p>M88</text:p>
          </table:table-cell>
          <table:table-cell office:value-type="string">
            <text:p>MD80</text:p>
          </table:table-cell>
          <table:table-cell office:value-type="string">
            <text:p>McDonnell Douglas MD82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McDonnell Douglas MD90 [M90]</text:p>
          </table:table-cell>
          <table:table-cell/>
          <table:table-cell office:value-type="float" office:value="111.6">
            <text:p>111.6</text:p>
          </table:table-cell>
          <table:table-cell office:value-type="float" office:value="284.4">
            <text:p>284.4</text:p>
          </table:table-cell>
          <table:table-cell office:value-type="float" office:value="183.2">
            <text:p>183.2</text:p>
          </table:table-cell>
          <table:table-cell office:value-type="float" office:value="423.8">
            <text:p>423.8</text:p>
          </table:table-cell>
          <table:table-cell office:value-type="float" office:value="1099.84465653339">
            <text:p>1099.84</text:p>
          </table:table-cell>
          <table:table-cell office:value-type="float" office:value="2107.93703115807">
            <text:p>2107.94</text:p>
          </table:table-cell>
          <table:table-cell office:value-type="float" office:value="3560.86100934602">
            <text:p>3560.86</text:p>
          </table:table-cell>
          <table:table-cell office:value-type="float" office:value="4910.03591009104">
            <text:p>4910.04</text:p>
          </table:table-cell>
          <table:table-cell office:value-type="float" office:value="6466.70896572192">
            <text:p>6466.71</text:p>
          </table:table-cell>
          <table:table-cell office:value-type="float" office:value="9520.26247509058">
            <text:p>9520.26</text:p>
          </table:table-cell>
          <table:table-cell office:value-type="float" office:value="12735.6388796954">
            <text:p>12735.64</text:p>
          </table:table-cell>
          <table:table-cell table:number-columns-repeated="9"/>
          <table:table-cell office:value-type="string">
            <text:p>M90</text:p>
          </table:table-cell>
          <table:table-cell office:value-type="string">
            <text:p>MD90</text:p>
          </table:table-cell>
          <table:table-cell office:value-type="string">
            <text:p>McDonnell Douglas MD82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[TR2]</text:p>
          </table:table-cell>
          <table:table-cell/>
          <table:table-cell office:value-type="float" office:value="144.3">
            <text:p>144.3</text:p>
          </table:table-cell>
          <table:table-cell office:value-type="float" office:value="370.7">
            <text:p>370.7</text:p>
          </table:table-cell>
          <table:table-cell office:value-type="float" office:value="226.3">
            <text:p>226.3</text:p>
          </table:table-cell>
          <table:table-cell office:value-type="float" office:value="511.6">
            <text:p>511.6</text:p>
          </table:table-cell>
          <table:table-cell office:value-type="float" office:value="1169.89462957854">
            <text:p>1169.89</text:p>
          </table:table-cell>
          <table:table-cell office:value-type="float" office:value="2157.17083296235">
            <text:p>2157.17</text:p>
          </table:table-cell>
          <table:table-cell office:value-type="float" office:value="3817.3496842357">
            <text:p>3817.35</text:p>
          </table:table-cell>
          <table:table-cell office:value-type="float" office:value="5471.42539065717">
            <text:p>5471.43</text:p>
          </table:table-cell>
          <table:table-cell office:value-type="float" office:value="7137.70738678242">
            <text:p>7137.71</text:p>
          </table:table-cell>
          <table:table-cell office:value-type="float" office:value="10592.7450900486">
            <text:p>10592.75</text:p>
          </table:table-cell>
          <table:table-cell office:value-type="float" office:value="14154.0217936773">
            <text:p>14154.02</text:p>
          </table:table-cell>
          <table:table-cell office:value-type="float" office:value="17772.8884359729">
            <text:p>17772.89</text:p>
          </table:table-cell>
          <table:table-cell table:number-columns-repeated="8"/>
          <table:table-cell office:value-type="string">
            <text:p>TR2</text:p>
          </table:table-cell>
          <table:table-cell/>
          <table:table-cell table:style-name="ce6" office:value-type="string">
            <text:p>Boeing 757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2">
          <table:table-cell office:value-type="string">
            <text:p>[TRD]</text:p>
          </table:table-cell>
          <table:table-cell/>
          <table:table-cell office:value-type="float" office:value="145.1">
            <text:p>145.1</text:p>
          </table:table-cell>
          <table:table-cell office:value-type="float" office:value="365.9">
            <text:p>365.9</text:p>
          </table:table-cell>
          <table:table-cell office:value-type="float" office:value="236.5">
            <text:p>236.5</text:p>
          </table:table-cell>
          <table:table-cell office:value-type="float" office:value="665.4">
            <text:p>665.4</text:p>
          </table:table-cell>
          <table:table-cell office:value-type="float" office:value="1303.94451249639">
            <text:p>1303.94</text:p>
          </table:table-cell>
          <table:table-cell office:value-type="float" office:value="2341.83131909656">
            <text:p>2341.83</text:p>
          </table:table-cell>
          <table:table-cell office:value-type="float" office:value="4247.32864665025">
            <text:p>4247.33</text:p>
          </table:table-cell>
          <table:table-cell office:value-type="float" office:value="6080.38835034078">
            <text:p>6080.39</text:p>
          </table:table-cell>
          <table:table-cell office:value-type="float" office:value="8058.32330175764">
            <text:p>8058.32</text:p>
          </table:table-cell>
          <table:table-cell office:value-type="float" office:value="12131.4071953673">
            <text:p>12131.41</text:p>
          </table:table-cell>
          <table:table-cell office:value-type="float" office:value="16459.4286506638">
            <text:p>16459.43</text:p>
          </table:table-cell>
          <table:table-cell office:value-type="float" office:value="20825.225037768">
            <text:p>20825.23</text:p>
          </table:table-cell>
          <table:table-cell table:number-columns-repeated="8"/>
          <table:table-cell office:value-type="string">
            <text:p>TRD</text:p>
          </table:table-cell>
          <table:table-cell/>
          <table:table-cell table:style-name="ce2" office:value-type="string">
            <text:p>Boeing 727-100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Tupolev Tu134 [TU3]</text:p>
          </table:table-cell>
          <table:table-cell/>
          <table:table-cell office:value-type="float" office:value="60.8">
            <text:p>60.8</text:p>
          </table:table-cell>
          <table:table-cell office:value-type="float" office:value="155.7">
            <text:p>155.7</text:p>
          </table:table-cell>
          <table:table-cell office:value-type="float" office:value="106.4">
            <text:p>106.4</text:p>
          </table:table-cell>
          <table:table-cell office:value-type="float" office:value="343">
            <text:p>343</text:p>
          </table:table-cell>
          <table:table-cell office:value-type="float" office:value="691.382127409575">
            <text:p>691.38</text:p>
          </table:table-cell>
          <table:table-cell office:value-type="float" office:value="1223.18188374965">
            <text:p>1223.18</text:p>
          </table:table-cell>
          <table:table-cell office:value-type="float" office:value="2318.39145973953">
            <text:p>2318.39</text:p>
          </table:table-cell>
          <table:table-cell office:value-type="float" office:value="3319.66628828521">
            <text:p>3319.67</text:p>
          </table:table-cell>
          <table:table-cell office:value-type="float" office:value="4508.81061171928">
            <text:p>4508.81</text:p>
          </table:table-cell>
          <table:table-cell office:value-type="float" office:value="6652.84581089568">
            <text:p>6652.85</text:p>
          </table:table-cell>
          <table:table-cell table:number-columns-repeated="10"/>
          <table:table-cell office:value-type="string">
            <text:p>TU3</text:p>
          </table:table-cell>
          <table:table-cell office:value-type="string">
            <text:p>T134</text:p>
          </table:table-cell>
          <table:table-cell office:value-type="string">
            <text:p>Fokker F28 Fellowship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Tupolev Tu154 [TU5]</text:p>
          </table:table-cell>
          <table:table-cell/>
          <table:table-cell office:value-type="float" office:value="145.1">
            <text:p>145.1</text:p>
          </table:table-cell>
          <table:table-cell office:value-type="float" office:value="365.9">
            <text:p>365.9</text:p>
          </table:table-cell>
          <table:table-cell office:value-type="float" office:value="236.5">
            <text:p>236.5</text:p>
          </table:table-cell>
          <table:table-cell office:value-type="float" office:value="665.4">
            <text:p>665.4</text:p>
          </table:table-cell>
          <table:table-cell office:value-type="float" office:value="1303.94451249639">
            <text:p>1303.94</text:p>
          </table:table-cell>
          <table:table-cell office:value-type="float" office:value="2341.83131909656">
            <text:p>2341.83</text:p>
          </table:table-cell>
          <table:table-cell office:value-type="float" office:value="4247.32864665025">
            <text:p>4247.33</text:p>
          </table:table-cell>
          <table:table-cell office:value-type="float" office:value="6080.38835034078">
            <text:p>6080.39</text:p>
          </table:table-cell>
          <table:table-cell office:value-type="float" office:value="8058.32330175764">
            <text:p>8058.32</text:p>
          </table:table-cell>
          <table:table-cell office:value-type="float" office:value="12131.4071953673">
            <text:p>12131.41</text:p>
          </table:table-cell>
          <table:table-cell office:value-type="float" office:value="16459.4286506638">
            <text:p>16459.43</text:p>
          </table:table-cell>
          <table:table-cell office:value-type="float" office:value="20825.225037768">
            <text:p>20825.23</text:p>
          </table:table-cell>
          <table:table-cell table:number-columns-repeated="8"/>
          <table:table-cell office:value-type="string">
            <text:p>TU5</text:p>
          </table:table-cell>
          <table:table-cell office:value-type="string">
            <text:p>T154</text:p>
          </table:table-cell>
          <table:table-cell table:style-name="ce6" office:value-type="string">
            <text:p>Boeing 727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[VCX]</text:p>
          </table:table-cell>
          <table:table-cell/>
          <table:table-cell office:value-type="float" office:value="188.2">
            <text:p>188.2</text:p>
          </table:table-cell>
          <table:table-cell office:value-type="float" office:value="476.6">
            <text:p>476.6</text:p>
          </table:table-cell>
          <table:table-cell office:value-type="float" office:value="306.8">
            <text:p>306.8</text:p>
          </table:table-cell>
          <table:table-cell office:value-type="float" office:value="868">
            <text:p>868</text:p>
          </table:table-cell>
          <table:table-cell office:value-type="float" office:value="1760.58477511246">
            <text:p>1760.58</text:p>
          </table:table-cell>
          <table:table-cell office:value-type="float" office:value="3151.13369962904">
            <text:p>3151.13</text:p>
          </table:table-cell>
          <table:table-cell office:value-type="float" office:value="5614.77379085108">
            <text:p>5614.77</text:p>
          </table:table-cell>
          <table:table-cell office:value-type="float" office:value="8060.03641909494">
            <text:p>8060.04</text:p>
          </table:table-cell>
          <table:table-cell office:value-type="float" office:value="10542.0539732952">
            <text:p>10542.05</text:p>
          </table:table-cell>
          <table:table-cell office:value-type="float" office:value="15604.1754977141">
            <text:p>15604.18</text:p>
          </table:table-cell>
          <table:table-cell office:value-type="float" office:value="21036.6649549128">
            <text:p>21036.66</text:p>
          </table:table-cell>
          <table:table-cell table:number-columns-repeated="9"/>
          <table:table-cell office:value-type="string">
            <text:p>VCX</text:p>
          </table:table-cell>
          <table:table-cell/>
          <table:table-cell table:style-name="ce6" office:value-type="string">
            <text:p>Boeing 737-100 (x2)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Yakovlev Yak 42 [YK2]</text:p>
          </table:table-cell>
          <table:table-cell/>
          <table:table-cell office:value-type="float" office:value="87.9">
            <text:p>87.9</text:p>
          </table:table-cell>
          <table:table-cell office:value-type="float" office:value="224.9">
            <text:p>224.9</text:p>
          </table:table-cell>
          <table:table-cell office:value-type="float" office:value="145">
            <text:p>145</text:p>
          </table:table-cell>
          <table:table-cell office:value-type="float" office:value="418.2">
            <text:p>418.2</text:p>
          </table:table-cell>
          <table:table-cell office:value-type="float" office:value="867.761377698155">
            <text:p>867.76</text:p>
          </table:table-cell>
          <table:table-cell office:value-type="float" office:value="1601.87064180074">
            <text:p>1601.87</text:p>
          </table:table-cell>
          <table:table-cell office:value-type="float" office:value="2939.20420066744">
            <text:p>2939.2</text:p>
          </table:table-cell>
          <table:table-cell office:value-type="float" office:value="4191.02197878309">
            <text:p>4191.02</text:p>
          </table:table-cell>
          <table:table-cell office:value-type="float" office:value="5613.87131840084">
            <text:p>5613.87</text:p>
          </table:table-cell>
          <table:table-cell office:value-type="float" office:value="8478.81739548372">
            <text:p>8478.82</text:p>
          </table:table-cell>
          <table:table-cell office:value-type="float" office:value="11477.8074740192">
            <text:p>11477.81</text:p>
          </table:table-cell>
          <table:table-cell table:number-columns-repeated="9"/>
          <table:table-cell office:value-type="string">
            <text:p>YK2</text:p>
          </table:table-cell>
          <table:table-cell office:value-type="string">
            <text:p>YK42</text:p>
          </table:table-cell>
          <table:table-cell table:style-name="ce6" office:value-type="string">
            <text:p>McDonnell Douglas DC9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>
          <table:table-cell office:value-type="string">
            <text:p>Yakovlev Yak 40 [YK4]</text:p>
          </table:table-cell>
          <table:table-cell/>
          <table:table-cell office:value-type="float" office:value="60.5">
            <text:p>60.5</text:p>
          </table:table-cell>
          <table:table-cell office:value-type="float" office:value="155.6">
            <text:p>155.6</text:p>
          </table:table-cell>
          <table:table-cell office:value-type="float" office:value="106.6">
            <text:p>106.6</text:p>
          </table:table-cell>
          <table:table-cell office:value-type="float" office:value="358.8">
            <text:p>358.8</text:p>
          </table:table-cell>
          <table:table-cell office:value-type="float" office:value="712.281557415962">
            <text:p>712.28</text:p>
          </table:table-cell>
          <table:table-cell office:value-type="float" office:value="1400.84768409756">
            <text:p>1400.85</text:p>
          </table:table-cell>
          <table:table-cell office:value-type="float" office:value="2428.52905541353">
            <text:p>2428.53</text:p>
          </table:table-cell>
          <table:table-cell office:value-type="float" office:value="3513.2104267295">
            <text:p>3513.21</text:p>
          </table:table-cell>
          <table:table-cell office:value-type="float" office:value="4597.89179804547">
            <text:p>4597.89</text:p>
          </table:table-cell>
          <table:table-cell office:value-type="float" office:value="6960.04179898954">
            <text:p>6960.04</text:p>
          </table:table-cell>
          <table:table-cell office:value-type="float" office:value="9478.46236336203">
            <text:p>9478.46</text:p>
          </table:table-cell>
          <table:table-cell table:number-columns-repeated="9"/>
          <table:table-cell office:value-type="string">
            <text:p>YK4</text:p>
          </table:table-cell>
          <table:table-cell office:value-type="string">
            <text:p>YK40</text:p>
          </table:table-cell>
          <table:table-cell office:value-type="string">
            <text:p>British Aerospace (BAC) One Eleven</text:p>
          </table:table-cell>
          <table:table-cell/>
          <table:table-cell office:value-type="string">
            <text:p>http://www.eea.europa.eu/publications/EMEPCORINAIR5/page017.html</text:p>
          </table:table-cell>
          <table:table-cell table:number-columns-repeated="224"/>
        </table:table-row>
        <table:table-row table:style-name="ro4" table:number-rows-repeated="317">
          <table:table-cell table:number-columns-repeated="24"/>
          <table:table-cell table:style-name="ce6"/>
          <table:table-cell table:number-columns-repeated="226"/>
        </table:table-row>
        <table:table-row table:style-name="ro4" table:number-rows-repeated="65100">
          <table:table-cell table:number-columns-repeated="251"/>
        </table:table-row>
        <table:table-row table:style-name="ro4">
          <table:table-cell table:number-columns-repeated="251"/>
        </table:table-row>
      </table:table>
      <table:table table:name="Sheet2" table:style-name="ta1" table:print="false">
        <table:table-column table:style-name="co1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0" number:min-integer-digits="1" number:grouping="true"/>
      <number:text> </number:text>
    </number:number-style>
    <number:number-style style:name="N132P1" style:volatile="true">
      <number:text>-£</number:text>
      <number:number number:decimal-places="0" number:min-integer-digits="1" number:grouping="true"/>
      <number:text> </number:text>
    </number:number-style>
    <number:number-style style:name="N132P2" style:volatile="true">
      <number:text> £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number number:decimal-places="2" number:min-integer-digits="1" number:grouping="true"/>
      <number:text> </number:text>
    </number:number-style>
    <number:number-style style:name="N136P1" style:volatile="true">
      <number:text>-£</number:text>
      <number:number number:decimal-places="2" number:min-integer-digits="1" number:grouping="true"/>
      <number:text> </number:text>
    </number:number-style>
    <number:number-style style:name="N136P2" style:volatile="true">
      <number:text> £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integer-digits="1"/>
      <number:text> </number:text>
    </number:number-style>
    <number:number-style style:name="N138">
      <number:number number:decimal-places="1" number:min-integer-digits="1"/>
      <number:text> </number:text>
    </number:number-style>
    <number:number-style style:name="N139">
      <number:number number:decimal-places="3" number:min-integer-digits="1"/>
      <number:text> </number:text>
    </number:number-style>
    <number:number-style style:name="N140">
      <number:number number:decimal-places="2" number:min-integer-digits="1"/>
      <number:text> </number:text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0" number:min-integer-digits="1" number:grouping="true"/>
    </number:number-style>
    <number:number-style style:name="N143">
      <style:text-properties fo:color="#ff0000"/>
      <number:text>-£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2" number:min-integer-digits="1" number:grouping="true"/>
    </number:number-style>
    <number:number-style style:name="N146">
      <style:text-properties fo:color="#ff0000"/>
      <number:text>-£</number:text>
      <number:number number:decimal-places="2" number:min-integer-digits="1" number:grouping="true"/>
      <style:map style:condition="value()&gt;=0" style:apply-style-name="N146P0"/>
    </number:number-style>
    <number:number-style style:name="N148P0" style:volatile="true">
      <number:number number:decimal-places="0" number:min-integer-digits="1" number:grouping="true"/>
      <number:text> kr</number:text>
    </number:number-style>
    <number:number-style style:name="N148">
      <number:text>-</number:text>
      <number:number number:decimal-places="0" number:min-integer-digits="1" number:grouping="true"/>
      <number:text> kr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kr</number:text>
    </number:number-style>
    <number:number-style style:name="N14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49P0"/>
    </number:number-style>
    <number:number-style style:name="N151P0" style:volatile="true">
      <number:number number:decimal-places="2" number:min-integer-digits="1" number:grouping="true"/>
      <number:text> kr</number:text>
    </number:number-style>
    <number:number-style style:name="N151">
      <number:text>-</number:text>
      <number:number number:decimal-places="2" number:min-integer-digits="1" number:grouping="true"/>
      <number:text> kr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kr</number:text>
    </number:number-style>
    <number:number-style style:name="N152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52P0"/>
    </number:number-style>
    <number:number-style style:name="N156P0" style:volatile="true">
      <number:number number:decimal-places="0" number:min-integer-digits="1" number:grouping="true"/>
      <number:text> kr </number:text>
    </number:number-style>
    <number:number-style style:name="N156P1" style:volatile="true">
      <number:text>-</number:text>
      <number:number number:decimal-places="0" number:min-integer-digits="1" number:grouping="true"/>
      <number:text> kr </number:text>
    </number:number-style>
    <number:number-style style:name="N156P2" style:volatile="true">
      <number:text> - k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0" number:min-integer-digits="1" number:grouping="true"/>
      <number:text>     </number:text>
    </number:number-style>
    <number:number-style style:name="N160P1" style:volatile="true">
      <number:text>-</number:text>
      <number:number number:decimal-places="0" number:min-integer-digits="1" number:grouping="true"/>
      <number:text>     </number:text>
    </number:number-style>
    <number:number-style style:name="N160P2" style:volatile="true">
      <number:text> -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kr </number:text>
    </number:number-style>
    <number:number-style style:name="N164P1" style:volatile="true">
      <number:text>-</number:text>
      <number:number number:decimal-places="2" number:min-integer-digits="1" number:grouping="true"/>
      <number:text> kr </number:text>
    </number:number-style>
    <number:number-style style:name="N164P2" style:volatile="true">
      <number:text> -</number:text>
      <number:number number:decimal-places="0" number:min-integer-digits="0"/>
      <number:text> kr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number:min-integer-digits="1" number:grouping="true"/>
      <number:text>     </number:text>
    </number:number-style>
    <number:number-style style:name="N168P1" style:volatile="true">
      <number:text>-</number:text>
      <number:number number:decimal-places="2" number:min-integer-digits="1" number:grouping="true"/>
      <number:text>     </number:text>
    </number:number-style>
    <number:number-style style:name="N168P2" style:volatile="true">
      <number:text> -</number:text>
      <number:number number:decimal-places="0" number:min-integer-digits="0"/>
      <number:text>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5">06/25/2009</text:date>, <text:time>16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6-22T10:45:15</meta:creation-date>
    <dc:date>2009-06-25T16:56:55</dc:date>
    <meta:editing-cycles>12</meta:editing-cycles>
    <meta:editing-duration>PT5H48M24S</meta:editing-duration>
    <meta:user-defined meta:name="Info 1"/>
    <meta:user-defined meta:name="Info 2"/>
    <meta:user-defined meta:name="Info 3"/>
    <meta:user-defined meta:name="Info 4"/>
    <meta:document-statistic meta:table-count="3" meta:cell-count="2215"/>
  </office:meta>
</office:document-meta>
</file>